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3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vertical-align="automatic"/>
      <style:text-properties style:font-name="Arial"/>
    </style:style>
    <style:style style:name="ce2" style:family="table-cell" style:parent-style-name="Default">
      <style:table-cell-properties style:text-align-source="value-type" style:repeat-content="false" fo:wrap-option="no-wrap" fo:border="0.0008in solid #000000" style:vertical-align="automatic"/>
      <style:text-properties style:font-name="Arial"/>
    </style:style>
    <style:style style:name="ce3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style:vertical-align="automatic"/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5"/>
        <table:table-column table:style-name="co1" table:number-columns-repeated="1003" table:default-cell-style-name="ce1"/>
        <table:table-row table:style-name="ro2">
          <table:table-cell/>
          <table:table-cell table:style-name="ce2" table:number-columns-repeated="2"/>
          <table:table-cell office:value-type="string">
            <text:p>SWP Group Id</text:p>
          </table:table-cell>
          <table:table-cell/>
          <table:table-cell office:value-type="string">
            <text:p>CDC Group</text:p>
          </table:table-cell>
          <table:table-cell office:value-type="string">
            <text:p>CVX</text:p>
          </table:table-cell>
          <table:table-cell/>
          <table:table-cell office:value-type="string">
            <text:p>SWP Group</text:p>
          </table:table-cell>
          <table:table-cell/>
          <table:table-cell table:number-columns-repeated="6"/>
          <table:table-cell table:number-columns-repeated="2" office:value-type="string">
            <text:p>CVX</text:p>
          </table:table-cell>
          <table:table-cell table:style-name="ce4" office:value-type="string">
            <text:p>Vaccine Name</text:p>
          </table:table-cell>
          <table:table-cell table:style-name="ce4" office:value-type="string">
            <text:p>IFM GroupID</text:p>
          </table:table-cell>
          <table:table-cell/>
          <table:table-cell table:number-columns-repeated="1003"/>
        </table:table-row>
        <table:table-row table:style-name="ro1">
          <table:table-cell/>
          <table:table-cell table:style-name="ce2" table:formula="of:=ROW()" office:value-type="float" office:value="2">
            <text:p>2</text:p>
          </table:table-cell>
          <table:table-cell table:style-name="ce2" office:value-type="string">
            <text:p>ADENO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DTAP</text:p>
          </table:table-cell>
          <table:table-cell table:formula="of:=VLOOKUP([.F2];[.B$2:.D$36];3)" office:value-type="float" office:value="7">
            <text:p>7</text:p>
          </table:table-cell>
          <table:table-cell table:formula="of:=IF([.G2]=[.G1];[.J1]&amp;&quot;, &quot;;&quot;&quot;)&amp;CHAR(34)&amp;[.I2]&amp;CHAR(34)" office:value-type="string" office:string-value="&quot;7&quot;">
            <text:p>"7"</text:p>
          </table:table-cell>
          <table:table-cell table:formula="of:=IF(AND([.G2]&lt;&gt;[.G3];[.I2]&lt;&gt;&quot;&quot;);&quot;groupMapping.put(&quot;&amp;CHAR(34)&amp;[.G2]&amp;CHAR(34)&amp;&quot;, new String[] {&quot;&amp;[.J2]&amp;&quot;});&quot;; &quot;&quot;)" office:value-type="string" office:string-value="groupMapping.put(&quot;01&quot;, new String[] {&quot;7&quot;});">
            <text:p>groupMapping.put("01", new String[] {"7"});</text:p>
          </table:table-cell>
          <table:table-cell table:number-columns-repeated="5"/>
          <table:table-cell table:style-name="ce3" office:value-type="float" office:value="1">
            <text:p>1</text:p>
          </table:table-cell>
          <table:table-cell table:formula="of:=IF([.Q2]&lt;10;&quot;0&quot;&amp;[.Q2];&quot;&quot;&amp;[.Q2])" office:value-type="string" office:string-value="01">
            <text:p>01</text:p>
          </table:table-cell>
          <table:table-cell table:style-name="ce3" office:value-type="string">
            <text:p>DTAP</text:p>
          </table:table-cell>
          <table:table-cell table:style-name="ce3" office:value-type="float" office:value="7">
            <text:p>7</text:p>
          </table:table-cell>
          <table:table-cell table:style-name="ce1" table:formula="of:=IF([.R2]=[.R1];[.U1]&amp;&quot;, &quot;;&quot;&quot;)&amp;CHAR(34)&amp;[.T2]&amp;CHAR(34)" office:value-type="string" office:string-value="&quot;7&quot;">
            <text:p>"7"</text:p>
          </table:table-cell>
          <table:table-cell table:formula="of:=IF(AND([.R2]&lt;&gt;[.R3];[.T2]&lt;&gt;&quot;&quot;);&quot;groupMapping.put(&quot;&amp;CHAR(34)&amp;[.R2]&amp;CHAR(34)&amp;&quot;, new String[] {&quot;&amp;[.U2]&amp;&quot;});&quot;; &quot;&quot;)" office:value-type="string" office:string-value="groupMapping.put(&quot;01&quot;, new String[] {&quot;7&quot;});">
            <text:p>groupMapping.put("01", new String[] {"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">
            <text:p>3</text:p>
          </table:table-cell>
          <table:table-cell table:style-name="ce2" office:value-type="string">
            <text:p>ANTHRAX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POLIO</text:p>
          </table:table-cell>
          <table:table-cell table:formula="of:=VLOOKUP([.F3];[.B$2:.D$36];3)" office:value-type="float" office:value="20">
            <text:p>20</text:p>
          </table:table-cell>
          <table:table-cell table:formula="of:=IF([.G3]=[.G2];[.J2]&amp;&quot;, &quot;;&quot;&quot;)&amp;CHAR(34)&amp;[.I3]&amp;CHAR(34)" office:value-type="string" office:string-value="&quot;20&quot;">
            <text:p>"20"</text:p>
          </table:table-cell>
          <table:table-cell table:formula="of:=IF(AND([.G3]&lt;&gt;[.G4];[.I3]&lt;&gt;&quot;&quot;);&quot;groupMapping.put(&quot;&amp;CHAR(34)&amp;[.G3]&amp;CHAR(34)&amp;&quot;, new String[] {&quot;&amp;[.J3]&amp;&quot;});&quot;; &quot;&quot;)" office:value-type="string" office:string-value="groupMapping.put(&quot;02&quot;, new String[] {&quot;20&quot;});">
            <text:p>groupMapping.put("02", new String[] {"20"});</text:p>
          </table:table-cell>
          <table:table-cell table:number-columns-repeated="5"/>
          <table:table-cell table:style-name="ce3" office:value-type="float" office:value="2">
            <text:p>2</text:p>
          </table:table-cell>
          <table:table-cell table:formula="of:=IF([.Q3]&lt;10;&quot;0&quot;&amp;[.Q3];&quot;&quot;&amp;[.Q3])" office:value-type="string" office:string-value="02">
            <text:p>02</text:p>
          </table:table-cell>
          <table:table-cell table:style-name="ce3" office:value-type="string">
            <text:p>POL</text:p>
          </table:table-cell>
          <table:table-cell table:style-name="ce3" office:value-type="float" office:value="20">
            <text:p>20</text:p>
          </table:table-cell>
          <table:table-cell table:style-name="ce1" table:formula="of:=IF([.R3]=[.R2];[.U2]&amp;&quot;, &quot;;&quot;&quot;)&amp;CHAR(34)&amp;[.T3]&amp;CHAR(34)" office:value-type="string" office:string-value="&quot;20&quot;">
            <text:p>"20"</text:p>
          </table:table-cell>
          <table:table-cell table:formula="of:=IF(AND([.R3]&lt;&gt;[.R4];[.T3]&lt;&gt;&quot;&quot;);&quot;groupMapping.put(&quot;&amp;CHAR(34)&amp;[.R3]&amp;CHAR(34)&amp;&quot;, new String[] {&quot;&amp;[.U3]&amp;&quot;});&quot;; &quot;&quot;)" office:value-type="string" office:string-value="groupMapping.put(&quot;02&quot;, new String[] {&quot;20&quot;});">
            <text:p>groupMapping.put("02", new String[] {"20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4">
            <text:p>4</text:p>
          </table:table-cell>
          <table:table-cell table:style-name="ce2" office:value-type="string">
            <text:p>BCG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MMR</text:p>
          </table:table-cell>
          <table:table-cell table:formula="of:=VLOOKUP([.F4];[.B$2:.D$36];3)" office:value-type="float" office:value="17">
            <text:p>17</text:p>
          </table:table-cell>
          <table:table-cell table:formula="of:=IF([.G4]=[.G3];[.J3]&amp;&quot;, &quot;;&quot;&quot;)&amp;CHAR(34)&amp;[.I4]&amp;CHAR(34)" office:value-type="string" office:string-value="&quot;17&quot;">
            <text:p>"17"</text:p>
          </table:table-cell>
          <table:table-cell table:formula="of:=IF(AND([.G4]&lt;&gt;[.G5];[.I4]&lt;&gt;&quot;&quot;);&quot;groupMapping.put(&quot;&amp;CHAR(34)&amp;[.G4]&amp;CHAR(34)&amp;&quot;, new String[] {&quot;&amp;[.J4]&amp;&quot;});&quot;; &quot;&quot;)" office:value-type="string" office:string-value="groupMapping.put(&quot;03&quot;, new String[] {&quot;17&quot;});">
            <text:p>groupMapping.put("03", new String[] {"17"});</text:p>
          </table:table-cell>
          <table:table-cell table:number-columns-repeated="5"/>
          <table:table-cell table:style-name="ce3" office:value-type="float" office:value="3">
            <text:p>3</text:p>
          </table:table-cell>
          <table:table-cell table:formula="of:=IF([.Q4]&lt;10;&quot;0&quot;&amp;[.Q4];&quot;&quot;&amp;[.Q4])" office:value-type="string" office:string-value="03">
            <text:p>03</text:p>
          </table:table-cell>
          <table:table-cell table:style-name="ce3" office:value-type="string">
            <text:p>MMR</text:p>
          </table:table-cell>
          <table:table-cell table:style-name="ce3" office:value-type="float" office:value="17">
            <text:p>17</text:p>
          </table:table-cell>
          <table:table-cell table:style-name="ce1" table:formula="of:=IF([.R4]=[.R3];[.U3]&amp;&quot;, &quot;;&quot;&quot;)&amp;CHAR(34)&amp;[.T4]&amp;CHAR(34)" office:value-type="string" office:string-value="&quot;17&quot;">
            <text:p>"17"</text:p>
          </table:table-cell>
          <table:table-cell table:formula="of:=IF(AND([.R4]&lt;&gt;[.R5];[.T4]&lt;&gt;&quot;&quot;);&quot;groupMapping.put(&quot;&amp;CHAR(34)&amp;[.R4]&amp;CHAR(34)&amp;&quot;, new String[] {&quot;&amp;[.U4]&amp;&quot;});&quot;; &quot;&quot;)" office:value-type="string" office:string-value="groupMapping.put(&quot;03&quot;, new String[] {&quot;17&quot;});">
            <text:p>groupMapping.put("03", new String[] {"1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5">
            <text:p>5</text:p>
          </table:table-cell>
          <table:table-cell table:style-name="ce2" office:value-type="string">
            <text:p>cholera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MEASLES</text:p>
          </table:table-cell>
          <table:table-cell table:formula="of:=VLOOKUP([.F5];[.B$2:.D$36];3)" office:value-type="float" office:value="17">
            <text:p>17</text:p>
          </table:table-cell>
          <table:table-cell table:formula="of:=IF([.G5]=[.G4];[.J4]&amp;&quot;, &quot;;&quot;&quot;)&amp;CHAR(34)&amp;[.I5]&amp;CHAR(34)" office:value-type="string" office:string-value="&quot;17&quot;">
            <text:p>"17"</text:p>
          </table:table-cell>
          <table:table-cell table:formula="of:=IF(AND([.G5]&lt;&gt;[.G6];[.I5]&lt;&gt;&quot;&quot;);&quot;groupMapping.put(&quot;&amp;CHAR(34)&amp;[.G5]&amp;CHAR(34)&amp;&quot;, new String[] {&quot;&amp;[.J5]&amp;&quot;});&quot;; &quot;&quot;)">
            <text:p/>
          </table:table-cell>
          <table:table-cell table:number-columns-repeated="5"/>
          <table:table-cell table:style-name="ce3" office:value-type="float" office:value="4">
            <text:p>4</text:p>
          </table:table-cell>
          <table:table-cell table:formula="of:=IF([.Q5]&lt;10;&quot;0&quot;&amp;[.Q5];&quot;&quot;&amp;[.Q5])" office:value-type="string" office:string-value="04">
            <text:p>04</text:p>
          </table:table-cell>
          <table:table-cell table:style-name="ce3" office:value-type="string">
            <text:p>MMRC</text:p>
          </table:table-cell>
          <table:table-cell table:style-name="ce3" office:value-type="float" office:value="37">
            <text:p>37</text:p>
          </table:table-cell>
          <table:table-cell table:style-name="ce1" table:formula="of:=IF([.R5]=[.R4];[.U4]&amp;&quot;, &quot;;&quot;&quot;)&amp;CHAR(34)&amp;[.T5]&amp;CHAR(34)" office:value-type="string" office:string-value="&quot;37&quot;">
            <text:p>"37"</text:p>
          </table:table-cell>
          <table:table-cell table:formula="of:=IF(AND([.R5]&lt;&gt;[.R6];[.T5]&lt;&gt;&quot;&quot;);&quot;groupMapping.put(&quot;&amp;CHAR(34)&amp;[.R5]&amp;CHAR(34)&amp;&quot;, new String[] {&quot;&amp;[.U5]&amp;&quot;});&quot;; &quot;&quot;)" office:value-type="string" office:string-value="groupMapping.put(&quot;04&quot;, new String[] {&quot;37&quot;});">
            <text:p>groupMapping.put("04", new String[] {"3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6">
            <text:p>6</text:p>
          </table:table-cell>
          <table:table-cell table:style-name="ce2" office:value-type="string">
            <text:p>DTAP</text:p>
          </table:table-cell>
          <table:table-cell office:value-type="float" office:value="7">
            <text:p>7</text:p>
          </table:table-cell>
          <table:table-cell/>
          <table:table-cell table:style-name="ce2" office:value-type="float" office:value="29">
            <text:p>29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RUBELLA</text:p>
          </table:table-cell>
          <table:table-cell table:formula="of:=VLOOKUP([.F6];[.B$2:.D$36];3)" office:value-type="float" office:value="17">
            <text:p>17</text:p>
          </table:table-cell>
          <table:table-cell table:formula="of:=IF([.G6]=[.G5];[.J5]&amp;&quot;, &quot;;&quot;&quot;)&amp;CHAR(34)&amp;[.I6]&amp;CHAR(34)" office:value-type="string" office:string-value="&quot;17&quot;, &quot;17&quot;">
            <text:p>"17", "17"</text:p>
          </table:table-cell>
          <table:table-cell table:formula="of:=IF(AND([.G6]&lt;&gt;[.G7];[.I6]&lt;&gt;&quot;&quot;);&quot;groupMapping.put(&quot;&amp;CHAR(34)&amp;[.G6]&amp;CHAR(34)&amp;&quot;, new String[] {&quot;&amp;[.J6]&amp;&quot;});&quot;; &quot;&quot;)" office:value-type="string" office:string-value="groupMapping.put(&quot;04&quot;, new String[] {&quot;17&quot;, &quot;17&quot;});">
            <text:p>groupMapping.put("04", new String[] {"17", "17"});</text:p>
          </table:table-cell>
          <table:table-cell table:number-columns-repeated="5"/>
          <table:table-cell table:style-name="ce3" office:value-type="float" office:value="5">
            <text:p>5</text:p>
          </table:table-cell>
          <table:table-cell table:formula="of:=IF([.Q6]&lt;10;&quot;0&quot;&amp;[.Q6];&quot;&quot;&amp;[.Q6])" office:value-type="string" office:string-value="05">
            <text:p>05</text:p>
          </table:table-cell>
          <table:table-cell table:style-name="ce3" office:value-type="string">
            <text:p>MMRC</text:p>
          </table:table-cell>
          <table:table-cell table:style-name="ce3" office:value-type="float" office:value="37">
            <text:p>37</text:p>
          </table:table-cell>
          <table:table-cell table:style-name="ce1" table:formula="of:=IF([.R6]=[.R5];[.U5]&amp;&quot;, &quot;;&quot;&quot;)&amp;CHAR(34)&amp;[.T6]&amp;CHAR(34)" office:value-type="string" office:string-value="&quot;37&quot;">
            <text:p>"37"</text:p>
          </table:table-cell>
          <table:table-cell table:formula="of:=IF(AND([.R6]&lt;&gt;[.R7];[.T6]&lt;&gt;&quot;&quot;);&quot;groupMapping.put(&quot;&amp;CHAR(34)&amp;[.R6]&amp;CHAR(34)&amp;&quot;, new String[] {&quot;&amp;[.U6]&amp;&quot;});&quot;; &quot;&quot;)" office:value-type="string" office:string-value="groupMapping.put(&quot;05&quot;, new String[] {&quot;37&quot;});">
            <text:p>groupMapping.put("05", new String[] {"3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7">
            <text:p>7</text:p>
          </table:table-cell>
          <table:table-cell table:style-name="ce2" office:value-type="string">
            <text:p>FLU</text:p>
          </table:table-cell>
          <table:table-cell office:value-type="float" office:value="9">
            <text:p>9</text:p>
          </table:table-cell>
          <table:table-cell/>
          <table:table-cell table:style-name="ce2" office:value-type="float" office:value="20">
            <text:p>20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MEASLES</text:p>
          </table:table-cell>
          <table:table-cell table:formula="of:=VLOOKUP([.F7];[.B$2:.D$36];3)" office:value-type="float" office:value="17">
            <text:p>17</text:p>
          </table:table-cell>
          <table:table-cell table:formula="of:=IF([.G7]=[.G6];[.J6]&amp;&quot;, &quot;;&quot;&quot;)&amp;CHAR(34)&amp;[.I7]&amp;CHAR(34)" office:value-type="string" office:string-value="&quot;17&quot;">
            <text:p>"17"</text:p>
          </table:table-cell>
          <table:table-cell table:formula="of:=IF(AND([.G7]&lt;&gt;[.G8];[.I7]&lt;&gt;&quot;&quot;);&quot;groupMapping.put(&quot;&amp;CHAR(34)&amp;[.G7]&amp;CHAR(34)&amp;&quot;, new String[] {&quot;&amp;[.J7]&amp;&quot;});&quot;; &quot;&quot;)" office:value-type="string" office:string-value="groupMapping.put(&quot;05&quot;, new String[] {&quot;17&quot;});">
            <text:p>groupMapping.put("05", new String[] {"17"});</text:p>
          </table:table-cell>
          <table:table-cell table:number-columns-repeated="5"/>
          <table:table-cell table:style-name="ce3" office:value-type="float" office:value="6">
            <text:p>6</text:p>
          </table:table-cell>
          <table:table-cell table:formula="of:=IF([.Q7]&lt;10;&quot;0&quot;&amp;[.Q7];&quot;&quot;&amp;[.Q7])" office:value-type="string" office:string-value="06">
            <text:p>06</text:p>
          </table:table-cell>
          <table:table-cell table:style-name="ce3" office:value-type="string">
            <text:p>MMRC</text:p>
          </table:table-cell>
          <table:table-cell table:style-name="ce3" office:value-type="float" office:value="37">
            <text:p>37</text:p>
          </table:table-cell>
          <table:table-cell table:style-name="ce1" table:formula="of:=IF([.R7]=[.R6];[.U6]&amp;&quot;, &quot;;&quot;&quot;)&amp;CHAR(34)&amp;[.T7]&amp;CHAR(34)" office:value-type="string" office:string-value="&quot;37&quot;">
            <text:p>"37"</text:p>
          </table:table-cell>
          <table:table-cell table:formula="of:=IF(AND([.R7]&lt;&gt;[.R8];[.T7]&lt;&gt;&quot;&quot;);&quot;groupMapping.put(&quot;&amp;CHAR(34)&amp;[.R7]&amp;CHAR(34)&amp;&quot;, new String[] {&quot;&amp;[.U7]&amp;&quot;});&quot;; &quot;&quot;)" office:value-type="string" office:string-value="groupMapping.put(&quot;06&quot;, new String[] {&quot;37&quot;});">
            <text:p>groupMapping.put("06", new String[] {"3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8">
            <text:p>8</text:p>
          </table:table-cell>
          <table:table-cell table:style-name="ce2" office:value-type="string">
            <text:p>H1N1 flu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RUBELLA</text:p>
          </table:table-cell>
          <table:table-cell table:formula="of:=VLOOKUP([.F8];[.B$2:.D$36];3)" office:value-type="float" office:value="17">
            <text:p>17</text:p>
          </table:table-cell>
          <table:table-cell table:formula="of:=IF([.G8]=[.G7];[.J7]&amp;&quot;, &quot;;&quot;&quot;)&amp;CHAR(34)&amp;[.I8]&amp;CHAR(34)" office:value-type="string" office:string-value="&quot;17&quot;">
            <text:p>"17"</text:p>
          </table:table-cell>
          <table:table-cell table:formula="of:=IF(AND([.G8]&lt;&gt;[.G9];[.I8]&lt;&gt;&quot;&quot;);&quot;groupMapping.put(&quot;&amp;CHAR(34)&amp;[.G8]&amp;CHAR(34)&amp;&quot;, new String[] {&quot;&amp;[.J8]&amp;&quot;});&quot;; &quot;&quot;)" office:value-type="string" office:string-value="groupMapping.put(&quot;06&quot;, new String[] {&quot;17&quot;});">
            <text:p>groupMapping.put("06", new String[] {"17"});</text:p>
          </table:table-cell>
          <table:table-cell table:number-columns-repeated="5"/>
          <table:table-cell table:style-name="ce3" office:value-type="float" office:value="7">
            <text:p>7</text:p>
          </table:table-cell>
          <table:table-cell table:formula="of:=IF([.Q8]&lt;10;&quot;0&quot;&amp;[.Q8];&quot;&quot;&amp;[.Q8])" office:value-type="string" office:string-value="07">
            <text:p>07</text:p>
          </table:table-cell>
          <table:table-cell table:style-name="ce3" office:value-type="string">
            <text:p>MMRC</text:p>
          </table:table-cell>
          <table:table-cell table:style-name="ce3" office:value-type="float" office:value="37">
            <text:p>37</text:p>
          </table:table-cell>
          <table:table-cell table:style-name="ce1" table:formula="of:=IF([.R8]=[.R7];[.U7]&amp;&quot;, &quot;;&quot;&quot;)&amp;CHAR(34)&amp;[.T8]&amp;CHAR(34)" office:value-type="string" office:string-value="&quot;37&quot;">
            <text:p>"37"</text:p>
          </table:table-cell>
          <table:table-cell table:formula="of:=IF(AND([.R8]&lt;&gt;[.R9];[.T8]&lt;&gt;&quot;&quot;);&quot;groupMapping.put(&quot;&amp;CHAR(34)&amp;[.R8]&amp;CHAR(34)&amp;&quot;, new String[] {&quot;&amp;[.U8]&amp;&quot;});&quot;; &quot;&quot;)" office:value-type="string" office:string-value="groupMapping.put(&quot;07&quot;, new String[] {&quot;37&quot;});">
            <text:p>groupMapping.put("07", new String[] {"3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9">
            <text:p>9</text:p>
          </table:table-cell>
          <table:table-cell table:style-name="ce2" office:value-type="string">
            <text:p>H5N1 flu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MUMPS</text:p>
          </table:table-cell>
          <table:table-cell table:formula="of:=VLOOKUP([.F9];[.B$2:.D$36];3)" office:value-type="float" office:value="17">
            <text:p>17</text:p>
          </table:table-cell>
          <table:table-cell table:formula="of:=IF([.G9]=[.G8];[.J8]&amp;&quot;, &quot;;&quot;&quot;)&amp;CHAR(34)&amp;[.I9]&amp;CHAR(34)" office:value-type="string" office:string-value="&quot;17&quot;">
            <text:p>"17"</text:p>
          </table:table-cell>
          <table:table-cell table:formula="of:=IF(AND([.G9]&lt;&gt;[.G10];[.I9]&lt;&gt;&quot;&quot;);&quot;groupMapping.put(&quot;&amp;CHAR(34)&amp;[.G9]&amp;CHAR(34)&amp;&quot;, new String[] {&quot;&amp;[.J9]&amp;&quot;});&quot;; &quot;&quot;)" office:value-type="string" office:string-value="groupMapping.put(&quot;07&quot;, new String[] {&quot;17&quot;});">
            <text:p>groupMapping.put("07", new String[] {"17"});</text:p>
          </table:table-cell>
          <table:table-cell table:number-columns-repeated="5"/>
          <table:table-cell table:style-name="ce3" office:value-type="float" office:value="8">
            <text:p>8</text:p>
          </table:table-cell>
          <table:table-cell table:formula="of:=IF([.Q9]&lt;10;&quot;0&quot;&amp;[.Q9];&quot;&quot;&amp;[.Q9])" office:value-type="string" office:string-value="08">
            <text:p>08</text:p>
          </table:table-cell>
          <table:table-cell table:style-name="ce3" office:value-type="string">
            <text:p>HEPB</text:p>
          </table:table-cell>
          <table:table-cell table:style-name="ce3" office:value-type="float" office:value="12">
            <text:p>12</text:p>
          </table:table-cell>
          <table:table-cell table:style-name="ce1" table:formula="of:=IF([.R9]=[.R8];[.U8]&amp;&quot;, &quot;;&quot;&quot;)&amp;CHAR(34)&amp;[.T9]&amp;CHAR(34)" office:value-type="string" office:string-value="&quot;12&quot;">
            <text:p>"12"</text:p>
          </table:table-cell>
          <table:table-cell table:formula="of:=IF(AND([.R9]&lt;&gt;[.R10];[.T9]&lt;&gt;&quot;&quot;);&quot;groupMapping.put(&quot;&amp;CHAR(34)&amp;[.R9]&amp;CHAR(34)&amp;&quot;, new String[] {&quot;&amp;[.U9]&amp;&quot;});&quot;; &quot;&quot;)" office:value-type="string" office:string-value="groupMapping.put(&quot;08&quot;, new String[] {&quot;12&quot;});">
            <text:p>groupMapping.put("08", new String[] {"12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0">
            <text:p>10</text:p>
          </table:table-cell>
          <table:table-cell table:style-name="ce2" office:value-type="string">
            <text:p>HBIG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HepB</text:p>
          </table:table-cell>
          <table:table-cell table:formula="of:=VLOOKUP([.F10];[.B$2:.D$36];3)" office:value-type="float" office:value="12">
            <text:p>12</text:p>
          </table:table-cell>
          <table:table-cell table:formula="of:=IF([.G10]=[.G9];[.J9]&amp;&quot;, &quot;;&quot;&quot;)&amp;CHAR(34)&amp;[.I10]&amp;CHAR(34)" office:value-type="string" office:string-value="&quot;12&quot;">
            <text:p>"12"</text:p>
          </table:table-cell>
          <table:table-cell table:formula="of:=IF(AND([.G10]&lt;&gt;[.G11];[.I10]&lt;&gt;&quot;&quot;);&quot;groupMapping.put(&quot;&amp;CHAR(34)&amp;[.G10]&amp;CHAR(34)&amp;&quot;, new String[] {&quot;&amp;[.J10]&amp;&quot;});&quot;; &quot;&quot;)" office:value-type="string" office:string-value="groupMapping.put(&quot;08&quot;, new String[] {&quot;12&quot;});">
            <text:p>groupMapping.put("08", new String[] {"12"});</text:p>
          </table:table-cell>
          <table:table-cell table:number-columns-repeated="5"/>
          <table:table-cell table:style-name="ce3" office:value-type="float" office:value="9">
            <text:p>9</text:p>
          </table:table-cell>
          <table:table-cell table:formula="of:=IF([.Q10]&lt;10;&quot;0&quot;&amp;[.Q10];&quot;&quot;&amp;[.Q10])" office:value-type="string" office:string-value="09">
            <text:p>09</text:p>
          </table:table-cell>
          <table:table-cell table:style-name="ce3" office:value-type="string">
            <text:p>TD</text:p>
          </table:table-cell>
          <table:table-cell table:style-name="ce3" office:value-type="float" office:value="40">
            <text:p>40</text:p>
          </table:table-cell>
          <table:table-cell table:style-name="ce1" table:formula="of:=IF([.R10]=[.R9];[.U9]&amp;&quot;, &quot;;&quot;&quot;)&amp;CHAR(34)&amp;[.T10]&amp;CHAR(34)" office:value-type="string" office:string-value="&quot;40&quot;">
            <text:p>"40"</text:p>
          </table:table-cell>
          <table:table-cell table:formula="of:=IF(AND([.R10]&lt;&gt;[.R11];[.T10]&lt;&gt;&quot;&quot;);&quot;groupMapping.put(&quot;&amp;CHAR(34)&amp;[.R10]&amp;CHAR(34)&amp;&quot;, new String[] {&quot;&amp;[.U10]&amp;&quot;});&quot;; &quot;&quot;)" office:value-type="string" office:string-value="groupMapping.put(&quot;09&quot;, new String[] {&quot;40&quot;});">
            <text:p>groupMapping.put("09", new String[] {"40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1">
            <text:p>11</text:p>
          </table:table-cell>
          <table:table-cell table:style-name="ce2" office:value-type="string">
            <text:p>Hep E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Td</text:p>
          </table:table-cell>
          <table:table-cell table:formula="of:=VLOOKUP([.F11];[.B$2:.D$36];3)" office:value-type="float" office:value="40">
            <text:p>40</text:p>
          </table:table-cell>
          <table:table-cell table:formula="of:=IF([.G11]=[.G10];[.J10]&amp;&quot;, &quot;;&quot;&quot;)&amp;CHAR(34)&amp;[.I11]&amp;CHAR(34)" office:value-type="string" office:string-value="&quot;40&quot;">
            <text:p>"40"</text:p>
          </table:table-cell>
          <table:table-cell table:formula="of:=IF(AND([.G11]&lt;&gt;[.G12];[.I11]&lt;&gt;&quot;&quot;);&quot;groupMapping.put(&quot;&amp;CHAR(34)&amp;[.G11]&amp;CHAR(34)&amp;&quot;, new String[] {&quot;&amp;[.J11]&amp;&quot;});&quot;; &quot;&quot;)" office:value-type="string" office:string-value="groupMapping.put(&quot;09&quot;, new String[] {&quot;40&quot;});">
            <text:p>groupMapping.put("09", new String[] {"40"});</text:p>
          </table:table-cell>
          <table:table-cell table:number-columns-repeated="5"/>
          <table:table-cell table:style-name="ce3" office:value-type="float" office:value="10">
            <text:p>10</text:p>
          </table:table-cell>
          <table:table-cell table:formula="of:=IF([.Q11]&lt;10;&quot;0&quot;&amp;[.Q11];&quot;&quot;&amp;[.Q11])" office:value-type="string" office:string-value="10">
            <text:p>10</text:p>
          </table:table-cell>
          <table:table-cell table:style-name="ce3" office:value-type="string">
            <text:p>POL</text:p>
          </table:table-cell>
          <table:table-cell table:style-name="ce3" office:value-type="float" office:value="20">
            <text:p>20</text:p>
          </table:table-cell>
          <table:table-cell table:style-name="ce1" table:formula="of:=IF([.R11]=[.R10];[.U10]&amp;&quot;, &quot;;&quot;&quot;)&amp;CHAR(34)&amp;[.T11]&amp;CHAR(34)" office:value-type="string" office:string-value="&quot;20&quot;">
            <text:p>"20"</text:p>
          </table:table-cell>
          <table:table-cell table:formula="of:=IF(AND([.R11]&lt;&gt;[.R12];[.T11]&lt;&gt;&quot;&quot;);&quot;groupMapping.put(&quot;&amp;CHAR(34)&amp;[.R11]&amp;CHAR(34)&amp;&quot;, new String[] {&quot;&amp;[.U11]&amp;&quot;});&quot;; &quot;&quot;)" office:value-type="string" office:string-value="groupMapping.put(&quot;10&quot;, new String[] {&quot;20&quot;});">
            <text:p>groupMapping.put("10", new String[] {"20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2">
            <text:p>12</text:p>
          </table:table-cell>
          <table:table-cell table:style-name="ce2" office:value-type="string">
            <text:p>HepA</text:p>
          </table:table-cell>
          <table:table-cell office:value-type="float" office:value="11">
            <text:p>11</text:p>
          </table:table-cell>
          <table:table-cell/>
          <table:table-cell table:style-name="ce2" office:value-type="float" office:value="26">
            <text:p>2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POLIO</text:p>
          </table:table-cell>
          <table:table-cell table:formula="of:=VLOOKUP([.F12];[.B$2:.D$36];3)" office:value-type="float" office:value="20">
            <text:p>20</text:p>
          </table:table-cell>
          <table:table-cell table:formula="of:=IF([.G12]=[.G11];[.J11]&amp;&quot;, &quot;;&quot;&quot;)&amp;CHAR(34)&amp;[.I12]&amp;CHAR(34)" office:value-type="string" office:string-value="&quot;20&quot;">
            <text:p>"20"</text:p>
          </table:table-cell>
          <table:table-cell table:formula="of:=IF(AND([.G12]&lt;&gt;[.G13];[.I12]&lt;&gt;&quot;&quot;);&quot;groupMapping.put(&quot;&amp;CHAR(34)&amp;[.G12]&amp;CHAR(34)&amp;&quot;, new String[] {&quot;&amp;[.J12]&amp;&quot;});&quot;; &quot;&quot;)" office:value-type="string" office:string-value="groupMapping.put(&quot;10&quot;, new String[] {&quot;20&quot;});">
            <text:p>groupMapping.put("10", new String[] {"20"});</text:p>
          </table:table-cell>
          <table:table-cell table:number-columns-repeated="5"/>
          <table:table-cell table:style-name="ce3" office:value-type="float" office:value="11">
            <text:p>11</text:p>
          </table:table-cell>
          <table:table-cell table:formula="of:=IF([.Q12]&lt;10;&quot;0&quot;&amp;[.Q12];&quot;&quot;&amp;[.Q12])" office:value-type="string" office:string-value="11">
            <text:p>11</text:p>
          </table:table-cell>
          <table:table-cell table:style-name="ce3" office:value-type="string">
            <text:p>OTHER</text:p>
          </table:table-cell>
          <table:table-cell table:style-name="ce3" office:value-type="float" office:value="7">
            <text:p>7</text:p>
          </table:table-cell>
          <table:table-cell table:style-name="ce1" table:formula="of:=IF([.R12]=[.R11];[.U11]&amp;&quot;, &quot;;&quot;&quot;)&amp;CHAR(34)&amp;[.T12]&amp;CHAR(34)" office:value-type="string" office:string-value="&quot;7&quot;">
            <text:p>"7"</text:p>
          </table:table-cell>
          <table:table-cell table:formula="of:=IF(AND([.R12]&lt;&gt;[.R13];[.T12]&lt;&gt;&quot;&quot;);&quot;groupMapping.put(&quot;&amp;CHAR(34)&amp;[.R12]&amp;CHAR(34)&amp;&quot;, new String[] {&quot;&amp;[.U12]&amp;&quot;});&quot;; &quot;&quot;)" office:value-type="string" office:string-value="groupMapping.put(&quot;11&quot;, new String[] {&quot;7&quot;});">
            <text:p>groupMapping.put("11", new String[] {"7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3">
            <text:p>13</text:p>
          </table:table-cell>
          <table:table-cell table:style-name="ce2" office:value-type="string">
            <text:p>HepB</text:p>
          </table:table-cell>
          <table:table-cell office:value-type="float" office:value="12">
            <text:p>12</text:p>
          </table:table-cell>
          <table:table-cell/>
          <table:table-cell table:style-name="ce2" office:value-type="float" office:value="24">
            <text:p>24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PneumoPCV</text:p>
          </table:table-cell>
          <table:table-cell table:formula="of:=VLOOKUP([.F13];[.B$2:.D$36];3)" office:value-type="float" office:value="34">
            <text:p>34</text:p>
          </table:table-cell>
          <table:table-cell table:formula="of:=IF([.G13]=[.G12];[.J12]&amp;&quot;, &quot;;&quot;&quot;)&amp;CHAR(34)&amp;[.I13]&amp;CHAR(34)" office:value-type="string" office:string-value="&quot;34&quot;">
            <text:p>"34"</text:p>
          </table:table-cell>
          <table:table-cell table:formula="of:=IF(AND([.G13]&lt;&gt;[.G14];[.I13]&lt;&gt;&quot;&quot;);&quot;groupMapping.put(&quot;&amp;CHAR(34)&amp;[.G13]&amp;CHAR(34)&amp;&quot;, new String[] {&quot;&amp;[.J13]&amp;&quot;});&quot;; &quot;&quot;)" office:value-type="string" office:string-value="groupMapping.put(&quot;100&quot;, new String[] {&quot;34&quot;});">
            <text:p>groupMapping.put("100", new String[] {"34"});</text:p>
          </table:table-cell>
          <table:table-cell table:number-columns-repeated="5"/>
          <table:table-cell table:style-name="ce3" office:value-type="float" office:value="15">
            <text:p>15</text:p>
          </table:table-cell>
          <table:table-cell table:formula="of:=IF([.Q13]&lt;10;&quot;0&quot;&amp;[.Q13];&quot;&quot;&amp;[.Q13])" office:value-type="string" office:string-value="15">
            <text:p>15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1" table:formula="of:=IF([.R13]=[.R12];[.U12]&amp;&quot;, &quot;;&quot;&quot;)&amp;CHAR(34)&amp;[.T13]&amp;CHAR(34)" office:value-type="string" office:string-value="&quot;9&quot;">
            <text:p>"9"</text:p>
          </table:table-cell>
          <table:table-cell table:formula="of:=IF(AND([.R13]&lt;&gt;[.R14];[.T13]&lt;&gt;&quot;&quot;);&quot;groupMapping.put(&quot;&amp;CHAR(34)&amp;[.R13]&amp;CHAR(34)&amp;&quot;, new String[] {&quot;&amp;[.U13]&amp;&quot;});&quot;; &quot;&quot;)" office:value-type="string" office:string-value="groupMapping.put(&quot;15&quot;, new String[] {&quot;9&quot;});">
            <text:p>groupMapping.put("15", new String[] {"9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4">
            <text:p>14</text:p>
          </table:table-cell>
          <table:table-cell table:style-name="ce2" office:value-type="string">
            <text:p>HepC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 table:style-name="ce2" office:value-type="string">
            <text:p>101</text:p>
          </table:table-cell>
          <table:table-cell table:style-name="ce2" office:value-type="string">
            <text:p>TYPHOID</text:p>
          </table:table-cell>
          <table:table-cell table:formula="of:=VLOOKUP([.F14];[.B$2:.D$36];3)" office:value-type="float" office:value="0">
            <text:p/>
          </table:table-cell>
          <table:table-cell table:formula="of:=IF([.G14]=[.G13];[.J13]&amp;&quot;, &quot;;&quot;&quot;)&amp;CHAR(34)&amp;[.I14]&amp;CHAR(34)" office:value-type="string" office:string-value="&quot;0&quot;">
            <text:p>"0"</text:p>
          </table:table-cell>
          <table:table-cell table:formula="of:=IF(AND([.G14]&lt;&gt;[.G15];[.I14]&lt;&gt;&quot;&quot;);&quot;groupMapping.put(&quot;&amp;CHAR(34)&amp;[.G14]&amp;CHAR(34)&amp;&quot;, new String[] {&quot;&amp;[.J14]&amp;&quot;});&quot;; &quot;&quot;)">
            <text:p/>
          </table:table-cell>
          <table:table-cell table:number-columns-repeated="5"/>
          <table:table-cell table:style-name="ce3" office:value-type="float" office:value="16">
            <text:p>16</text:p>
          </table:table-cell>
          <table:table-cell table:formula="of:=IF([.Q14]&lt;10;&quot;0&quot;&amp;[.Q14];&quot;&quot;&amp;[.Q14])" office:value-type="string" office:string-value="16">
            <text:p>16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14]=[.R13];[.U13]&amp;&quot;, &quot;;&quot;&quot;)&amp;CHAR(34)&amp;[.T14]&amp;CHAR(34)" office:value-type="string" office:string-value="&quot;9&quot;">
            <text:p>"9"</text:p>
          </table:table-cell>
          <table:table-cell table:formula="of:=IF(AND([.R14]&lt;&gt;[.R15];[.T14]&lt;&gt;&quot;&quot;);&quot;groupMapping.put(&quot;&amp;CHAR(34)&amp;[.R14]&amp;CHAR(34)&amp;&quot;, new String[] {&quot;&amp;[.U14]&amp;&quot;});&quot;; &quot;&quot;)" office:value-type="string" office:string-value="groupMapping.put(&quot;16&quot;, new String[] {&quot;9&quot;});">
            <text:p>groupMapping.put("16", new String[] {"9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15">
            <text:p>15</text:p>
          </table:table-cell>
          <table:table-cell table:style-name="ce2" office:value-type="string">
            <text:p>HIB</text:p>
          </table:table-cell>
          <table:table-cell office:value-type="float" office:value="13">
            <text:p>13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102</text:p>
          </table:table-cell>
          <table:table-cell table:style-name="ce2" office:value-type="string">
            <text:p>DTAP</text:p>
          </table:table-cell>
          <table:table-cell table:formula="of:=VLOOKUP([.F15];[.B$2:.D$36];3)" office:value-type="float" office:value="7">
            <text:p>7</text:p>
          </table:table-cell>
          <table:table-cell table:formula="of:=IF([.G15]=[.G14];[.J14]&amp;&quot;, &quot;;&quot;&quot;)&amp;CHAR(34)&amp;[.I15]&amp;CHAR(34)" office:value-type="string" office:string-value="&quot;7&quot;">
            <text:p>"7"</text:p>
          </table:table-cell>
          <table:table-cell table:formula="of:=IF(AND([.G15]&lt;&gt;[.G16];[.I15]&lt;&gt;&quot;&quot;);&quot;groupMapping.put(&quot;&amp;CHAR(34)&amp;[.G15]&amp;CHAR(34)&amp;&quot;, new String[] {&quot;&amp;[.J15]&amp;&quot;});&quot;; &quot;&quot;)">
            <text:p/>
          </table:table-cell>
          <table:table-cell table:number-columns-repeated="5"/>
          <table:table-cell table:style-name="ce3" office:value-type="float" office:value="17">
            <text:p>17</text:p>
          </table:table-cell>
          <table:table-cell table:formula="of:=IF([.Q15]&lt;10;&quot;0&quot;&amp;[.Q15];&quot;&quot;&amp;[.Q15])" office:value-type="string" office:string-value="17">
            <text:p>17</text:p>
          </table:table-cell>
          <table:table-cell table:style-name="ce3" office:value-type="string">
            <text:p>HIB</text:p>
          </table:table-cell>
          <table:table-cell table:style-name="ce3" office:value-type="float" office:value="13">
            <text:p>13</text:p>
          </table:table-cell>
          <table:table-cell table:style-name="ce1" table:formula="of:=IF([.R15]=[.R14];[.U14]&amp;&quot;, &quot;;&quot;&quot;)&amp;CHAR(34)&amp;[.T15]&amp;CHAR(34)" office:value-type="string" office:string-value="&quot;13&quot;">
            <text:p>"13"</text:p>
          </table:table-cell>
          <table:table-cell table:formula="of:=IF(AND([.R15]&lt;&gt;[.R16];[.T15]&lt;&gt;&quot;&quot;);&quot;groupMapping.put(&quot;&amp;CHAR(34)&amp;[.R15]&amp;CHAR(34)&amp;&quot;, new String[] {&quot;&amp;[.U15]&amp;&quot;});&quot;; &quot;&quot;)" office:value-type="string" office:string-value="groupMapping.put(&quot;17&quot;, new String[] {&quot;13&quot;});">
            <text:p>groupMapping.put("17", new String[] {"13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6">
            <text:p>16</text:p>
          </table:table-cell>
          <table:table-cell table:style-name="ce2" office:value-type="string">
            <text:p>HPV</text:p>
          </table:table-cell>
          <table:table-cell office:value-type="float" office:value="38">
            <text:p>38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102</text:p>
          </table:table-cell>
          <table:table-cell table:style-name="ce2" office:value-type="string">
            <text:p>HepB</text:p>
          </table:table-cell>
          <table:table-cell table:formula="of:=VLOOKUP([.F16];[.B$2:.D$36];3)" office:value-type="float" office:value="12">
            <text:p>12</text:p>
          </table:table-cell>
          <table:table-cell table:formula="of:=IF([.G16]=[.G15];[.J15]&amp;&quot;, &quot;;&quot;&quot;)&amp;CHAR(34)&amp;[.I16]&amp;CHAR(34)" office:value-type="string" office:string-value="&quot;7&quot;, &quot;12&quot;">
            <text:p>"7", "12"</text:p>
          </table:table-cell>
          <table:table-cell table:formula="of:=IF(AND([.G16]&lt;&gt;[.G17];[.I16]&lt;&gt;&quot;&quot;);&quot;groupMapping.put(&quot;&amp;CHAR(34)&amp;[.G16]&amp;CHAR(34)&amp;&quot;, new String[] {&quot;&amp;[.J16]&amp;&quot;});&quot;; &quot;&quot;)">
            <text:p/>
          </table:table-cell>
          <table:table-cell table:number-columns-repeated="5"/>
          <table:table-cell table:style-name="ce3" office:value-type="float" office:value="18">
            <text:p>18</text:p>
          </table:table-cell>
          <table:table-cell table:formula="of:=IF([.Q16]&lt;10;&quot;0&quot;&amp;[.Q16];&quot;&quot;&amp;[.Q16])" office:value-type="string" office:string-value="18">
            <text:p>18</text:p>
          </table:table-cell>
          <table:table-cell table:style-name="ce3" office:value-type="string">
            <text:p>RAB</text:p>
          </table:table-cell>
          <table:table-cell table:style-name="ce3" office:value-type="float" office:value="21">
            <text:p>21</text:p>
          </table:table-cell>
          <table:table-cell table:style-name="ce1" table:formula="of:=IF([.R16]=[.R15];[.U15]&amp;&quot;, &quot;;&quot;&quot;)&amp;CHAR(34)&amp;[.T16]&amp;CHAR(34)" office:value-type="string" office:string-value="&quot;21&quot;">
            <text:p>"21"</text:p>
          </table:table-cell>
          <table:table-cell table:formula="of:=IF(AND([.R16]&lt;&gt;[.R17];[.T16]&lt;&gt;&quot;&quot;);&quot;groupMapping.put(&quot;&amp;CHAR(34)&amp;[.R16]&amp;CHAR(34)&amp;&quot;, new String[] {&quot;&amp;[.U16]&amp;&quot;});&quot;; &quot;&quot;)" office:value-type="string" office:string-value="groupMapping.put(&quot;18&quot;, new String[] {&quot;21&quot;});">
            <text:p>groupMapping.put("18", new String[] {"21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17">
            <text:p>17</text:p>
          </table:table-cell>
          <table:table-cell table:style-name="ce2" office:value-type="string">
            <text:p>IG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2" office:value-type="string">
            <text:p>102</text:p>
          </table:table-cell>
          <table:table-cell table:style-name="ce2" office:value-type="string">
            <text:p>HIB</text:p>
          </table:table-cell>
          <table:table-cell table:formula="of:=VLOOKUP([.F17];[.B$2:.D$36];3)" office:value-type="float" office:value="13">
            <text:p>13</text:p>
          </table:table-cell>
          <table:table-cell table:formula="of:=IF([.G17]=[.G16];[.J16]&amp;&quot;, &quot;;&quot;&quot;)&amp;CHAR(34)&amp;[.I17]&amp;CHAR(34)" office:value-type="string" office:string-value="&quot;7&quot;, &quot;12&quot;, &quot;13&quot;">
            <text:p>"7", "12", "13"</text:p>
          </table:table-cell>
          <table:table-cell table:formula="of:=IF(AND([.G17]&lt;&gt;[.G18];[.I17]&lt;&gt;&quot;&quot;);&quot;groupMapping.put(&quot;&amp;CHAR(34)&amp;[.G17]&amp;CHAR(34)&amp;&quot;, new String[] {&quot;&amp;[.J17]&amp;&quot;});&quot;; &quot;&quot;)" office:value-type="string" office:string-value="groupMapping.put(&quot;102&quot;, new String[] {&quot;7&quot;, &quot;12&quot;, &quot;13&quot;});">
            <text:p>groupMapping.put("102", new String[] {"7", "12", "13"});</text:p>
          </table:table-cell>
          <table:table-cell table:number-columns-repeated="5"/>
          <table:table-cell table:style-name="ce3" office:value-type="float" office:value="20">
            <text:p>20</text:p>
          </table:table-cell>
          <table:table-cell table:formula="of:=IF([.Q17]&lt;10;&quot;0&quot;&amp;[.Q17];&quot;&quot;&amp;[.Q17])" office:value-type="string" office:string-value="20">
            <text:p>20</text:p>
          </table:table-cell>
          <table:table-cell table:style-name="ce3" office:value-type="string">
            <text:p>DTAP</text:p>
          </table:table-cell>
          <table:table-cell table:style-name="ce3" office:value-type="float" office:value="7">
            <text:p>7</text:p>
          </table:table-cell>
          <table:table-cell table:style-name="ce1" table:formula="of:=IF([.R17]=[.R16];[.U16]&amp;&quot;, &quot;;&quot;&quot;)&amp;CHAR(34)&amp;[.T17]&amp;CHAR(34)" office:value-type="string" office:string-value="&quot;7&quot;">
            <text:p>"7"</text:p>
          </table:table-cell>
          <table:table-cell table:formula="of:=IF(AND([.R17]&lt;&gt;[.R18];[.T17]&lt;&gt;&quot;&quot;);&quot;groupMapping.put(&quot;&amp;CHAR(34)&amp;[.R17]&amp;CHAR(34)&amp;&quot;, new String[] {&quot;&amp;[.U17]&amp;&quot;});&quot;; &quot;&quot;)" office:value-type="string" office:string-value="groupMapping.put(&quot;20&quot;, new String[] {&quot;7&quot;});">
            <text:p>groupMapping.put("20", new String[] {"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18">
            <text:p>18</text:p>
          </table:table-cell>
          <table:table-cell table:style-name="ce2" office:value-type="string">
            <text:p>Japanese encephalitis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MENING</text:p>
          </table:table-cell>
          <table:table-cell table:formula="of:=VLOOKUP([.F18];[.B$2:.D$36];3)" office:value-type="float" office:value="16">
            <text:p>16</text:p>
          </table:table-cell>
          <table:table-cell table:formula="of:=IF([.G18]=[.G17];[.J17]&amp;&quot;, &quot;;&quot;&quot;)&amp;CHAR(34)&amp;[.I18]&amp;CHAR(34)" office:value-type="string" office:string-value="&quot;16&quot;">
            <text:p>"16"</text:p>
          </table:table-cell>
          <table:table-cell table:formula="of:=IF(AND([.G18]&lt;&gt;[.G19];[.I18]&lt;&gt;&quot;&quot;);&quot;groupMapping.put(&quot;&amp;CHAR(34)&amp;[.G18]&amp;CHAR(34)&amp;&quot;, new String[] {&quot;&amp;[.J18]&amp;&quot;});&quot;; &quot;&quot;)" office:value-type="string" office:string-value="groupMapping.put(&quot;103&quot;, new String[] {&quot;16&quot;});">
            <text:p>groupMapping.put("103", new String[] {"16"});</text:p>
          </table:table-cell>
          <table:table-cell table:number-columns-repeated="5"/>
          <table:table-cell table:style-name="ce3" office:value-type="float" office:value="21">
            <text:p>21</text:p>
          </table:table-cell>
          <table:table-cell table:formula="of:=IF([.Q18]&lt;10;&quot;0&quot;&amp;[.Q18];&quot;&quot;&amp;[.Q18])" office:value-type="string" office:string-value="21">
            <text:p>21</text:p>
          </table:table-cell>
          <table:table-cell table:style-name="ce3" office:value-type="string">
            <text:p>VAR</text:p>
          </table:table-cell>
          <table:table-cell table:style-name="ce3" office:value-type="float" office:value="26">
            <text:p>26</text:p>
          </table:table-cell>
          <table:table-cell table:style-name="ce1" table:formula="of:=IF([.R18]=[.R17];[.U17]&amp;&quot;, &quot;;&quot;&quot;)&amp;CHAR(34)&amp;[.T18]&amp;CHAR(34)" office:value-type="string" office:string-value="&quot;26&quot;">
            <text:p>"26"</text:p>
          </table:table-cell>
          <table:table-cell table:formula="of:=IF(AND([.R18]&lt;&gt;[.R19];[.T18]&lt;&gt;&quot;&quot;);&quot;groupMapping.put(&quot;&amp;CHAR(34)&amp;[.R18]&amp;CHAR(34)&amp;&quot;, new String[] {&quot;&amp;[.U18]&amp;&quot;});&quot;; &quot;&quot;)" office:value-type="string" office:string-value="groupMapping.put(&quot;21&quot;, new String[] {&quot;26&quot;});">
            <text:p>groupMapping.put("21", new String[] {"26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19">
            <text:p>19</text:p>
          </table:table-cell>
          <table:table-cell table:style-name="ce2" office:value-type="string">
            <text:p>Lyme disease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2" office:value-type="string">
            <text:p>104</text:p>
          </table:table-cell>
          <table:table-cell table:style-name="ce2" office:value-type="string">
            <text:p>HepA</text:p>
          </table:table-cell>
          <table:table-cell table:formula="of:=VLOOKUP([.F19];[.B$2:.D$36];3)" office:value-type="float" office:value="11">
            <text:p>11</text:p>
          </table:table-cell>
          <table:table-cell table:formula="of:=IF([.G19]=[.G18];[.J18]&amp;&quot;, &quot;;&quot;&quot;)&amp;CHAR(34)&amp;[.I19]&amp;CHAR(34)" office:value-type="string" office:string-value="&quot;11&quot;">
            <text:p>"11"</text:p>
          </table:table-cell>
          <table:table-cell table:formula="of:=IF(AND([.G19]&lt;&gt;[.G20];[.I19]&lt;&gt;&quot;&quot;);&quot;groupMapping.put(&quot;&amp;CHAR(34)&amp;[.G19]&amp;CHAR(34)&amp;&quot;, new String[] {&quot;&amp;[.J19]&amp;&quot;});&quot;; &quot;&quot;)">
            <text:p/>
          </table:table-cell>
          <table:table-cell table:number-columns-repeated="5"/>
          <table:table-cell table:style-name="ce3" office:value-type="float" office:value="22">
            <text:p>22</text:p>
          </table:table-cell>
          <table:table-cell table:formula="of:=IF([.Q19]&lt;10;&quot;0&quot;&amp;[.Q19];&quot;&quot;&amp;[.Q19])" office:value-type="string" office:string-value="22">
            <text:p>22</text:p>
          </table:table-cell>
          <table:table-cell table:style-name="ce3" office:value-type="string">
            <text:p>DTAP-HIB</text:p>
          </table:table-cell>
          <table:table-cell table:style-name="ce3" office:value-type="float" office:value="7">
            <text:p>7</text:p>
          </table:table-cell>
          <table:table-cell table:style-name="ce1" table:formula="of:=IF([.R19]=[.R18];[.U18]&amp;&quot;, &quot;;&quot;&quot;)&amp;CHAR(34)&amp;[.T19]&amp;CHAR(34)" office:value-type="string" office:string-value="&quot;7&quot;">
            <text:p>"7"</text:p>
          </table:table-cell>
          <table:table-cell table:formula="of:=IF(AND([.R19]&lt;&gt;[.R20];[.T19]&lt;&gt;&quot;&quot;);&quot;groupMapping.put(&quot;&amp;CHAR(34)&amp;[.R19]&amp;CHAR(34)&amp;&quot;, new String[] {&quot;&amp;[.U19]&amp;&quot;});&quot;; &quot;&quot;)">
            <text:p/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20">
            <text:p>20</text:p>
          </table:table-cell>
          <table:table-cell table:style-name="ce2" office:value-type="string">
            <text:p>MEASLES</text:p>
          </table:table-cell>
          <table:table-cell office:value-type="float" office:value="17">
            <text:p>17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104</text:p>
          </table:table-cell>
          <table:table-cell table:style-name="ce2" office:value-type="string">
            <text:p>HepB</text:p>
          </table:table-cell>
          <table:table-cell table:formula="of:=VLOOKUP([.F20];[.B$2:.D$36];3)" office:value-type="float" office:value="12">
            <text:p>12</text:p>
          </table:table-cell>
          <table:table-cell table:formula="of:=IF([.G20]=[.G19];[.J19]&amp;&quot;, &quot;;&quot;&quot;)&amp;CHAR(34)&amp;[.I20]&amp;CHAR(34)" office:value-type="string" office:string-value="&quot;11&quot;, &quot;12&quot;">
            <text:p>"11", "12"</text:p>
          </table:table-cell>
          <table:table-cell table:formula="of:=IF(AND([.G20]&lt;&gt;[.G21];[.I20]&lt;&gt;&quot;&quot;);&quot;groupMapping.put(&quot;&amp;CHAR(34)&amp;[.G20]&amp;CHAR(34)&amp;&quot;, new String[] {&quot;&amp;[.J20]&amp;&quot;});&quot;; &quot;&quot;)" office:value-type="string" office:string-value="groupMapping.put(&quot;104&quot;, new String[] {&quot;11&quot;, &quot;12&quot;});">
            <text:p>groupMapping.put("104", new String[] {"11", "12"});</text:p>
          </table:table-cell>
          <table:table-cell table:number-columns-repeated="5"/>
          <table:table-cell table:style-name="ce3" office:value-type="float" office:value="22">
            <text:p>22</text:p>
          </table:table-cell>
          <table:table-cell table:formula="of:=IF([.Q20]&lt;10;&quot;0&quot;&amp;[.Q20];&quot;&quot;&amp;[.Q20])" office:value-type="string" office:string-value="22">
            <text:p>22</text:p>
          </table:table-cell>
          <table:table-cell table:style-name="ce3" office:value-type="string">
            <text:p>DTAP-HIB</text:p>
          </table:table-cell>
          <table:table-cell table:style-name="ce3" office:value-type="float" office:value="13">
            <text:p>13</text:p>
          </table:table-cell>
          <table:table-cell table:style-name="ce1" table:formula="of:=IF([.R20]=[.R19];[.U19]&amp;&quot;, &quot;;&quot;&quot;)&amp;CHAR(34)&amp;[.T20]&amp;CHAR(34)" office:value-type="string" office:string-value="&quot;7&quot;, &quot;13&quot;">
            <text:p>"7", "13"</text:p>
          </table:table-cell>
          <table:table-cell table:formula="of:=IF(AND([.R20]&lt;&gt;[.R21];[.T20]&lt;&gt;&quot;&quot;);&quot;groupMapping.put(&quot;&amp;CHAR(34)&amp;[.R20]&amp;CHAR(34)&amp;&quot;, new String[] {&quot;&amp;[.U20]&amp;&quot;});&quot;; &quot;&quot;)" office:value-type="string" office:string-value="groupMapping.put(&quot;22&quot;, new String[] {&quot;7&quot;, &quot;13&quot;});">
            <text:p>groupMapping.put("22", new String[] {"7", "13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21">
            <text:p>21</text:p>
          </table:table-cell>
          <table:table-cell table:style-name="ce2" office:value-type="string">
            <text:p>MENING</text:p>
          </table:table-cell>
          <table:table-cell office:value-type="float" office:value="16">
            <text:p>16</text:p>
          </table:table-cell>
          <table:table-cell/>
          <table:table-cell table:style-name="ce2" office:value-type="float" office:value="32">
            <text:p>32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VACCINIA</text:p>
          </table:table-cell>
          <table:table-cell table:formula="of:=VLOOKUP([.F21];[.B$2:.D$36];3)" office:value-type="float" office:value="0">
            <text:p/>
          </table:table-cell>
          <table:table-cell table:formula="of:=IF([.G21]=[.G20];[.J20]&amp;&quot;, &quot;;&quot;&quot;)&amp;CHAR(34)&amp;[.I21]&amp;CHAR(34)" office:value-type="string" office:string-value="&quot;0&quot;">
            <text:p>"0"</text:p>
          </table:table-cell>
          <table:table-cell table:formula="of:=IF(AND([.G21]&lt;&gt;[.G22];[.I21]&lt;&gt;&quot;&quot;);&quot;groupMapping.put(&quot;&amp;CHAR(34)&amp;[.G21]&amp;CHAR(34)&amp;&quot;, new String[] {&quot;&amp;[.J21]&amp;&quot;});&quot;; &quot;&quot;)">
            <text:p/>
          </table:table-cell>
          <table:table-cell table:number-columns-repeated="5"/>
          <table:table-cell table:style-name="ce3" office:value-type="float" office:value="28">
            <text:p>28</text:p>
          </table:table-cell>
          <table:table-cell table:formula="of:=IF([.Q21]&lt;10;&quot;0&quot;&amp;[.Q21];&quot;&quot;&amp;[.Q21])" office:value-type="string" office:string-value="28">
            <text:p>28</text:p>
          </table:table-cell>
          <table:table-cell table:style-name="ce3" office:value-type="string">
            <text:p>DTAP</text:p>
          </table:table-cell>
          <table:table-cell table:style-name="ce3" office:value-type="float" office:value="7">
            <text:p>7</text:p>
          </table:table-cell>
          <table:table-cell table:style-name="ce1" table:formula="of:=IF([.R21]=[.R20];[.U20]&amp;&quot;, &quot;;&quot;&quot;)&amp;CHAR(34)&amp;[.T21]&amp;CHAR(34)" office:value-type="string" office:string-value="&quot;7&quot;">
            <text:p>"7"</text:p>
          </table:table-cell>
          <table:table-cell table:formula="of:=IF(AND([.R21]&lt;&gt;[.R22];[.T21]&lt;&gt;&quot;&quot;);&quot;groupMapping.put(&quot;&amp;CHAR(34)&amp;[.R21]&amp;CHAR(34)&amp;&quot;, new String[] {&quot;&amp;[.U21]&amp;&quot;});&quot;; &quot;&quot;)" office:value-type="string" office:string-value="groupMapping.put(&quot;28&quot;, new String[] {&quot;7&quot;});">
            <text:p>groupMapping.put("28", new String[] {"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22">
            <text:p>22</text:p>
          </table:table-cell>
          <table:table-cell table:style-name="ce2" office:value-type="string">
            <text:p>MMR</text:p>
          </table:table-cell>
          <table:table-cell office:value-type="float" office:value="17">
            <text:p>17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106</text:p>
          </table:table-cell>
          <table:table-cell table:style-name="ce2" office:value-type="string">
            <text:p>DTAP</text:p>
          </table:table-cell>
          <table:table-cell table:formula="of:=VLOOKUP([.F22];[.B$2:.D$36];3)" office:value-type="float" office:value="7">
            <text:p>7</text:p>
          </table:table-cell>
          <table:table-cell table:formula="of:=IF([.G22]=[.G21];[.J21]&amp;&quot;, &quot;;&quot;&quot;)&amp;CHAR(34)&amp;[.I22]&amp;CHAR(34)" office:value-type="string" office:string-value="&quot;7&quot;">
            <text:p>"7"</text:p>
          </table:table-cell>
          <table:table-cell table:formula="of:=IF(AND([.G22]&lt;&gt;[.G23];[.I22]&lt;&gt;&quot;&quot;);&quot;groupMapping.put(&quot;&amp;CHAR(34)&amp;[.G22]&amp;CHAR(34)&amp;&quot;, new String[] {&quot;&amp;[.J22]&amp;&quot;});&quot;; &quot;&quot;)" office:value-type="string" office:string-value="groupMapping.put(&quot;106&quot;, new String[] {&quot;7&quot;});">
            <text:p>groupMapping.put("106", new String[] {"7"});</text:p>
          </table:table-cell>
          <table:table-cell table:number-columns-repeated="5"/>
          <table:table-cell table:style-name="ce3" office:value-type="float" office:value="31">
            <text:p>31</text:p>
          </table:table-cell>
          <table:table-cell table:formula="of:=IF([.Q22]&lt;10;&quot;0&quot;&amp;[.Q22];&quot;&quot;&amp;[.Q22])" office:value-type="string" office:string-value="31">
            <text:p>31</text:p>
          </table:table-cell>
          <table:table-cell table:style-name="ce3" office:value-type="string">
            <text:p>HEPA</text:p>
          </table:table-cell>
          <table:table-cell table:style-name="ce3" office:value-type="float" office:value="11">
            <text:p>11</text:p>
          </table:table-cell>
          <table:table-cell table:style-name="ce1" table:formula="of:=IF([.R22]=[.R21];[.U21]&amp;&quot;, &quot;;&quot;&quot;)&amp;CHAR(34)&amp;[.T22]&amp;CHAR(34)" office:value-type="string" office:string-value="&quot;11&quot;">
            <text:p>"11"</text:p>
          </table:table-cell>
          <table:table-cell table:formula="of:=IF(AND([.R22]&lt;&gt;[.R23];[.T22]&lt;&gt;&quot;&quot;);&quot;groupMapping.put(&quot;&amp;CHAR(34)&amp;[.R22]&amp;CHAR(34)&amp;&quot;, new String[] {&quot;&amp;[.U22]&amp;&quot;});&quot;; &quot;&quot;)" office:value-type="string" office:string-value="groupMapping.put(&quot;31&quot;, new String[] {&quot;11&quot;});">
            <text:p>groupMapping.put("31", new String[] {"11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23">
            <text:p>23</text:p>
          </table:table-cell>
          <table:table-cell table:style-name="ce2" office:value-type="string">
            <text:p>MUMPS</text:p>
          </table:table-cell>
          <table:table-cell office:value-type="float" office:value="17">
            <text:p>17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DTAP</text:p>
          </table:table-cell>
          <table:table-cell table:formula="of:=VLOOKUP([.F23];[.B$2:.D$36];3)" office:value-type="float" office:value="7">
            <text:p>7</text:p>
          </table:table-cell>
          <table:table-cell table:formula="of:=IF([.G23]=[.G22];[.J22]&amp;&quot;, &quot;;&quot;&quot;)&amp;CHAR(34)&amp;[.I23]&amp;CHAR(34)" office:value-type="string" office:string-value="&quot;7&quot;">
            <text:p>"7"</text:p>
          </table:table-cell>
          <table:table-cell table:formula="of:=IF(AND([.G23]&lt;&gt;[.G24];[.I23]&lt;&gt;&quot;&quot;);&quot;groupMapping.put(&quot;&amp;CHAR(34)&amp;[.G23]&amp;CHAR(34)&amp;&quot;, new String[] {&quot;&amp;[.J23]&amp;&quot;});&quot;; &quot;&quot;)" office:value-type="string" office:string-value="groupMapping.put(&quot;107&quot;, new String[] {&quot;7&quot;});">
            <text:p>groupMapping.put("107", new String[] {"7"});</text:p>
          </table:table-cell>
          <table:table-cell table:number-columns-repeated="5"/>
          <table:table-cell table:style-name="ce3" office:value-type="float" office:value="32">
            <text:p>32</text:p>
          </table:table-cell>
          <table:table-cell table:formula="of:=IF([.Q23]&lt;10;&quot;0&quot;&amp;[.Q23];&quot;&quot;&amp;[.Q23])" office:value-type="string" office:string-value="32">
            <text:p>32</text:p>
          </table:table-cell>
          <table:table-cell table:style-name="ce3" office:value-type="string">
            <text:p>MENI</text:p>
          </table:table-cell>
          <table:table-cell table:style-name="ce3" office:value-type="float" office:value="16">
            <text:p>16</text:p>
          </table:table-cell>
          <table:table-cell table:style-name="ce1" table:formula="of:=IF([.R23]=[.R22];[.U22]&amp;&quot;, &quot;;&quot;&quot;)&amp;CHAR(34)&amp;[.T23]&amp;CHAR(34)" office:value-type="string" office:string-value="&quot;16&quot;">
            <text:p>"16"</text:p>
          </table:table-cell>
          <table:table-cell table:formula="of:=IF(AND([.R23]&lt;&gt;[.R24];[.T23]&lt;&gt;&quot;&quot;);&quot;groupMapping.put(&quot;&amp;CHAR(34)&amp;[.R23]&amp;CHAR(34)&amp;&quot;, new String[] {&quot;&amp;[.U23]&amp;&quot;});&quot;; &quot;&quot;)" office:value-type="string" office:string-value="groupMapping.put(&quot;32&quot;, new String[] {&quot;16&quot;});">
            <text:p>groupMapping.put("32", new String[] {"16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24">
            <text:p>24</text:p>
          </table:table-cell>
          <table:table-cell table:style-name="ce2" office:value-type="string">
            <text:p>PneumoPCV</text:p>
          </table:table-cell>
          <table:table-cell office:value-type="float" office:value="34">
            <text:p>34</text:p>
          </table:table-cell>
          <table:table-cell/>
          <table:table-cell table:style-name="ce2" office:value-type="float" office:value="21">
            <text:p>21</text:p>
          </table:table-cell>
          <table:table-cell table:style-name="ce2" office:value-type="string">
            <text:p>108</text:p>
          </table:table-cell>
          <table:table-cell table:style-name="ce2" office:value-type="string">
            <text:p>MENING</text:p>
          </table:table-cell>
          <table:table-cell table:formula="of:=VLOOKUP([.F24];[.B$2:.D$36];3)" office:value-type="float" office:value="16">
            <text:p>16</text:p>
          </table:table-cell>
          <table:table-cell table:formula="of:=IF([.G24]=[.G23];[.J23]&amp;&quot;, &quot;;&quot;&quot;)&amp;CHAR(34)&amp;[.I24]&amp;CHAR(34)" office:value-type="string" office:string-value="&quot;16&quot;">
            <text:p>"16"</text:p>
          </table:table-cell>
          <table:table-cell table:formula="of:=IF(AND([.G24]&lt;&gt;[.G25];[.I24]&lt;&gt;&quot;&quot;);&quot;groupMapping.put(&quot;&amp;CHAR(34)&amp;[.G24]&amp;CHAR(34)&amp;&quot;, new String[] {&quot;&amp;[.J24]&amp;&quot;});&quot;; &quot;&quot;)" office:value-type="string" office:string-value="groupMapping.put(&quot;108&quot;, new String[] {&quot;16&quot;});">
            <text:p>groupMapping.put("108", new String[] {"16"});</text:p>
          </table:table-cell>
          <table:table-cell table:number-columns-repeated="5"/>
          <table:table-cell table:style-name="ce3" office:value-type="float" office:value="33">
            <text:p>33</text:p>
          </table:table-cell>
          <table:table-cell table:formula="of:=IF([.Q24]&lt;10;&quot;0&quot;&amp;[.Q24];&quot;&quot;&amp;[.Q24])" office:value-type="string" office:string-value="33">
            <text:p>33</text:p>
          </table:table-cell>
          <table:table-cell table:style-name="ce3" office:value-type="string">
            <text:p>PNPL</text:p>
          </table:table-cell>
          <table:table-cell table:style-name="ce3" office:value-type="float" office:value="34">
            <text:p>34</text:p>
          </table:table-cell>
          <table:table-cell table:style-name="ce1" table:formula="of:=IF([.R24]=[.R23];[.U23]&amp;&quot;, &quot;;&quot;&quot;)&amp;CHAR(34)&amp;[.T24]&amp;CHAR(34)" office:value-type="string" office:string-value="&quot;34&quot;">
            <text:p>"34"</text:p>
          </table:table-cell>
          <table:table-cell table:formula="of:=IF(AND([.R24]&lt;&gt;[.R25];[.T24]&lt;&gt;&quot;&quot;);&quot;groupMapping.put(&quot;&amp;CHAR(34)&amp;[.R24]&amp;CHAR(34)&amp;&quot;, new String[] {&quot;&amp;[.U24]&amp;&quot;});&quot;; &quot;&quot;)" office:value-type="string" office:string-value="groupMapping.put(&quot;33&quot;, new String[] {&quot;34&quot;});">
            <text:p>groupMapping.put("33", new String[] {"34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25">
            <text:p>25</text:p>
          </table:table-cell>
          <table:table-cell table:style-name="ce2" office:value-type="string">
            <text:p>PneumoPPV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DTAP</text:p>
          </table:table-cell>
          <table:table-cell table:formula="of:=VLOOKUP([.F25];[.B$2:.D$36];3)" office:value-type="float" office:value="7">
            <text:p>7</text:p>
          </table:table-cell>
          <table:table-cell table:formula="of:=IF([.G25]=[.G24];[.J24]&amp;&quot;, &quot;;&quot;&quot;)&amp;CHAR(34)&amp;[.I25]&amp;CHAR(34)" office:value-type="string" office:string-value="&quot;7&quot;">
            <text:p>"7"</text:p>
          </table:table-cell>
          <table:table-cell table:formula="of:=IF(AND([.G25]&lt;&gt;[.G26];[.I25]&lt;&gt;&quot;&quot;);&quot;groupMapping.put(&quot;&amp;CHAR(34)&amp;[.G25]&amp;CHAR(34)&amp;&quot;, new String[] {&quot;&amp;[.J25]&amp;&quot;});&quot;; &quot;&quot;)">
            <text:p/>
          </table:table-cell>
          <table:table-cell table:number-columns-repeated="5"/>
          <table:table-cell table:style-name="ce3" office:value-type="float" office:value="35">
            <text:p>35</text:p>
          </table:table-cell>
          <table:table-cell table:formula="of:=IF([.Q25]&lt;10;&quot;0&quot;&amp;[.Q25];&quot;&quot;&amp;[.Q25])" office:value-type="string" office:string-value="35">
            <text:p>35</text:p>
          </table:table-cell>
          <table:table-cell table:style-name="ce3" office:value-type="string">
            <text:p>TT</text:p>
          </table:table-cell>
          <table:table-cell table:style-name="ce3" office:value-type="float" office:value="40">
            <text:p>40</text:p>
          </table:table-cell>
          <table:table-cell table:style-name="ce1" table:formula="of:=IF([.R25]=[.R24];[.U24]&amp;&quot;, &quot;;&quot;&quot;)&amp;CHAR(34)&amp;[.T25]&amp;CHAR(34)" office:value-type="string" office:string-value="&quot;40&quot;">
            <text:p>"40"</text:p>
          </table:table-cell>
          <table:table-cell table:formula="of:=IF(AND([.R25]&lt;&gt;[.R26];[.T25]&lt;&gt;&quot;&quot;);&quot;groupMapping.put(&quot;&amp;CHAR(34)&amp;[.R25]&amp;CHAR(34)&amp;&quot;, new String[] {&quot;&amp;[.U25]&amp;&quot;});&quot;; &quot;&quot;)" office:value-type="string" office:string-value="groupMapping.put(&quot;35&quot;, new String[] {&quot;40&quot;});">
            <text:p>groupMapping.put("35", new String[] {"40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26">
            <text:p>26</text:p>
          </table:table-cell>
          <table:table-cell table:style-name="ce2" office:value-type="string">
            <text:p>POLIO</text:p>
          </table:table-cell>
          <table:table-cell office:value-type="float" office:value="20">
            <text:p>20</text:p>
          </table:table-cell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HepB</text:p>
          </table:table-cell>
          <table:table-cell table:formula="of:=VLOOKUP([.F26];[.B$2:.D$36];3)" office:value-type="float" office:value="12">
            <text:p>12</text:p>
          </table:table-cell>
          <table:table-cell table:formula="of:=IF([.G26]=[.G25];[.J25]&amp;&quot;, &quot;;&quot;&quot;)&amp;CHAR(34)&amp;[.I26]&amp;CHAR(34)" office:value-type="string" office:string-value="&quot;7&quot;, &quot;12&quot;">
            <text:p>"7", "12"</text:p>
          </table:table-cell>
          <table:table-cell table:formula="of:=IF(AND([.G26]&lt;&gt;[.G27];[.I26]&lt;&gt;&quot;&quot;);&quot;groupMapping.put(&quot;&amp;CHAR(34)&amp;[.G26]&amp;CHAR(34)&amp;&quot;, new String[] {&quot;&amp;[.J26]&amp;&quot;});&quot;; &quot;&quot;)">
            <text:p/>
          </table:table-cell>
          <table:table-cell table:number-columns-repeated="5"/>
          <table:table-cell table:style-name="ce3" office:value-type="float" office:value="38">
            <text:p>38</text:p>
          </table:table-cell>
          <table:table-cell table:formula="of:=IF([.Q26]&lt;10;&quot;0&quot;&amp;[.Q26];&quot;&quot;&amp;[.Q26])" office:value-type="string" office:string-value="38">
            <text:p>38</text:p>
          </table:table-cell>
          <table:table-cell table:style-name="ce3" office:value-type="string">
            <text:p>MMRC</text:p>
          </table:table-cell>
          <table:table-cell table:style-name="ce3" office:value-type="float" office:value="37">
            <text:p>37</text:p>
          </table:table-cell>
          <table:table-cell table:style-name="ce1" table:formula="of:=IF([.R26]=[.R25];[.U25]&amp;&quot;, &quot;;&quot;&quot;)&amp;CHAR(34)&amp;[.T26]&amp;CHAR(34)" office:value-type="string" office:string-value="&quot;37&quot;">
            <text:p>"37"</text:p>
          </table:table-cell>
          <table:table-cell table:formula="of:=IF(AND([.R26]&lt;&gt;[.R27];[.T26]&lt;&gt;&quot;&quot;);&quot;groupMapping.put(&quot;&amp;CHAR(34)&amp;[.R26]&amp;CHAR(34)&amp;&quot;, new String[] {&quot;&amp;[.U26]&amp;&quot;});&quot;; &quot;&quot;)" office:value-type="string" office:string-value="groupMapping.put(&quot;38&quot;, new String[] {&quot;37&quot;});">
            <text:p>groupMapping.put("38", new String[] {"37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27">
            <text:p>27</text:p>
          </table:table-cell>
          <table:table-cell table:style-name="ce2" office:value-type="string">
            <text:p>RABIES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POLIO</text:p>
          </table:table-cell>
          <table:table-cell table:formula="of:=VLOOKUP([.F27];[.B$2:.D$36];3)" office:value-type="float" office:value="20">
            <text:p>20</text:p>
          </table:table-cell>
          <table:table-cell table:formula="of:=IF([.G27]=[.G26];[.J26]&amp;&quot;, &quot;;&quot;&quot;)&amp;CHAR(34)&amp;[.I27]&amp;CHAR(34)" office:value-type="string" office:string-value="&quot;7&quot;, &quot;12&quot;, &quot;20&quot;">
            <text:p>"7", "12", "20"</text:p>
          </table:table-cell>
          <table:table-cell table:formula="of:=IF(AND([.G27]&lt;&gt;[.G28];[.I27]&lt;&gt;&quot;&quot;);&quot;groupMapping.put(&quot;&amp;CHAR(34)&amp;[.G27]&amp;CHAR(34)&amp;&quot;, new String[] {&quot;&amp;[.J27]&amp;&quot;});&quot;; &quot;&quot;)" office:value-type="string" office:string-value="groupMapping.put(&quot;110&quot;, new String[] {&quot;7&quot;, &quot;12&quot;, &quot;20&quot;});">
            <text:p>groupMapping.put("110", new String[] {"7", "12", "20"});</text:p>
          </table:table-cell>
          <table:table-cell table:number-columns-repeated="5"/>
          <table:table-cell table:style-name="ce3" office:value-type="float" office:value="40">
            <text:p>40</text:p>
          </table:table-cell>
          <table:table-cell table:formula="of:=IF([.Q27]&lt;10;&quot;0&quot;&amp;[.Q27];&quot;&quot;&amp;[.Q27])" office:value-type="string" office:string-value="40">
            <text:p>40</text:p>
          </table:table-cell>
          <table:table-cell table:style-name="ce3" office:value-type="string">
            <text:p>RAB</text:p>
          </table:table-cell>
          <table:table-cell table:style-name="ce3" office:value-type="float" office:value="21">
            <text:p>21</text:p>
          </table:table-cell>
          <table:table-cell table:style-name="ce1" table:formula="of:=IF([.R27]=[.R26];[.U26]&amp;&quot;, &quot;;&quot;&quot;)&amp;CHAR(34)&amp;[.T27]&amp;CHAR(34)" office:value-type="string" office:string-value="&quot;21&quot;">
            <text:p>"21"</text:p>
          </table:table-cell>
          <table:table-cell table:formula="of:=IF(AND([.R27]&lt;&gt;[.R28];[.T27]&lt;&gt;&quot;&quot;);&quot;groupMapping.put(&quot;&amp;CHAR(34)&amp;[.R27]&amp;CHAR(34)&amp;&quot;, new String[] {&quot;&amp;[.U27]&amp;&quot;});&quot;; &quot;&quot;)" office:value-type="string" office:string-value="groupMapping.put(&quot;40&quot;, new String[] {&quot;21&quot;});">
            <text:p>groupMapping.put("40", new String[] {"21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28">
            <text:p>28</text:p>
          </table:table-cell>
          <table:table-cell table:style-name="ce2" office:value-type="string">
            <text:p>ROTAVIRUS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FLU</text:p>
          </table:table-cell>
          <table:table-cell table:formula="of:=VLOOKUP([.F28];[.B$2:.D$36];3)" office:value-type="float" office:value="9">
            <text:p>9</text:p>
          </table:table-cell>
          <table:table-cell table:formula="of:=IF([.G28]=[.G27];[.J27]&amp;&quot;, &quot;;&quot;&quot;)&amp;CHAR(34)&amp;[.I28]&amp;CHAR(34)" office:value-type="string" office:string-value="&quot;9&quot;">
            <text:p>"9"</text:p>
          </table:table-cell>
          <table:table-cell table:formula="of:=IF(AND([.G28]&lt;&gt;[.G29];[.I28]&lt;&gt;&quot;&quot;);&quot;groupMapping.put(&quot;&amp;CHAR(34)&amp;[.G28]&amp;CHAR(34)&amp;&quot;, new String[] {&quot;&amp;[.J28]&amp;&quot;});&quot;; &quot;&quot;)" office:value-type="string" office:string-value="groupMapping.put(&quot;111&quot;, new String[] {&quot;9&quot;});">
            <text:p>groupMapping.put("111", new String[] {"9"});</text:p>
          </table:table-cell>
          <table:table-cell table:number-columns-repeated="5"/>
          <table:table-cell table:style-name="ce3" office:value-type="float" office:value="42">
            <text:p>42</text:p>
          </table:table-cell>
          <table:table-cell table:formula="of:=IF([.Q28]&lt;10;&quot;0&quot;&amp;[.Q28];&quot;&quot;&amp;[.Q28])" office:value-type="string" office:string-value="42">
            <text:p>42</text:p>
          </table:table-cell>
          <table:table-cell table:style-name="ce3" office:value-type="string">
            <text:p>HEPB</text:p>
          </table:table-cell>
          <table:table-cell table:style-name="ce3" office:value-type="float" office:value="12">
            <text:p>12</text:p>
          </table:table-cell>
          <table:table-cell table:style-name="ce1" table:formula="of:=IF([.R28]=[.R27];[.U27]&amp;&quot;, &quot;;&quot;&quot;)&amp;CHAR(34)&amp;[.T28]&amp;CHAR(34)" office:value-type="string" office:string-value="&quot;12&quot;">
            <text:p>"12"</text:p>
          </table:table-cell>
          <table:table-cell table:formula="of:=IF(AND([.R28]&lt;&gt;[.R29];[.T28]&lt;&gt;&quot;&quot;);&quot;groupMapping.put(&quot;&amp;CHAR(34)&amp;[.R28]&amp;CHAR(34)&amp;&quot;, new String[] {&quot;&amp;[.U28]&amp;&quot;});&quot;; &quot;&quot;)" office:value-type="string" office:string-value="groupMapping.put(&quot;42&quot;, new String[] {&quot;12&quot;});">
            <text:p>groupMapping.put("42", new String[] {"12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29">
            <text:p>29</text:p>
          </table:table-cell>
          <table:table-cell table:style-name="ce2" office:value-type="string">
            <text:p>RUBELLA</text:p>
          </table:table-cell>
          <table:table-cell office:value-type="float" office:value="17">
            <text:p>17</text:p>
          </table:table-cell>
          <table:table-cell/>
          <table:table-cell table:style-name="ce2" office:value-type="float" office:value="30">
            <text:p>30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Td</text:p>
          </table:table-cell>
          <table:table-cell table:formula="of:=VLOOKUP([.F29];[.B$2:.D$36];3)" office:value-type="float" office:value="40">
            <text:p>40</text:p>
          </table:table-cell>
          <table:table-cell table:formula="of:=IF([.G29]=[.G28];[.J28]&amp;&quot;, &quot;;&quot;&quot;)&amp;CHAR(34)&amp;[.I29]&amp;CHAR(34)" office:value-type="string" office:string-value="&quot;40&quot;">
            <text:p>"40"</text:p>
          </table:table-cell>
          <table:table-cell table:formula="of:=IF(AND([.G29]&lt;&gt;[.G30];[.I29]&lt;&gt;&quot;&quot;);&quot;groupMapping.put(&quot;&amp;CHAR(34)&amp;[.G29]&amp;CHAR(34)&amp;&quot;, new String[] {&quot;&amp;[.J29]&amp;&quot;});&quot;; &quot;&quot;)" office:value-type="string" office:string-value="groupMapping.put(&quot;113&quot;, new String[] {&quot;40&quot;});">
            <text:p>groupMapping.put("113", new String[] {"40"});</text:p>
          </table:table-cell>
          <table:table-cell table:number-columns-repeated="5"/>
          <table:table-cell table:style-name="ce3" office:value-type="float" office:value="43">
            <text:p>43</text:p>
          </table:table-cell>
          <table:table-cell table:formula="of:=IF([.Q29]&lt;10;&quot;0&quot;&amp;[.Q29];&quot;&quot;&amp;[.Q29])" office:value-type="string" office:string-value="43">
            <text:p>43</text:p>
          </table:table-cell>
          <table:table-cell table:style-name="ce3" office:value-type="string">
            <text:p>HEPB</text:p>
          </table:table-cell>
          <table:table-cell table:style-name="ce3" office:value-type="float" office:value="12">
            <text:p>12</text:p>
          </table:table-cell>
          <table:table-cell table:style-name="ce1" table:formula="of:=IF([.R29]=[.R28];[.U28]&amp;&quot;, &quot;;&quot;&quot;)&amp;CHAR(34)&amp;[.T29]&amp;CHAR(34)" office:value-type="string" office:string-value="&quot;12&quot;">
            <text:p>"12"</text:p>
          </table:table-cell>
          <table:table-cell table:formula="of:=IF(AND([.R29]&lt;&gt;[.R30];[.T29]&lt;&gt;&quot;&quot;);&quot;groupMapping.put(&quot;&amp;CHAR(34)&amp;[.R29]&amp;CHAR(34)&amp;&quot;, new String[] {&quot;&amp;[.U29]&amp;&quot;});&quot;; &quot;&quot;)" office:value-type="string" office:string-value="groupMapping.put(&quot;43&quot;, new String[] {&quot;12&quot;});">
            <text:p>groupMapping.put("43", new String[] {"12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30">
            <text:p>30</text:p>
          </table:table-cell>
          <table:table-cell table:style-name="ce2" office:value-type="string">
            <text:p>Td</text:p>
          </table:table-cell>
          <table:table-cell office:value-type="float" office:value="40">
            <text:p>40</text:p>
          </table:table-cell>
          <table:table-cell/>
          <table:table-cell table:style-name="ce2" office:value-type="float" office:value="21">
            <text:p>21</text:p>
          </table:table-cell>
          <table:table-cell table:style-name="ce2" office:value-type="string">
            <text:p>114</text:p>
          </table:table-cell>
          <table:table-cell table:style-name="ce2" office:value-type="string">
            <text:p>MENING</text:p>
          </table:table-cell>
          <table:table-cell table:formula="of:=VLOOKUP([.F30];[.B$2:.D$36];3)" office:value-type="float" office:value="16">
            <text:p>16</text:p>
          </table:table-cell>
          <table:table-cell table:formula="of:=IF([.G30]=[.G29];[.J29]&amp;&quot;, &quot;;&quot;&quot;)&amp;CHAR(34)&amp;[.I30]&amp;CHAR(34)" office:value-type="string" office:string-value="&quot;16&quot;">
            <text:p>"16"</text:p>
          </table:table-cell>
          <table:table-cell table:formula="of:=IF(AND([.G30]&lt;&gt;[.G31];[.I30]&lt;&gt;&quot;&quot;);&quot;groupMapping.put(&quot;&amp;CHAR(34)&amp;[.G30]&amp;CHAR(34)&amp;&quot;, new String[] {&quot;&amp;[.J30]&amp;&quot;});&quot;; &quot;&quot;)" office:value-type="string" office:string-value="groupMapping.put(&quot;114&quot;, new String[] {&quot;16&quot;});">
            <text:p>groupMapping.put("114", new String[] {"16"});</text:p>
          </table:table-cell>
          <table:table-cell table:number-columns-repeated="5"/>
          <table:table-cell table:style-name="ce3" office:value-type="float" office:value="44">
            <text:p>44</text:p>
          </table:table-cell>
          <table:table-cell table:formula="of:=IF([.Q30]&lt;10;&quot;0&quot;&amp;[.Q30];&quot;&quot;&amp;[.Q30])" office:value-type="string" office:string-value="44">
            <text:p>44</text:p>
          </table:table-cell>
          <table:table-cell table:style-name="ce3" office:value-type="string">
            <text:p>HEPB</text:p>
          </table:table-cell>
          <table:table-cell table:style-name="ce3" office:value-type="float" office:value="12">
            <text:p>12</text:p>
          </table:table-cell>
          <table:table-cell table:style-name="ce1" table:formula="of:=IF([.R30]=[.R29];[.U29]&amp;&quot;, &quot;;&quot;&quot;)&amp;CHAR(34)&amp;[.T30]&amp;CHAR(34)" office:value-type="string" office:string-value="&quot;12&quot;">
            <text:p>"12"</text:p>
          </table:table-cell>
          <table:table-cell table:formula="of:=IF(AND([.R30]&lt;&gt;[.R31];[.T30]&lt;&gt;&quot;&quot;);&quot;groupMapping.put(&quot;&amp;CHAR(34)&amp;[.R30]&amp;CHAR(34)&amp;&quot;, new String[] {&quot;&amp;[.U30]&amp;&quot;});&quot;; &quot;&quot;)" office:value-type="string" office:string-value="groupMapping.put(&quot;44&quot;, new String[] {&quot;12&quot;});">
            <text:p>groupMapping.put("44", new String[] {"12"});</text:p>
          </table:table-cell>
          <table:table-cell table:number-columns-repeated="1002"/>
        </table:table-row>
        <table:table-row table:style-name="ro2">
          <table:table-cell/>
          <table:table-cell table:style-name="ce2" table:formula="of:=ROW()" office:value-type="float" office:value="31">
            <text:p>31</text:p>
          </table:table-cell>
          <table:table-cell table:style-name="ce2" office:value-type="string">
            <text:p>TYPHOID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Td</text:p>
          </table:table-cell>
          <table:table-cell table:formula="of:=VLOOKUP([.F31];[.B$2:.D$36];3)" office:value-type="float" office:value="40">
            <text:p>40</text:p>
          </table:table-cell>
          <table:table-cell table:formula="of:=IF([.G31]=[.G30];[.J30]&amp;&quot;, &quot;;&quot;&quot;)&amp;CHAR(34)&amp;[.I31]&amp;CHAR(34)" office:value-type="string" office:string-value="&quot;40&quot;">
            <text:p>"40"</text:p>
          </table:table-cell>
          <table:table-cell table:formula="of:=IF(AND([.G31]&lt;&gt;[.G32];[.I31]&lt;&gt;&quot;&quot;);&quot;groupMapping.put(&quot;&amp;CHAR(34)&amp;[.G31]&amp;CHAR(34)&amp;&quot;, new String[] {&quot;&amp;[.J31]&amp;&quot;});&quot;; &quot;&quot;)" office:value-type="string" office:string-value="groupMapping.put(&quot;115&quot;, new String[] {&quot;40&quot;});">
            <text:p>groupMapping.put("115", new String[] {"40"});</text:p>
          </table:table-cell>
          <table:table-cell table:number-columns-repeated="5"/>
          <table:table-cell table:style-name="ce3" office:value-type="float" office:value="45">
            <text:p>45</text:p>
          </table:table-cell>
          <table:table-cell table:formula="of:=IF([.Q31]&lt;10;&quot;0&quot;&amp;[.Q31];&quot;&quot;&amp;[.Q31])" office:value-type="string" office:string-value="45">
            <text:p>45</text:p>
          </table:table-cell>
          <table:table-cell table:style-name="ce3" office:value-type="string">
            <text:p>HEPB</text:p>
          </table:table-cell>
          <table:table-cell table:style-name="ce3" office:value-type="float" office:value="12">
            <text:p>12</text:p>
          </table:table-cell>
          <table:table-cell table:style-name="ce1" table:formula="of:=IF([.R31]=[.R30];[.U30]&amp;&quot;, &quot;;&quot;&quot;)&amp;CHAR(34)&amp;[.T31]&amp;CHAR(34)" office:value-type="string" office:string-value="&quot;12&quot;">
            <text:p>"12"</text:p>
          </table:table-cell>
          <table:table-cell table:formula="of:=IF(AND([.R31]&lt;&gt;[.R32];[.T31]&lt;&gt;&quot;&quot;);&quot;groupMapping.put(&quot;&amp;CHAR(34)&amp;[.R31]&amp;CHAR(34)&amp;&quot;, new String[] {&quot;&amp;[.U31]&amp;&quot;});&quot;; &quot;&quot;)" office:value-type="string" office:string-value="groupMapping.put(&quot;45&quot;, new String[] {&quot;12&quot;});">
            <text:p>groupMapping.put("45", new String[] {"12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2">
            <text:p>32</text:p>
          </table:table-cell>
          <table:table-cell table:style-name="ce2" office:value-type="string">
            <text:p>VACCINIA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ROTAVIRUS</text:p>
          </table:table-cell>
          <table:table-cell table:formula="of:=VLOOKUP([.F32];[.B$2:.D$36];3)" office:value-type="float" office:value="0">
            <text:p/>
          </table:table-cell>
          <table:table-cell table:formula="of:=IF([.G32]=[.G31];[.J31]&amp;&quot;, &quot;;&quot;&quot;)&amp;CHAR(34)&amp;[.I32]&amp;CHAR(34)" office:value-type="string" office:string-value="&quot;0&quot;">
            <text:p>"0"</text:p>
          </table:table-cell>
          <table:table-cell table:formula="of:=IF(AND([.G32]&lt;&gt;[.G33];[.I32]&lt;&gt;&quot;&quot;);&quot;groupMapping.put(&quot;&amp;CHAR(34)&amp;[.G32]&amp;CHAR(34)&amp;&quot;, new String[] {&quot;&amp;[.J32]&amp;&quot;});&quot;; &quot;&quot;)">
            <text:p/>
          </table:table-cell>
          <table:table-cell table:number-columns-repeated="5"/>
          <table:table-cell table:style-name="ce3" office:value-type="float" office:value="46">
            <text:p>46</text:p>
          </table:table-cell>
          <table:table-cell table:formula="of:=IF([.Q32]&lt;10;&quot;0&quot;&amp;[.Q32];&quot;&quot;&amp;[.Q32])" office:value-type="string" office:string-value="46">
            <text:p>46</text:p>
          </table:table-cell>
          <table:table-cell table:style-name="ce3" office:value-type="string">
            <text:p>HIB</text:p>
          </table:table-cell>
          <table:table-cell table:style-name="ce3" office:value-type="float" office:value="13">
            <text:p>13</text:p>
          </table:table-cell>
          <table:table-cell table:style-name="ce1" table:formula="of:=IF([.R32]=[.R31];[.U31]&amp;&quot;, &quot;;&quot;&quot;)&amp;CHAR(34)&amp;[.T32]&amp;CHAR(34)" office:value-type="string" office:string-value="&quot;13&quot;">
            <text:p>"13"</text:p>
          </table:table-cell>
          <table:table-cell table:formula="of:=IF(AND([.R32]&lt;&gt;[.R33];[.T32]&lt;&gt;&quot;&quot;);&quot;groupMapping.put(&quot;&amp;CHAR(34)&amp;[.R32]&amp;CHAR(34)&amp;&quot;, new String[] {&quot;&amp;[.U32]&amp;&quot;});&quot;; &quot;&quot;)" office:value-type="string" office:string-value="groupMapping.put(&quot;46&quot;, new String[] {&quot;13&quot;});">
            <text:p>groupMapping.put("46", new String[] {"13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3">
            <text:p>33</text:p>
          </table:table-cell>
          <table:table-cell table:style-name="ce2" office:value-type="string">
            <text:p>VARICELLA</text:p>
          </table:table-cell>
          <table:table-cell office:value-type="float" office:value="26">
            <text:p>26</text:p>
          </table:table-cell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HPV</text:p>
          </table:table-cell>
          <table:table-cell table:formula="of:=VLOOKUP([.F33];[.B$2:.D$36];3)" office:value-type="float" office:value="38">
            <text:p>38</text:p>
          </table:table-cell>
          <table:table-cell table:formula="of:=IF([.G33]=[.G32];[.J32]&amp;&quot;, &quot;;&quot;&quot;)&amp;CHAR(34)&amp;[.I33]&amp;CHAR(34)" office:value-type="string" office:string-value="&quot;38&quot;">
            <text:p>"38"</text:p>
          </table:table-cell>
          <table:table-cell table:formula="of:=IF(AND([.G33]&lt;&gt;[.G34];[.I33]&lt;&gt;&quot;&quot;);&quot;groupMapping.put(&quot;&amp;CHAR(34)&amp;[.G33]&amp;CHAR(34)&amp;&quot;, new String[] {&quot;&amp;[.J33]&amp;&quot;});&quot;; &quot;&quot;)" office:value-type="string" office:string-value="groupMapping.put(&quot;118&quot;, new String[] {&quot;38&quot;});">
            <text:p>groupMapping.put("118", new String[] {"38"});</text:p>
          </table:table-cell>
          <table:table-cell table:number-columns-repeated="5"/>
          <table:table-cell table:style-name="ce3" office:value-type="float" office:value="47">
            <text:p>47</text:p>
          </table:table-cell>
          <table:table-cell table:formula="of:=IF([.Q33]&lt;10;&quot;0&quot;&amp;[.Q33];&quot;&quot;&amp;[.Q33])" office:value-type="string" office:string-value="47">
            <text:p>47</text:p>
          </table:table-cell>
          <table:table-cell table:style-name="ce3" office:value-type="string">
            <text:p>HIB</text:p>
          </table:table-cell>
          <table:table-cell table:style-name="ce3" office:value-type="float" office:value="13">
            <text:p>13</text:p>
          </table:table-cell>
          <table:table-cell table:style-name="ce1" table:formula="of:=IF([.R33]=[.R32];[.U32]&amp;&quot;, &quot;;&quot;&quot;)&amp;CHAR(34)&amp;[.T33]&amp;CHAR(34)" office:value-type="string" office:string-value="&quot;13&quot;">
            <text:p>"13"</text:p>
          </table:table-cell>
          <table:table-cell table:formula="of:=IF(AND([.R33]&lt;&gt;[.R34];[.T33]&lt;&gt;&quot;&quot;);&quot;groupMapping.put(&quot;&amp;CHAR(34)&amp;[.R33]&amp;CHAR(34)&amp;&quot;, new String[] {&quot;&amp;[.U33]&amp;&quot;});&quot;; &quot;&quot;)" office:value-type="string" office:string-value="groupMapping.put(&quot;47&quot;, new String[] {&quot;13&quot;});">
            <text:p>groupMapping.put("47", new String[] {"13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4">
            <text:p>34</text:p>
          </table:table-cell>
          <table:table-cell table:style-name="ce2" office:value-type="string">
            <text:p>VEE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 office:value-type="string">
            <text:p>119</text:p>
          </table:table-cell>
          <table:table-cell table:style-name="ce2" office:value-type="string">
            <text:p>ROTAVIRUS</text:p>
          </table:table-cell>
          <table:table-cell table:formula="of:=VLOOKUP([.F34];[.B$2:.D$36];3)" office:value-type="float" office:value="0">
            <text:p/>
          </table:table-cell>
          <table:table-cell table:formula="of:=IF([.G34]=[.G33];[.J33]&amp;&quot;, &quot;;&quot;&quot;)&amp;CHAR(34)&amp;[.I34]&amp;CHAR(34)" office:value-type="string" office:string-value="&quot;0&quot;">
            <text:p>"0"</text:p>
          </table:table-cell>
          <table:table-cell table:formula="of:=IF(AND([.G34]&lt;&gt;[.G35];[.I34]&lt;&gt;&quot;&quot;);&quot;groupMapping.put(&quot;&amp;CHAR(34)&amp;[.G34]&amp;CHAR(34)&amp;&quot;, new String[] {&quot;&amp;[.J34]&amp;&quot;});&quot;; &quot;&quot;)">
            <text:p/>
          </table:table-cell>
          <table:table-cell table:number-columns-repeated="5"/>
          <table:table-cell table:style-name="ce3" office:value-type="float" office:value="48">
            <text:p>48</text:p>
          </table:table-cell>
          <table:table-cell table:formula="of:=IF([.Q34]&lt;10;&quot;0&quot;&amp;[.Q34];&quot;&quot;&amp;[.Q34])" office:value-type="string" office:string-value="48">
            <text:p>48</text:p>
          </table:table-cell>
          <table:table-cell table:style-name="ce3" office:value-type="string">
            <text:p>HIB</text:p>
          </table:table-cell>
          <table:table-cell table:style-name="ce3" office:value-type="float" office:value="13">
            <text:p>13</text:p>
          </table:table-cell>
          <table:table-cell table:style-name="ce1" table:formula="of:=IF([.R34]=[.R33];[.U33]&amp;&quot;, &quot;;&quot;&quot;)&amp;CHAR(34)&amp;[.T34]&amp;CHAR(34)" office:value-type="string" office:string-value="&quot;13&quot;">
            <text:p>"13"</text:p>
          </table:table-cell>
          <table:table-cell table:formula="of:=IF(AND([.R34]&lt;&gt;[.R35];[.T34]&lt;&gt;&quot;&quot;);&quot;groupMapping.put(&quot;&amp;CHAR(34)&amp;[.R34]&amp;CHAR(34)&amp;&quot;, new String[] {&quot;&amp;[.U34]&amp;&quot;});&quot;; &quot;&quot;)" office:value-type="string" office:string-value="groupMapping.put(&quot;48&quot;, new String[] {&quot;13&quot;});">
            <text:p>groupMapping.put("48", new String[] {"13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5">
            <text:p>35</text:p>
          </table:table-cell>
          <table:table-cell table:style-name="ce2" office:value-type="string">
            <text:p>YELLOWFEVER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DTAP</text:p>
          </table:table-cell>
          <table:table-cell table:formula="of:=VLOOKUP([.F35];[.B$2:.D$36];3)" office:value-type="float" office:value="7">
            <text:p>7</text:p>
          </table:table-cell>
          <table:table-cell table:formula="of:=IF([.G35]=[.G34];[.J34]&amp;&quot;, &quot;;&quot;&quot;)&amp;CHAR(34)&amp;[.I35]&amp;CHAR(34)" office:value-type="string" office:string-value="&quot;7&quot;">
            <text:p>"7"</text:p>
          </table:table-cell>
          <table:table-cell table:formula="of:=IF(AND([.G35]&lt;&gt;[.G36];[.I35]&lt;&gt;&quot;&quot;);&quot;groupMapping.put(&quot;&amp;CHAR(34)&amp;[.G35]&amp;CHAR(34)&amp;&quot;, new String[] {&quot;&amp;[.J35]&amp;&quot;});&quot;; &quot;&quot;)">
            <text:p/>
          </table:table-cell>
          <table:table-cell table:number-columns-repeated="5"/>
          <table:table-cell table:style-name="ce3" office:value-type="float" office:value="49">
            <text:p>49</text:p>
          </table:table-cell>
          <table:table-cell table:formula="of:=IF([.Q35]&lt;10;&quot;0&quot;&amp;[.Q35];&quot;&quot;&amp;[.Q35])" office:value-type="string" office:string-value="49">
            <text:p>49</text:p>
          </table:table-cell>
          <table:table-cell table:style-name="ce3" office:value-type="string">
            <text:p>HIB</text:p>
          </table:table-cell>
          <table:table-cell table:style-name="ce3" office:value-type="float" office:value="13">
            <text:p>13</text:p>
          </table:table-cell>
          <table:table-cell table:style-name="ce1" table:formula="of:=IF([.R35]=[.R34];[.U34]&amp;&quot;, &quot;;&quot;&quot;)&amp;CHAR(34)&amp;[.T35]&amp;CHAR(34)" office:value-type="string" office:string-value="&quot;13&quot;">
            <text:p>"13"</text:p>
          </table:table-cell>
          <table:table-cell table:formula="of:=IF(AND([.R35]&lt;&gt;[.R36];[.T35]&lt;&gt;&quot;&quot;);&quot;groupMapping.put(&quot;&amp;CHAR(34)&amp;[.R35]&amp;CHAR(34)&amp;&quot;, new String[] {&quot;&amp;[.U35]&amp;&quot;});&quot;; &quot;&quot;)" office:value-type="string" office:string-value="groupMapping.put(&quot;49&quot;, new String[] {&quot;13&quot;});">
            <text:p>groupMapping.put("49", new String[] {"13"});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ROW()" office:value-type="float" office:value="36">
            <text:p>36</text:p>
          </table:table-cell>
          <table:table-cell table:style-name="ce2" office:value-type="string">
            <text:p>ZOSTER</text:p>
          </table:table-cell>
          <table:table-cell office:value-type="float" office:value="39">
            <text:p>39</text:p>
          </table:table-cell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HIB</text:p>
          </table:table-cell>
          <table:table-cell table:formula="of:=VLOOKUP([.F36];[.B$2:.D$36];3)" office:value-type="float" office:value="13">
            <text:p>13</text:p>
          </table:table-cell>
          <table:table-cell table:formula="of:=IF([.G36]=[.G35];[.J35]&amp;&quot;, &quot;;&quot;&quot;)&amp;CHAR(34)&amp;[.I36]&amp;CHAR(34)" office:value-type="string" office:string-value="&quot;7&quot;, &quot;13&quot;">
            <text:p>"7", "13"</text:p>
          </table:table-cell>
          <table:table-cell table:formula="of:=IF(AND([.G36]&lt;&gt;[.G37];[.I36]&lt;&gt;&quot;&quot;);&quot;groupMapping.put(&quot;&amp;CHAR(34)&amp;[.G36]&amp;CHAR(34)&amp;&quot;, new String[] {&quot;&amp;[.J36]&amp;&quot;});&quot;; &quot;&quot;)">
            <text:p/>
          </table:table-cell>
          <table:table-cell table:number-columns-repeated="5"/>
          <table:table-cell table:style-name="ce3" office:value-type="float" office:value="50">
            <text:p>50</text:p>
          </table:table-cell>
          <table:table-cell table:formula="of:=IF([.Q36]&lt;10;&quot;0&quot;&amp;[.Q36];&quot;&quot;&amp;[.Q36])" office:value-type="string" office:string-value="50">
            <text:p>50</text:p>
          </table:table-cell>
          <table:table-cell table:style-name="ce3" office:value-type="string">
            <text:p>DTAP-HIB</text:p>
          </table:table-cell>
          <table:table-cell table:style-name="ce3" office:value-type="float" office:value="7">
            <text:p>7</text:p>
          </table:table-cell>
          <table:table-cell table:style-name="ce1" table:formula="of:=IF([.R36]=[.R35];[.U35]&amp;&quot;, &quot;;&quot;&quot;)&amp;CHAR(34)&amp;[.T36]&amp;CHAR(34)" office:value-type="string" office:string-value="&quot;7&quot;">
            <text:p>"7"</text:p>
          </table:table-cell>
          <table:table-cell table:formula="of:=IF(AND([.R36]&lt;&gt;[.R37];[.T36]&lt;&gt;&quot;&quot;);&quot;groupMapping.put(&quot;&amp;CHAR(34)&amp;[.R36]&amp;CHAR(34)&amp;&quot;, new String[] {&quot;&amp;[.U36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6">
            <text:p>26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POLIO</text:p>
          </table:table-cell>
          <table:table-cell table:formula="of:=VLOOKUP([.F37];[.B$2:.D$36];3)" office:value-type="float" office:value="20">
            <text:p>20</text:p>
          </table:table-cell>
          <table:table-cell table:formula="of:=IF([.G37]=[.G36];[.J36]&amp;&quot;, &quot;;&quot;&quot;)&amp;CHAR(34)&amp;[.I37]&amp;CHAR(34)" office:value-type="string" office:string-value="&quot;7&quot;, &quot;13&quot;, &quot;20&quot;">
            <text:p>"7", "13", "20"</text:p>
          </table:table-cell>
          <table:table-cell table:formula="of:=IF(AND([.G37]&lt;&gt;[.G38];[.I37]&lt;&gt;&quot;&quot;);&quot;groupMapping.put(&quot;&amp;CHAR(34)&amp;[.G37]&amp;CHAR(34)&amp;&quot;, new String[] {&quot;&amp;[.J37]&amp;&quot;});&quot;; &quot;&quot;)" office:value-type="string" office:string-value="groupMapping.put(&quot;120&quot;, new String[] {&quot;7&quot;, &quot;13&quot;, &quot;20&quot;});">
            <text:p>groupMapping.put("120", new String[] {"7", "13", "20"});</text:p>
          </table:table-cell>
          <table:table-cell table:number-columns-repeated="5"/>
          <table:table-cell table:style-name="ce3" office:value-type="float" office:value="50">
            <text:p>50</text:p>
          </table:table-cell>
          <table:table-cell table:formula="of:=IF([.Q37]&lt;10;&quot;0&quot;&amp;[.Q37];&quot;&quot;&amp;[.Q37])" office:value-type="string" office:string-value="50">
            <text:p>50</text:p>
          </table:table-cell>
          <table:table-cell table:style-name="ce3" office:value-type="string">
            <text:p>DTAP-HIB</text:p>
          </table:table-cell>
          <table:table-cell table:style-name="ce3" office:value-type="float" office:value="13">
            <text:p>13</text:p>
          </table:table-cell>
          <table:table-cell table:style-name="ce1" table:formula="of:=IF([.R37]=[.R36];[.U36]&amp;&quot;, &quot;;&quot;&quot;)&amp;CHAR(34)&amp;[.T37]&amp;CHAR(34)" office:value-type="string" office:string-value="&quot;7&quot;, &quot;13&quot;">
            <text:p>"7", "13"</text:p>
          </table:table-cell>
          <table:table-cell table:formula="of:=IF(AND([.R37]&lt;&gt;[.R38];[.T37]&lt;&gt;&quot;&quot;);&quot;groupMapping.put(&quot;&amp;CHAR(34)&amp;[.R37]&amp;CHAR(34)&amp;&quot;, new String[] {&quot;&amp;[.U37]&amp;&quot;});&quot;; &quot;&quot;)" office:value-type="string" office:string-value="groupMapping.put(&quot;50&quot;, new String[] {&quot;7&quot;, &quot;13&quot;});">
            <text:p>groupMapping.put("50", new String[] {"7", "1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6">
            <text:p>36</text:p>
          </table:table-cell>
          <table:table-cell table:style-name="ce2" office:value-type="string">
            <text:p>121</text:p>
          </table:table-cell>
          <table:table-cell table:style-name="ce2" office:value-type="string">
            <text:p>ZOSTER</text:p>
          </table:table-cell>
          <table:table-cell table:formula="of:=VLOOKUP([.F38];[.B$2:.D$36];3)" office:value-type="float" office:value="39">
            <text:p>39</text:p>
          </table:table-cell>
          <table:table-cell table:formula="of:=IF([.G38]=[.G37];[.J37]&amp;&quot;, &quot;;&quot;&quot;)&amp;CHAR(34)&amp;[.I38]&amp;CHAR(34)" office:value-type="string" office:string-value="&quot;39&quot;">
            <text:p>"39"</text:p>
          </table:table-cell>
          <table:table-cell table:formula="of:=IF(AND([.G38]&lt;&gt;[.G39];[.I38]&lt;&gt;&quot;&quot;);&quot;groupMapping.put(&quot;&amp;CHAR(34)&amp;[.G38]&amp;CHAR(34)&amp;&quot;, new String[] {&quot;&amp;[.J38]&amp;&quot;});&quot;; &quot;&quot;)" office:value-type="string" office:string-value="groupMapping.put(&quot;121&quot;, new String[] {&quot;39&quot;});">
            <text:p>groupMapping.put("121", new String[] {"39"});</text:p>
          </table:table-cell>
          <table:table-cell table:number-columns-repeated="5"/>
          <table:table-cell table:style-name="ce3" office:value-type="float" office:value="51">
            <text:p>51</text:p>
          </table:table-cell>
          <table:table-cell table:formula="of:=IF([.Q38]&lt;10;&quot;0&quot;&amp;[.Q38];&quot;&quot;&amp;[.Q38])" office:value-type="string" office:string-value="51">
            <text:p>51</text:p>
          </table:table-cell>
          <table:table-cell table:style-name="ce3" office:value-type="string">
            <text:p>HEPB-HIB</text:p>
          </table:table-cell>
          <table:table-cell table:style-name="ce3" office:value-type="float" office:value="12">
            <text:p>12</text:p>
          </table:table-cell>
          <table:table-cell table:style-name="ce1" table:formula="of:=IF([.R38]=[.R37];[.U37]&amp;&quot;, &quot;;&quot;&quot;)&amp;CHAR(34)&amp;[.T38]&amp;CHAR(34)" office:value-type="string" office:string-value="&quot;12&quot;">
            <text:p>"12"</text:p>
          </table:table-cell>
          <table:table-cell table:formula="of:=IF(AND([.R38]&lt;&gt;[.R39];[.T38]&lt;&gt;&quot;&quot;);&quot;groupMapping.put(&quot;&amp;CHAR(34)&amp;[.R38]&amp;CHAR(34)&amp;&quot;, new String[] {&quot;&amp;[.U38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8">
            <text:p>28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ROTAVIRUS</text:p>
          </table:table-cell>
          <table:table-cell table:formula="of:=VLOOKUP([.F39];[.B$2:.D$36];3)" office:value-type="float" office:value="0">
            <text:p/>
          </table:table-cell>
          <table:table-cell table:formula="of:=IF([.G39]=[.G38];[.J38]&amp;&quot;, &quot;;&quot;&quot;)&amp;CHAR(34)&amp;[.I39]&amp;CHAR(34)" office:value-type="string" office:string-value="&quot;0&quot;">
            <text:p>"0"</text:p>
          </table:table-cell>
          <table:table-cell table:formula="of:=IF(AND([.G39]&lt;&gt;[.G40];[.I39]&lt;&gt;&quot;&quot;);&quot;groupMapping.put(&quot;&amp;CHAR(34)&amp;[.G39]&amp;CHAR(34)&amp;&quot;, new String[] {&quot;&amp;[.J39]&amp;&quot;});&quot;; &quot;&quot;)">
            <text:p/>
          </table:table-cell>
          <table:table-cell table:number-columns-repeated="5"/>
          <table:table-cell table:style-name="ce3" office:value-type="float" office:value="51">
            <text:p>51</text:p>
          </table:table-cell>
          <table:table-cell table:formula="of:=IF([.Q39]&lt;10;&quot;0&quot;&amp;[.Q39];&quot;&quot;&amp;[.Q39])" office:value-type="string" office:string-value="51">
            <text:p>51</text:p>
          </table:table-cell>
          <table:table-cell table:style-name="ce3" office:value-type="string">
            <text:p>HEPB-HIB</text:p>
          </table:table-cell>
          <table:table-cell table:style-name="ce3" office:value-type="float" office:value="13">
            <text:p>13</text:p>
          </table:table-cell>
          <table:table-cell table:style-name="ce1" table:formula="of:=IF([.R39]=[.R38];[.U38]&amp;&quot;, &quot;;&quot;&quot;)&amp;CHAR(34)&amp;[.T39]&amp;CHAR(34)" office:value-type="string" office:string-value="&quot;12&quot;, &quot;13&quot;">
            <text:p>"12", "13"</text:p>
          </table:table-cell>
          <table:table-cell table:formula="of:=IF(AND([.R39]&lt;&gt;[.R40];[.T39]&lt;&gt;&quot;&quot;);&quot;groupMapping.put(&quot;&amp;CHAR(34)&amp;[.R39]&amp;CHAR(34)&amp;&quot;, new String[] {&quot;&amp;[.U39]&amp;&quot;});&quot;; &quot;&quot;)" office:value-type="string" office:string-value="groupMapping.put(&quot;51&quot;, new String[] {&quot;12&quot;, &quot;13&quot;});">
            <text:p>groupMapping.put("51", new String[] {"12", "1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9">
            <text:p>9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H5N1 flu</text:p>
          </table:table-cell>
          <table:table-cell table:formula="of:=VLOOKUP([.F40];[.B$2:.D$36];3)" office:value-type="float" office:value="0">
            <text:p/>
          </table:table-cell>
          <table:table-cell table:formula="of:=IF([.G40]=[.G39];[.J39]&amp;&quot;, &quot;;&quot;&quot;)&amp;CHAR(34)&amp;[.I40]&amp;CHAR(34)" office:value-type="string" office:string-value="&quot;0&quot;">
            <text:p>"0"</text:p>
          </table:table-cell>
          <table:table-cell table:formula="of:=IF(AND([.G40]&lt;&gt;[.G41];[.I40]&lt;&gt;&quot;&quot;);&quot;groupMapping.put(&quot;&amp;CHAR(34)&amp;[.G40]&amp;CHAR(34)&amp;&quot;, new String[] {&quot;&amp;[.J40]&amp;&quot;});&quot;; &quot;&quot;)">
            <text:p/>
          </table:table-cell>
          <table:table-cell table:number-columns-repeated="5"/>
          <table:table-cell table:style-name="ce3" office:value-type="float" office:value="52">
            <text:p>52</text:p>
          </table:table-cell>
          <table:table-cell table:formula="of:=IF([.Q40]&lt;10;&quot;0&quot;&amp;[.Q40];&quot;&quot;&amp;[.Q40])" office:value-type="string" office:string-value="52">
            <text:p>52</text:p>
          </table:table-cell>
          <table:table-cell table:style-name="ce3" office:value-type="string">
            <text:p>HEPA</text:p>
          </table:table-cell>
          <table:table-cell table:style-name="ce3" office:value-type="float" office:value="11">
            <text:p>11</text:p>
          </table:table-cell>
          <table:table-cell table:style-name="ce1" table:formula="of:=IF([.R40]=[.R39];[.U39]&amp;&quot;, &quot;;&quot;&quot;)&amp;CHAR(34)&amp;[.T40]&amp;CHAR(34)" office:value-type="string" office:string-value="&quot;11&quot;">
            <text:p>"11"</text:p>
          </table:table-cell>
          <table:table-cell table:formula="of:=IF(AND([.R40]&lt;&gt;[.R41];[.T40]&lt;&gt;&quot;&quot;);&quot;groupMapping.put(&quot;&amp;CHAR(34)&amp;[.R40]&amp;CHAR(34)&amp;&quot;, new String[] {&quot;&amp;[.U40]&amp;&quot;});&quot;; &quot;&quot;)" office:value-type="string" office:string-value="groupMapping.put(&quot;52&quot;, new String[] {&quot;11&quot;});">
            <text:p>groupMapping.put("52", new String[] {"1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H1N1 flu</text:p>
          </table:table-cell>
          <table:table-cell table:formula="of:=VLOOKUP([.F41];[.B$2:.D$36];3)" office:value-type="float" office:value="0">
            <text:p/>
          </table:table-cell>
          <table:table-cell table:formula="of:=IF([.G41]=[.G40];[.J40]&amp;&quot;, &quot;;&quot;&quot;)&amp;CHAR(34)&amp;[.I41]&amp;CHAR(34)" office:value-type="string" office:string-value="&quot;0&quot;">
            <text:p>"0"</text:p>
          </table:table-cell>
          <table:table-cell table:formula="of:=IF(AND([.G41]&lt;&gt;[.G42];[.I41]&lt;&gt;&quot;&quot;);&quot;groupMapping.put(&quot;&amp;CHAR(34)&amp;[.G41]&amp;CHAR(34)&amp;&quot;, new String[] {&quot;&amp;[.J41]&amp;&quot;});&quot;; &quot;&quot;)">
            <text:p/>
          </table:table-cell>
          <table:table-cell table:number-columns-repeated="5"/>
          <table:table-cell table:style-name="ce3" office:value-type="float" office:value="62">
            <text:p>62</text:p>
          </table:table-cell>
          <table:table-cell table:formula="of:=IF([.Q41]&lt;10;&quot;0&quot;&amp;[.Q41];&quot;&quot;&amp;[.Q41])" office:value-type="string" office:string-value="62">
            <text:p>62</text:p>
          </table:table-cell>
          <table:table-cell table:style-name="ce3" office:value-type="string">
            <text:p>HPV</text:p>
          </table:table-cell>
          <table:table-cell table:style-name="ce3" office:value-type="float" office:value="38">
            <text:p>38</text:p>
          </table:table-cell>
          <table:table-cell table:style-name="ce1" table:formula="of:=IF([.R41]=[.R40];[.U40]&amp;&quot;, &quot;;&quot;&quot;)&amp;CHAR(34)&amp;[.T41]&amp;CHAR(34)" office:value-type="string" office:string-value="&quot;38&quot;">
            <text:p>"38"</text:p>
          </table:table-cell>
          <table:table-cell table:formula="of:=IF(AND([.R41]&lt;&gt;[.R42];[.T41]&lt;&gt;&quot;&quot;);&quot;groupMapping.put(&quot;&amp;CHAR(34)&amp;[.R41]&amp;CHAR(34)&amp;&quot;, new String[] {&quot;&amp;[.U41]&amp;&quot;});&quot;; &quot;&quot;)" office:value-type="string" office:string-value="groupMapping.put(&quot;62&quot;, new String[] {&quot;38&quot;});">
            <text:p>groupMapping.put("62", new String[] {"38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string">
            <text:p>126</text:p>
          </table:table-cell>
          <table:table-cell table:style-name="ce2" office:value-type="string">
            <text:p>H1N1 flu</text:p>
          </table:table-cell>
          <table:table-cell table:formula="of:=VLOOKUP([.F42];[.B$2:.D$36];3)" office:value-type="float" office:value="0">
            <text:p/>
          </table:table-cell>
          <table:table-cell table:formula="of:=IF([.G42]=[.G41];[.J41]&amp;&quot;, &quot;;&quot;&quot;)&amp;CHAR(34)&amp;[.I42]&amp;CHAR(34)" office:value-type="string" office:string-value="&quot;0&quot;">
            <text:p>"0"</text:p>
          </table:table-cell>
          <table:table-cell table:formula="of:=IF(AND([.G42]&lt;&gt;[.G43];[.I42]&lt;&gt;&quot;&quot;);&quot;groupMapping.put(&quot;&amp;CHAR(34)&amp;[.G42]&amp;CHAR(34)&amp;&quot;, new String[] {&quot;&amp;[.J42]&amp;&quot;});&quot;; &quot;&quot;)">
            <text:p/>
          </table:table-cell>
          <table:table-cell table:number-columns-repeated="5"/>
          <table:table-cell table:style-name="ce3" office:value-type="float" office:value="74">
            <text:p>74</text:p>
          </table:table-cell>
          <table:table-cell table:formula="of:=IF([.Q42]&lt;10;&quot;0&quot;&amp;[.Q42];&quot;&quot;&amp;[.Q42])" office:value-type="string" office:string-value="74">
            <text:p>74</text:p>
          </table:table-cell>
          <table:table-cell table:style-name="ce3" office:value-type="string">
            <text:p>RV</text:p>
          </table:table-cell>
          <table:table-cell table:style-name="ce3" office:value-type="float" office:value="23">
            <text:p>23</text:p>
          </table:table-cell>
          <table:table-cell table:style-name="ce1" table:formula="of:=IF([.R42]=[.R41];[.U41]&amp;&quot;, &quot;;&quot;&quot;)&amp;CHAR(34)&amp;[.T42]&amp;CHAR(34)" office:value-type="string" office:string-value="&quot;23&quot;">
            <text:p>"23"</text:p>
          </table:table-cell>
          <table:table-cell table:formula="of:=IF(AND([.R42]&lt;&gt;[.R43];[.T42]&lt;&gt;&quot;&quot;);&quot;groupMapping.put(&quot;&amp;CHAR(34)&amp;[.R42]&amp;CHAR(34)&amp;&quot;, new String[] {&quot;&amp;[.U42]&amp;&quot;});&quot;; &quot;&quot;)" office:value-type="string" office:string-value="groupMapping.put(&quot;74&quot;, new String[] {&quot;23&quot;});">
            <text:p>groupMapping.put("74", new String[] {"2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string">
            <text:p>127</text:p>
          </table:table-cell>
          <table:table-cell table:style-name="ce2" office:value-type="string">
            <text:p>H1N1 flu</text:p>
          </table:table-cell>
          <table:table-cell table:formula="of:=VLOOKUP([.F43];[.B$2:.D$36];3)" office:value-type="float" office:value="0">
            <text:p/>
          </table:table-cell>
          <table:table-cell table:formula="of:=IF([.G43]=[.G42];[.J42]&amp;&quot;, &quot;;&quot;&quot;)&amp;CHAR(34)&amp;[.I43]&amp;CHAR(34)" office:value-type="string" office:string-value="&quot;0&quot;">
            <text:p>"0"</text:p>
          </table:table-cell>
          <table:table-cell table:formula="of:=IF(AND([.G43]&lt;&gt;[.G44];[.I43]&lt;&gt;&quot;&quot;);&quot;groupMapping.put(&quot;&amp;CHAR(34)&amp;[.G43]&amp;CHAR(34)&amp;&quot;, new String[] {&quot;&amp;[.J43]&amp;&quot;});&quot;; &quot;&quot;)">
            <text:p/>
          </table:table-cell>
          <table:table-cell table:number-columns-repeated="5"/>
          <table:table-cell table:style-name="ce3" office:value-type="float" office:value="83">
            <text:p>83</text:p>
          </table:table-cell>
          <table:table-cell table:formula="of:=IF([.Q43]&lt;10;&quot;0&quot;&amp;[.Q43];&quot;&quot;&amp;[.Q43])" office:value-type="string" office:string-value="83">
            <text:p>83</text:p>
          </table:table-cell>
          <table:table-cell table:style-name="ce3" office:value-type="string">
            <text:p>HEPA</text:p>
          </table:table-cell>
          <table:table-cell table:style-name="ce3" office:value-type="float" office:value="11">
            <text:p>11</text:p>
          </table:table-cell>
          <table:table-cell table:style-name="ce1" table:formula="of:=IF([.R43]=[.R42];[.U42]&amp;&quot;, &quot;;&quot;&quot;)&amp;CHAR(34)&amp;[.T43]&amp;CHAR(34)" office:value-type="string" office:string-value="&quot;11&quot;">
            <text:p>"11"</text:p>
          </table:table-cell>
          <table:table-cell table:formula="of:=IF(AND([.R43]&lt;&gt;[.R44];[.T43]&lt;&gt;&quot;&quot;);&quot;groupMapping.put(&quot;&amp;CHAR(34)&amp;[.R43]&amp;CHAR(34)&amp;&quot;, new String[] {&quot;&amp;[.U43]&amp;&quot;});&quot;; &quot;&quot;)" office:value-type="string" office:string-value="groupMapping.put(&quot;83&quot;, new String[] {&quot;11&quot;});">
            <text:p>groupMapping.put("83", new String[] {"1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string">
            <text:p>128</text:p>
          </table:table-cell>
          <table:table-cell table:style-name="ce2" office:value-type="string">
            <text:p>H1N1 flu</text:p>
          </table:table-cell>
          <table:table-cell table:formula="of:=VLOOKUP([.F44];[.B$2:.D$36];3)" office:value-type="float" office:value="0">
            <text:p/>
          </table:table-cell>
          <table:table-cell table:formula="of:=IF([.G44]=[.G43];[.J43]&amp;&quot;, &quot;;&quot;&quot;)&amp;CHAR(34)&amp;[.I44]&amp;CHAR(34)" office:value-type="string" office:string-value="&quot;0&quot;">
            <text:p>"0"</text:p>
          </table:table-cell>
          <table:table-cell table:formula="of:=IF(AND([.G44]&lt;&gt;[.G45];[.I44]&lt;&gt;&quot;&quot;);&quot;groupMapping.put(&quot;&amp;CHAR(34)&amp;[.G44]&amp;CHAR(34)&amp;&quot;, new String[] {&quot;&amp;[.J44]&amp;&quot;});&quot;; &quot;&quot;)">
            <text:p/>
          </table:table-cell>
          <table:table-cell table:number-columns-repeated="5"/>
          <table:table-cell table:style-name="ce3" office:value-type="float" office:value="84">
            <text:p>84</text:p>
          </table:table-cell>
          <table:table-cell table:formula="of:=IF([.Q44]&lt;10;&quot;0&quot;&amp;[.Q44];&quot;&quot;&amp;[.Q44])" office:value-type="string" office:string-value="84">
            <text:p>84</text:p>
          </table:table-cell>
          <table:table-cell table:style-name="ce3" office:value-type="string">
            <text:p>HEPA</text:p>
          </table:table-cell>
          <table:table-cell table:style-name="ce3" office:value-type="float" office:value="11">
            <text:p>11</text:p>
          </table:table-cell>
          <table:table-cell table:style-name="ce1" table:formula="of:=IF([.R44]=[.R43];[.U43]&amp;&quot;, &quot;;&quot;&quot;)&amp;CHAR(34)&amp;[.T44]&amp;CHAR(34)" office:value-type="string" office:string-value="&quot;11&quot;">
            <text:p>"11"</text:p>
          </table:table-cell>
          <table:table-cell table:formula="of:=IF(AND([.R44]&lt;&gt;[.R45];[.T44]&lt;&gt;&quot;&quot;);&quot;groupMapping.put(&quot;&amp;CHAR(34)&amp;[.R44]&amp;CHAR(34)&amp;&quot;, new String[] {&quot;&amp;[.U44]&amp;&quot;});&quot;; &quot;&quot;)" office:value-type="string" office:string-value="groupMapping.put(&quot;84&quot;, new String[] {&quot;11&quot;});">
            <text:p>groupMapping.put("84", new String[] {"1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DTAP</text:p>
          </table:table-cell>
          <table:table-cell table:formula="of:=VLOOKUP([.F45];[.B$2:.D$36];3)" office:value-type="float" office:value="7">
            <text:p>7</text:p>
          </table:table-cell>
          <table:table-cell table:formula="of:=IF([.G45]=[.G44];[.J44]&amp;&quot;, &quot;;&quot;&quot;)&amp;CHAR(34)&amp;[.I45]&amp;CHAR(34)" office:value-type="string" office:string-value="&quot;7&quot;">
            <text:p>"7"</text:p>
          </table:table-cell>
          <table:table-cell table:formula="of:=IF(AND([.G45]&lt;&gt;[.G46];[.I45]&lt;&gt;&quot;&quot;);&quot;groupMapping.put(&quot;&amp;CHAR(34)&amp;[.G45]&amp;CHAR(34)&amp;&quot;, new String[] {&quot;&amp;[.J45]&amp;&quot;});&quot;; &quot;&quot;)">
            <text:p/>
          </table:table-cell>
          <table:table-cell table:number-columns-repeated="5"/>
          <table:table-cell table:style-name="ce3" office:value-type="float" office:value="85">
            <text:p>85</text:p>
          </table:table-cell>
          <table:table-cell table:formula="of:=IF([.Q45]&lt;10;&quot;0&quot;&amp;[.Q45];&quot;&quot;&amp;[.Q45])" office:value-type="string" office:string-value="85">
            <text:p>85</text:p>
          </table:table-cell>
          <table:table-cell table:style-name="ce3" office:value-type="string">
            <text:p>HEPA</text:p>
          </table:table-cell>
          <table:table-cell table:style-name="ce3" office:value-type="float" office:value="11">
            <text:p>11</text:p>
          </table:table-cell>
          <table:table-cell table:style-name="ce1" table:formula="of:=IF([.R45]=[.R44];[.U44]&amp;&quot;, &quot;;&quot;&quot;)&amp;CHAR(34)&amp;[.T45]&amp;CHAR(34)" office:value-type="string" office:string-value="&quot;11&quot;">
            <text:p>"11"</text:p>
          </table:table-cell>
          <table:table-cell table:formula="of:=IF(AND([.R45]&lt;&gt;[.R46];[.T45]&lt;&gt;&quot;&quot;);&quot;groupMapping.put(&quot;&amp;CHAR(34)&amp;[.R45]&amp;CHAR(34)&amp;&quot;, new String[] {&quot;&amp;[.U45]&amp;&quot;});&quot;; &quot;&quot;)" office:value-type="string" office:string-value="groupMapping.put(&quot;85&quot;, new String[] {&quot;11&quot;});">
            <text:p>groupMapping.put("85", new String[] {"1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6">
            <text:p>26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POLIO</text:p>
          </table:table-cell>
          <table:table-cell table:formula="of:=VLOOKUP([.F46];[.B$2:.D$36];3)" office:value-type="float" office:value="20">
            <text:p>20</text:p>
          </table:table-cell>
          <table:table-cell table:formula="of:=IF([.G46]=[.G45];[.J45]&amp;&quot;, &quot;;&quot;&quot;)&amp;CHAR(34)&amp;[.I46]&amp;CHAR(34)" office:value-type="string" office:string-value="&quot;7&quot;, &quot;20&quot;">
            <text:p>"7", "20"</text:p>
          </table:table-cell>
          <table:table-cell table:formula="of:=IF(AND([.G46]&lt;&gt;[.G47];[.I46]&lt;&gt;&quot;&quot;);&quot;groupMapping.put(&quot;&amp;CHAR(34)&amp;[.G46]&amp;CHAR(34)&amp;&quot;, new String[] {&quot;&amp;[.J46]&amp;&quot;});&quot;; &quot;&quot;)" office:value-type="string" office:string-value="groupMapping.put(&quot;130&quot;, new String[] {&quot;7&quot;, &quot;20&quot;});">
            <text:p>groupMapping.put("130", new String[] {"7", "20"});</text:p>
          </table:table-cell>
          <table:table-cell table:number-columns-repeated="5"/>
          <table:table-cell table:style-name="ce3" office:value-type="float" office:value="88">
            <text:p>88</text:p>
          </table:table-cell>
          <table:table-cell table:formula="of:=IF([.Q46]&lt;10;&quot;0&quot;&amp;[.Q46];&quot;&quot;&amp;[.Q46])" office:value-type="string" office:string-value="88">
            <text:p>88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46]=[.R45];[.U45]&amp;&quot;, &quot;;&quot;&quot;)&amp;CHAR(34)&amp;[.T46]&amp;CHAR(34)" office:value-type="string" office:string-value="&quot;9&quot;">
            <text:p>"9"</text:p>
          </table:table-cell>
          <table:table-cell table:formula="of:=IF(AND([.R46]&lt;&gt;[.R47];[.T46]&lt;&gt;&quot;&quot;);&quot;groupMapping.put(&quot;&amp;CHAR(34)&amp;[.R46]&amp;CHAR(34)&amp;&quot;, new String[] {&quot;&amp;[.U46]&amp;&quot;});&quot;; &quot;&quot;)" office:value-type="string" office:string-value="groupMapping.put(&quot;88&quot;, new String[] {&quot;9&quot;});">
            <text:p>groupMapping.put("88", new String[] {"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DTAP</text:p>
          </table:table-cell>
          <table:table-cell table:formula="of:=VLOOKUP([.F47];[.B$2:.D$36];3)" office:value-type="float" office:value="7">
            <text:p>7</text:p>
          </table:table-cell>
          <table:table-cell table:formula="of:=IF([.G47]=[.G46];[.J46]&amp;&quot;, &quot;;&quot;&quot;)&amp;CHAR(34)&amp;[.I47]&amp;CHAR(34)" office:value-type="string" office:string-value="&quot;7&quot;">
            <text:p>"7"</text:p>
          </table:table-cell>
          <table:table-cell table:formula="of:=IF(AND([.G47]&lt;&gt;[.G48];[.I47]&lt;&gt;&quot;&quot;);&quot;groupMapping.put(&quot;&amp;CHAR(34)&amp;[.G47]&amp;CHAR(34)&amp;&quot;, new String[] {&quot;&amp;[.J47]&amp;&quot;});&quot;; &quot;&quot;)">
            <text:p/>
          </table:table-cell>
          <table:table-cell table:number-columns-repeated="5"/>
          <table:table-cell table:style-name="ce3" office:value-type="float" office:value="89">
            <text:p>89</text:p>
          </table:table-cell>
          <table:table-cell table:formula="of:=IF([.Q47]&lt;10;&quot;0&quot;&amp;[.Q47];&quot;&quot;&amp;[.Q47])" office:value-type="string" office:string-value="89">
            <text:p>89</text:p>
          </table:table-cell>
          <table:table-cell table:style-name="ce3" office:value-type="string">
            <text:p>POL</text:p>
          </table:table-cell>
          <table:table-cell table:style-name="ce3" office:value-type="float" office:value="20">
            <text:p>20</text:p>
          </table:table-cell>
          <table:table-cell table:style-name="ce1" table:formula="of:=IF([.R47]=[.R46];[.U46]&amp;&quot;, &quot;;&quot;&quot;)&amp;CHAR(34)&amp;[.T47]&amp;CHAR(34)" office:value-type="string" office:string-value="&quot;20&quot;">
            <text:p>"20"</text:p>
          </table:table-cell>
          <table:table-cell table:formula="of:=IF(AND([.R47]&lt;&gt;[.R48];[.T47]&lt;&gt;&quot;&quot;);&quot;groupMapping.put(&quot;&amp;CHAR(34)&amp;[.R47]&amp;CHAR(34)&amp;&quot;, new String[] {&quot;&amp;[.U47]&amp;&quot;});&quot;; &quot;&quot;)" office:value-type="string" office:string-value="groupMapping.put(&quot;89&quot;, new String[] {&quot;20&quot;});">
            <text:p>groupMapping.put("89", new String[] {"20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HepB</text:p>
          </table:table-cell>
          <table:table-cell table:formula="of:=VLOOKUP([.F48];[.B$2:.D$36];3)" office:value-type="float" office:value="12">
            <text:p>12</text:p>
          </table:table-cell>
          <table:table-cell table:formula="of:=IF([.G48]=[.G47];[.J47]&amp;&quot;, &quot;;&quot;&quot;)&amp;CHAR(34)&amp;[.I48]&amp;CHAR(34)" office:value-type="string" office:string-value="&quot;7&quot;, &quot;12&quot;">
            <text:p>"7", "12"</text:p>
          </table:table-cell>
          <table:table-cell table:formula="of:=IF(AND([.G48]&lt;&gt;[.G49];[.I48]&lt;&gt;&quot;&quot;);&quot;groupMapping.put(&quot;&amp;CHAR(34)&amp;[.G48]&amp;CHAR(34)&amp;&quot;, new String[] {&quot;&amp;[.J48]&amp;&quot;});&quot;; &quot;&quot;)">
            <text:p/>
          </table:table-cell>
          <table:table-cell table:number-columns-repeated="5"/>
          <table:table-cell table:style-name="ce3" office:value-type="float" office:value="90">
            <text:p>90</text:p>
          </table:table-cell>
          <table:table-cell table:formula="of:=IF([.Q48]&lt;10;&quot;0&quot;&amp;[.Q48];&quot;&quot;&amp;[.Q48])" office:value-type="string" office:string-value="90">
            <text:p>90</text:p>
          </table:table-cell>
          <table:table-cell table:style-name="ce3" office:value-type="string">
            <text:p>RAB</text:p>
          </table:table-cell>
          <table:table-cell table:style-name="ce3" office:value-type="float" office:value="21">
            <text:p>21</text:p>
          </table:table-cell>
          <table:table-cell table:style-name="ce1" table:formula="of:=IF([.R48]=[.R47];[.U47]&amp;&quot;, &quot;;&quot;&quot;)&amp;CHAR(34)&amp;[.T48]&amp;CHAR(34)" office:value-type="string" office:string-value="&quot;21&quot;">
            <text:p>"21"</text:p>
          </table:table-cell>
          <table:table-cell table:formula="of:=IF(AND([.R48]&lt;&gt;[.R49];[.T48]&lt;&gt;&quot;&quot;);&quot;groupMapping.put(&quot;&amp;CHAR(34)&amp;[.R48]&amp;CHAR(34)&amp;&quot;, new String[] {&quot;&amp;[.U48]&amp;&quot;});&quot;; &quot;&quot;)" office:value-type="string" office:string-value="groupMapping.put(&quot;90&quot;, new String[] {&quot;21&quot;});">
            <text:p>groupMapping.put("90", new String[] {"2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HIB</text:p>
          </table:table-cell>
          <table:table-cell table:formula="of:=VLOOKUP([.F49];[.B$2:.D$36];3)" office:value-type="float" office:value="13">
            <text:p>13</text:p>
          </table:table-cell>
          <table:table-cell table:formula="of:=IF([.G49]=[.G48];[.J48]&amp;&quot;, &quot;;&quot;&quot;)&amp;CHAR(34)&amp;[.I49]&amp;CHAR(34)" office:value-type="string" office:string-value="&quot;7&quot;, &quot;12&quot;, &quot;13&quot;">
            <text:p>"7", "12", "13"</text:p>
          </table:table-cell>
          <table:table-cell table:formula="of:=IF(AND([.G49]&lt;&gt;[.G50];[.I49]&lt;&gt;&quot;&quot;);&quot;groupMapping.put(&quot;&amp;CHAR(34)&amp;[.G49]&amp;CHAR(34)&amp;&quot;, new String[] {&quot;&amp;[.J49]&amp;&quot;});&quot;; &quot;&quot;)">
            <text:p/>
          </table:table-cell>
          <table:table-cell table:number-columns-repeated="5"/>
          <table:table-cell table:style-name="ce3" office:value-type="float" office:value="94">
            <text:p>94</text:p>
          </table:table-cell>
          <table:table-cell table:formula="of:=IF([.Q49]&lt;10;&quot;0&quot;&amp;[.Q49];&quot;&quot;&amp;[.Q49])" office:value-type="string" office:string-value="94">
            <text:p>94</text:p>
          </table:table-cell>
          <table:table-cell table:style-name="ce3" office:value-type="string">
            <text:p>MMR-VAR</text:p>
          </table:table-cell>
          <table:table-cell table:style-name="ce3" office:value-type="float" office:value="17">
            <text:p>17</text:p>
          </table:table-cell>
          <table:table-cell table:style-name="ce1" table:formula="of:=IF([.R49]=[.R48];[.U48]&amp;&quot;, &quot;;&quot;&quot;)&amp;CHAR(34)&amp;[.T49]&amp;CHAR(34)" office:value-type="string" office:string-value="&quot;17&quot;">
            <text:p>"17"</text:p>
          </table:table-cell>
          <table:table-cell table:formula="of:=IF(AND([.R49]&lt;&gt;[.R50];[.T49]&lt;&gt;&quot;&quot;);&quot;groupMapping.put(&quot;&amp;CHAR(34)&amp;[.R49]&amp;CHAR(34)&amp;&quot;, new String[] {&quot;&amp;[.U49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6">
            <text:p>26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POLIO</text:p>
          </table:table-cell>
          <table:table-cell table:formula="of:=VLOOKUP([.F50];[.B$2:.D$36];3)" office:value-type="float" office:value="20">
            <text:p>20</text:p>
          </table:table-cell>
          <table:table-cell table:formula="of:=IF([.G50]=[.G49];[.J49]&amp;&quot;, &quot;;&quot;&quot;)&amp;CHAR(34)&amp;[.I50]&amp;CHAR(34)" office:value-type="string" office:string-value="&quot;7&quot;, &quot;12&quot;, &quot;13&quot;, &quot;20&quot;">
            <text:p>"7", "12", "13", "20"</text:p>
          </table:table-cell>
          <table:table-cell table:formula="of:=IF(AND([.G50]&lt;&gt;[.G51];[.I50]&lt;&gt;&quot;&quot;);&quot;groupMapping.put(&quot;&amp;CHAR(34)&amp;[.G50]&amp;CHAR(34)&amp;&quot;, new String[] {&quot;&amp;[.J50]&amp;&quot;});&quot;; &quot;&quot;)" office:value-type="string" office:string-value="groupMapping.put(&quot;132&quot;, new String[] {&quot;7&quot;, &quot;12&quot;, &quot;13&quot;, &quot;20&quot;});">
            <text:p>groupMapping.put("132", new String[] {"7", "12", "13", "20"});</text:p>
          </table:table-cell>
          <table:table-cell table:number-columns-repeated="5"/>
          <table:table-cell table:style-name="ce3" office:value-type="float" office:value="94">
            <text:p>94</text:p>
          </table:table-cell>
          <table:table-cell table:formula="of:=IF([.Q50]&lt;10;&quot;0&quot;&amp;[.Q50];&quot;&quot;&amp;[.Q50])" office:value-type="string" office:string-value="94">
            <text:p>94</text:p>
          </table:table-cell>
          <table:table-cell table:style-name="ce3" office:value-type="string">
            <text:p>MMR-VAR</text:p>
          </table:table-cell>
          <table:table-cell table:style-name="ce3" office:value-type="float" office:value="26">
            <text:p>26</text:p>
          </table:table-cell>
          <table:table-cell table:style-name="ce1" table:formula="of:=IF([.R50]=[.R49];[.U49]&amp;&quot;, &quot;;&quot;&quot;)&amp;CHAR(34)&amp;[.T50]&amp;CHAR(34)" office:value-type="string" office:string-value="&quot;17&quot;, &quot;26&quot;">
            <text:p>"17", "26"</text:p>
          </table:table-cell>
          <table:table-cell table:formula="of:=IF(AND([.R50]&lt;&gt;[.R51];[.T50]&lt;&gt;&quot;&quot;);&quot;groupMapping.put(&quot;&amp;CHAR(34)&amp;[.R50]&amp;CHAR(34)&amp;&quot;, new String[] {&quot;&amp;[.U50]&amp;&quot;});&quot;; &quot;&quot;)" office:value-type="string" office:string-value="groupMapping.put(&quot;94&quot;, new String[] {&quot;17&quot;, &quot;26&quot;});">
            <text:p>groupMapping.put("94", new String[] {"17", "26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24">
            <text:p>24</text:p>
          </table:table-cell>
          <table:table-cell table:style-name="ce2" office:value-type="string">
            <text:p>133</text:p>
          </table:table-cell>
          <table:table-cell table:style-name="ce2" office:value-type="string">
            <text:p>PneumoPCV</text:p>
          </table:table-cell>
          <table:table-cell table:formula="of:=VLOOKUP([.F51];[.B$2:.D$36];3)" office:value-type="float" office:value="34">
            <text:p>34</text:p>
          </table:table-cell>
          <table:table-cell table:formula="of:=IF([.G51]=[.G50];[.J50]&amp;&quot;, &quot;;&quot;&quot;)&amp;CHAR(34)&amp;[.I51]&amp;CHAR(34)" office:value-type="string" office:string-value="&quot;34&quot;">
            <text:p>"34"</text:p>
          </table:table-cell>
          <table:table-cell table:formula="of:=IF(AND([.G51]&lt;&gt;[.G52];[.I51]&lt;&gt;&quot;&quot;);&quot;groupMapping.put(&quot;&amp;CHAR(34)&amp;[.G51]&amp;CHAR(34)&amp;&quot;, new String[] {&quot;&amp;[.J51]&amp;&quot;});&quot;; &quot;&quot;)" office:value-type="string" office:string-value="groupMapping.put(&quot;133&quot;, new String[] {&quot;34&quot;});">
            <text:p>groupMapping.put("133", new String[] {"34"});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table:formula="of:=IF([.Q51]&lt;10;&quot;0&quot;&amp;[.Q51];&quot;&quot;&amp;[.Q51])" office:value-type="string" office:string-value="100">
            <text:p>100</text:p>
          </table:table-cell>
          <table:table-cell table:style-name="ce3" office:value-type="string">
            <text:p>PNCN</text:p>
          </table:table-cell>
          <table:table-cell table:style-name="ce3" office:value-type="float" office:value="19">
            <text:p>19</text:p>
          </table:table-cell>
          <table:table-cell table:style-name="ce1" table:formula="of:=IF([.R51]=[.R50];[.U50]&amp;&quot;, &quot;;&quot;&quot;)&amp;CHAR(34)&amp;[.T51]&amp;CHAR(34)" office:value-type="string" office:string-value="&quot;19&quot;">
            <text:p>"19"</text:p>
          </table:table-cell>
          <table:table-cell table:formula="of:=IF(AND([.R51]&lt;&gt;[.R52];[.T51]&lt;&gt;&quot;&quot;);&quot;groupMapping.put(&quot;&amp;CHAR(34)&amp;[.R51]&amp;CHAR(34)&amp;&quot;, new String[] {&quot;&amp;[.U51]&amp;&quot;});&quot;; &quot;&quot;)" office:value-type="string" office:string-value="groupMapping.put(&quot;100&quot;, new String[] {&quot;19&quot;});">
            <text:p>groupMapping.put("100", new String[] {"1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8">
            <text:p>18</text:p>
          </table:table-cell>
          <table:table-cell table:style-name="ce2" office:value-type="string">
            <text:p>134</text:p>
          </table:table-cell>
          <table:table-cell table:style-name="ce2" office:value-type="string">
            <text:p>Japanese encephalitis</text:p>
          </table:table-cell>
          <table:table-cell table:formula="of:=VLOOKUP([.F52];[.B$2:.D$36];3)" office:value-type="float" office:value="0">
            <text:p/>
          </table:table-cell>
          <table:table-cell table:formula="of:=IF([.G52]=[.G51];[.J51]&amp;&quot;, &quot;;&quot;&quot;)&amp;CHAR(34)&amp;[.I52]&amp;CHAR(34)" office:value-type="string" office:string-value="&quot;0&quot;">
            <text:p>"0"</text:p>
          </table:table-cell>
          <table:table-cell table:formula="of:=IF(AND([.G52]&lt;&gt;[.G53];[.I52]&lt;&gt;&quot;&quot;);&quot;groupMapping.put(&quot;&amp;CHAR(34)&amp;[.G52]&amp;CHAR(34)&amp;&quot;, new String[] {&quot;&amp;[.J52]&amp;&quot;});&quot;; &quot;&quot;)">
            <text:p/>
          </table:table-cell>
          <table:table-cell table:number-columns-repeated="5"/>
          <table:table-cell table:style-name="ce3" office:value-type="float" office:value="102">
            <text:p>102</text:p>
          </table:table-cell>
          <table:table-cell table:formula="of:=IF([.Q52]&lt;10;&quot;0&quot;&amp;[.Q52];&quot;&quot;&amp;[.Q52])" office:value-type="string" office:string-value="102">
            <text:p>102</text:p>
          </table:table-cell>
          <table:table-cell table:style-name="ce3" office:value-type="string">
            <text:p>DTAP-HIB-HEPB</text:p>
          </table:table-cell>
          <table:table-cell table:style-name="ce3" office:value-type="float" office:value="7">
            <text:p>7</text:p>
          </table:table-cell>
          <table:table-cell table:style-name="ce1" table:formula="of:=IF([.R52]=[.R51];[.U51]&amp;&quot;, &quot;;&quot;&quot;)&amp;CHAR(34)&amp;[.T52]&amp;CHAR(34)" office:value-type="string" office:string-value="&quot;7&quot;">
            <text:p>"7"</text:p>
          </table:table-cell>
          <table:table-cell table:formula="of:=IF(AND([.R52]&lt;&gt;[.R53];[.T52]&lt;&gt;&quot;&quot;);&quot;groupMapping.put(&quot;&amp;CHAR(34)&amp;[.R52]&amp;CHAR(34)&amp;&quot;, new String[] {&quot;&amp;[.U52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FLU</text:p>
          </table:table-cell>
          <table:table-cell table:formula="of:=VLOOKUP([.F53];[.B$2:.D$36];3)" office:value-type="float" office:value="9">
            <text:p>9</text:p>
          </table:table-cell>
          <table:table-cell table:formula="of:=IF([.G53]=[.G52];[.J52]&amp;&quot;, &quot;;&quot;&quot;)&amp;CHAR(34)&amp;[.I53]&amp;CHAR(34)" office:value-type="string" office:string-value="&quot;9&quot;">
            <text:p>"9"</text:p>
          </table:table-cell>
          <table:table-cell table:formula="of:=IF(AND([.G53]&lt;&gt;[.G54];[.I53]&lt;&gt;&quot;&quot;);&quot;groupMapping.put(&quot;&amp;CHAR(34)&amp;[.G53]&amp;CHAR(34)&amp;&quot;, new String[] {&quot;&amp;[.J53]&amp;&quot;});&quot;; &quot;&quot;)" office:value-type="string" office:string-value="groupMapping.put(&quot;135&quot;, new String[] {&quot;9&quot;});">
            <text:p>groupMapping.put("135", new String[] {"9"});</text:p>
          </table:table-cell>
          <table:table-cell table:number-columns-repeated="5"/>
          <table:table-cell table:style-name="ce3" office:value-type="float" office:value="102">
            <text:p>102</text:p>
          </table:table-cell>
          <table:table-cell table:formula="of:=IF([.Q53]&lt;10;&quot;0&quot;&amp;[.Q53];&quot;&quot;&amp;[.Q53])" office:value-type="string" office:string-value="102">
            <text:p>102</text:p>
          </table:table-cell>
          <table:table-cell table:style-name="ce3" office:value-type="string">
            <text:p>DTAP-HIB-HEPB</text:p>
          </table:table-cell>
          <table:table-cell table:style-name="ce3" office:value-type="float" office:value="12">
            <text:p>12</text:p>
          </table:table-cell>
          <table:table-cell table:style-name="ce1" table:formula="of:=IF([.R53]=[.R52];[.U52]&amp;&quot;, &quot;;&quot;&quot;)&amp;CHAR(34)&amp;[.T53]&amp;CHAR(34)" office:value-type="string" office:string-value="&quot;7&quot;, &quot;12&quot;">
            <text:p>"7", "12"</text:p>
          </table:table-cell>
          <table:table-cell table:formula="of:=IF(AND([.R53]&lt;&gt;[.R54];[.T53]&lt;&gt;&quot;&quot;);&quot;groupMapping.put(&quot;&amp;CHAR(34)&amp;[.R53]&amp;CHAR(34)&amp;&quot;, new String[] {&quot;&amp;[.U53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1">
            <text:p>21</text:p>
          </table:table-cell>
          <table:table-cell table:style-name="ce2" office:value-type="string">
            <text:p>136</text:p>
          </table:table-cell>
          <table:table-cell table:style-name="ce2" office:value-type="string">
            <text:p>MENING</text:p>
          </table:table-cell>
          <table:table-cell table:formula="of:=VLOOKUP([.F54];[.B$2:.D$36];3)" office:value-type="float" office:value="16">
            <text:p>16</text:p>
          </table:table-cell>
          <table:table-cell table:formula="of:=IF([.G54]=[.G53];[.J53]&amp;&quot;, &quot;;&quot;&quot;)&amp;CHAR(34)&amp;[.I54]&amp;CHAR(34)" office:value-type="string" office:string-value="&quot;16&quot;">
            <text:p>"16"</text:p>
          </table:table-cell>
          <table:table-cell table:formula="of:=IF(AND([.G54]&lt;&gt;[.G55];[.I54]&lt;&gt;&quot;&quot;);&quot;groupMapping.put(&quot;&amp;CHAR(34)&amp;[.G54]&amp;CHAR(34)&amp;&quot;, new String[] {&quot;&amp;[.J54]&amp;&quot;});&quot;; &quot;&quot;)" office:value-type="string" office:string-value="groupMapping.put(&quot;136&quot;, new String[] {&quot;16&quot;});">
            <text:p>groupMapping.put("136", new String[] {"16"});</text:p>
          </table:table-cell>
          <table:table-cell table:number-columns-repeated="5"/>
          <table:table-cell table:style-name="ce3" office:value-type="float" office:value="102">
            <text:p>102</text:p>
          </table:table-cell>
          <table:table-cell table:formula="of:=IF([.Q54]&lt;10;&quot;0&quot;&amp;[.Q54];&quot;&quot;&amp;[.Q54])" office:value-type="string" office:string-value="102">
            <text:p>102</text:p>
          </table:table-cell>
          <table:table-cell table:style-name="ce3" office:value-type="string">
            <text:p>DTAP-HIB-HEPB</text:p>
          </table:table-cell>
          <table:table-cell table:style-name="ce3" office:value-type="float" office:value="13">
            <text:p>13</text:p>
          </table:table-cell>
          <table:table-cell table:style-name="ce1" table:formula="of:=IF([.R54]=[.R53];[.U53]&amp;&quot;, &quot;;&quot;&quot;)&amp;CHAR(34)&amp;[.T54]&amp;CHAR(34)" office:value-type="string" office:string-value="&quot;7&quot;, &quot;12&quot;, &quot;13&quot;">
            <text:p>"7", "12", "13"</text:p>
          </table:table-cell>
          <table:table-cell table:formula="of:=IF(AND([.R54]&lt;&gt;[.R55];[.T54]&lt;&gt;&quot;&quot;);&quot;groupMapping.put(&quot;&amp;CHAR(34)&amp;[.R54]&amp;CHAR(34)&amp;&quot;, new String[] {&quot;&amp;[.U54]&amp;&quot;});&quot;; &quot;&quot;)" office:value-type="string" office:string-value="groupMapping.put(&quot;102&quot;, new String[] {&quot;7&quot;, &quot;12&quot;, &quot;13&quot;});">
            <text:p>groupMapping.put("102", new String[] {"7", "12", "1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6">
            <text:p>16</text:p>
          </table:table-cell>
          <table:table-cell table:style-name="ce2" office:value-type="string">
            <text:p>137</text:p>
          </table:table-cell>
          <table:table-cell table:style-name="ce2" office:value-type="string">
            <text:p>HPV</text:p>
          </table:table-cell>
          <table:table-cell table:formula="of:=VLOOKUP([.F55];[.B$2:.D$36];3)" office:value-type="float" office:value="38">
            <text:p>38</text:p>
          </table:table-cell>
          <table:table-cell table:formula="of:=IF([.G55]=[.G54];[.J54]&amp;&quot;, &quot;;&quot;&quot;)&amp;CHAR(34)&amp;[.I55]&amp;CHAR(34)" office:value-type="string" office:string-value="&quot;38&quot;">
            <text:p>"38"</text:p>
          </table:table-cell>
          <table:table-cell table:formula="of:=IF(AND([.G55]&lt;&gt;[.G56];[.I55]&lt;&gt;&quot;&quot;);&quot;groupMapping.put(&quot;&amp;CHAR(34)&amp;[.G55]&amp;CHAR(34)&amp;&quot;, new String[] {&quot;&amp;[.J55]&amp;&quot;});&quot;; &quot;&quot;)" office:value-type="string" office:string-value="groupMapping.put(&quot;137&quot;, new String[] {&quot;38&quot;});">
            <text:p>groupMapping.put("137", new String[] {"38"});</text:p>
          </table:table-cell>
          <table:table-cell table:number-columns-repeated="5"/>
          <table:table-cell table:style-name="ce3" office:value-type="float" office:value="104">
            <text:p>104</text:p>
          </table:table-cell>
          <table:table-cell table:formula="of:=IF([.Q55]&lt;10;&quot;0&quot;&amp;[.Q55];&quot;&quot;&amp;[.Q55])" office:value-type="string" office:string-value="104">
            <text:p>104</text:p>
          </table:table-cell>
          <table:table-cell table:style-name="ce3" office:value-type="string">
            <text:p>HEPA-HEPB</text:p>
          </table:table-cell>
          <table:table-cell table:style-name="ce3" office:value-type="float" office:value="11">
            <text:p>11</text:p>
          </table:table-cell>
          <table:table-cell table:style-name="ce1" table:formula="of:=IF([.R55]=[.R54];[.U54]&amp;&quot;, &quot;;&quot;&quot;)&amp;CHAR(34)&amp;[.T55]&amp;CHAR(34)" office:value-type="string" office:string-value="&quot;11&quot;">
            <text:p>"11"</text:p>
          </table:table-cell>
          <table:table-cell table:formula="of:=IF(AND([.R55]&lt;&gt;[.R56];[.T55]&lt;&gt;&quot;&quot;);&quot;groupMapping.put(&quot;&amp;CHAR(34)&amp;[.R55]&amp;CHAR(34)&amp;&quot;, new String[] {&quot;&amp;[.U55]&amp;&quot;});&quot;; &quot;&quot;)">
            <text:p/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30">
            <text:p>3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Td</text:p>
          </table:table-cell>
          <table:table-cell table:formula="of:=VLOOKUP([.F56];[.B$2:.D$36];3)" office:value-type="float" office:value="40">
            <text:p>40</text:p>
          </table:table-cell>
          <table:table-cell table:formula="of:=IF([.G56]=[.G55];[.J55]&amp;&quot;, &quot;;&quot;&quot;)&amp;CHAR(34)&amp;[.I56]&amp;CHAR(34)" office:value-type="string" office:string-value="&quot;40&quot;">
            <text:p>"40"</text:p>
          </table:table-cell>
          <table:table-cell table:formula="of:=IF(AND([.G56]&lt;&gt;[.G57];[.I56]&lt;&gt;&quot;&quot;);&quot;groupMapping.put(&quot;&amp;CHAR(34)&amp;[.G56]&amp;CHAR(34)&amp;&quot;, new String[] {&quot;&amp;[.J56]&amp;&quot;});&quot;; &quot;&quot;)" office:value-type="string" office:string-value="groupMapping.put(&quot;138&quot;, new String[] {&quot;40&quot;});">
            <text:p>groupMapping.put("138", new String[] {"40"});</text:p>
          </table:table-cell>
          <table:table-cell table:number-columns-repeated="5"/>
          <table:table-cell table:style-name="ce3" office:value-type="float" office:value="104">
            <text:p>104</text:p>
          </table:table-cell>
          <table:table-cell table:formula="of:=IF([.Q56]&lt;10;&quot;0&quot;&amp;[.Q56];&quot;&quot;&amp;[.Q56])" office:value-type="string" office:string-value="104">
            <text:p>104</text:p>
          </table:table-cell>
          <table:table-cell table:style-name="ce3" office:value-type="string">
            <text:p>HEPA-HEPB</text:p>
          </table:table-cell>
          <table:table-cell table:style-name="ce3" office:value-type="float" office:value="12">
            <text:p>12</text:p>
          </table:table-cell>
          <table:table-cell table:style-name="ce1" table:formula="of:=IF([.R56]=[.R55];[.U55]&amp;&quot;, &quot;;&quot;&quot;)&amp;CHAR(34)&amp;[.T56]&amp;CHAR(34)" office:value-type="string" office:string-value="&quot;11&quot;, &quot;12&quot;">
            <text:p>"11", "12"</text:p>
          </table:table-cell>
          <table:table-cell table:formula="of:=IF(AND([.R56]&lt;&gt;[.R57];[.T56]&lt;&gt;&quot;&quot;);&quot;groupMapping.put(&quot;&amp;CHAR(34)&amp;[.R56]&amp;CHAR(34)&amp;&quot;, new String[] {&quot;&amp;[.U56]&amp;&quot;});&quot;; &quot;&quot;)" office:value-type="string" office:string-value="groupMapping.put(&quot;104&quot;, new String[] {&quot;11&quot;, &quot;12&quot;});">
            <text:p>groupMapping.put("104", new String[] {"11", "12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IG</text:p>
          </table:table-cell>
          <table:table-cell table:formula="of:=VLOOKUP([.F57];[.B$2:.D$36];3)" office:value-type="float" office:value="0">
            <text:p/>
          </table:table-cell>
          <table:table-cell table:formula="of:=IF([.G57]=[.G56];[.J56]&amp;&quot;, &quot;;&quot;&quot;)&amp;CHAR(34)&amp;[.I57]&amp;CHAR(34)" office:value-type="string" office:string-value="&quot;0&quot;">
            <text:p>"0"</text:p>
          </table:table-cell>
          <table:table-cell table:formula="of:=IF(AND([.G57]&lt;&gt;[.G58];[.I57]&lt;&gt;&quot;&quot;);&quot;groupMapping.put(&quot;&amp;CHAR(34)&amp;[.G57]&amp;CHAR(34)&amp;&quot;, new String[] {&quot;&amp;[.J57]&amp;&quot;});&quot;; &quot;&quot;)">
            <text:p/>
          </table:table-cell>
          <table:table-cell table:number-columns-repeated="5"/>
          <table:table-cell table:style-name="ce3" office:value-type="float" office:value="106">
            <text:p>106</text:p>
          </table:table-cell>
          <table:table-cell table:formula="of:=IF([.Q57]&lt;10;&quot;0&quot;&amp;[.Q57];&quot;&quot;&amp;[.Q57])" office:value-type="string" office:string-value="106">
            <text:p>106</text:p>
          </table:table-cell>
          <table:table-cell table:style-name="ce3" office:value-type="string">
            <text:p>DTAP</text:p>
          </table:table-cell>
          <table:table-cell table:style-name="ce3" office:value-type="float" office:value="7">
            <text:p>7</text:p>
          </table:table-cell>
          <table:table-cell table:style-name="ce1" table:formula="of:=IF([.R57]=[.R56];[.U56]&amp;&quot;, &quot;;&quot;&quot;)&amp;CHAR(34)&amp;[.T57]&amp;CHAR(34)" office:value-type="string" office:string-value="&quot;7&quot;">
            <text:p>"7"</text:p>
          </table:table-cell>
          <table:table-cell table:formula="of:=IF(AND([.R57]&lt;&gt;[.R58];[.T57]&lt;&gt;&quot;&quot;);&quot;groupMapping.put(&quot;&amp;CHAR(34)&amp;[.R57]&amp;CHAR(34)&amp;&quot;, new String[] {&quot;&amp;[.U57]&amp;&quot;});&quot;; &quot;&quot;)" office:value-type="string" office:string-value="groupMapping.put(&quot;106&quot;, new String[] {&quot;7&quot;});">
            <text:p>groupMapping.put("106", new String[] {"7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FLU</text:p>
          </table:table-cell>
          <table:table-cell table:formula="of:=VLOOKUP([.F58];[.B$2:.D$36];3)" office:value-type="float" office:value="9">
            <text:p>9</text:p>
          </table:table-cell>
          <table:table-cell table:formula="of:=IF([.G58]=[.G57];[.J57]&amp;&quot;, &quot;;&quot;&quot;)&amp;CHAR(34)&amp;[.I58]&amp;CHAR(34)" office:value-type="string" office:string-value="&quot;9&quot;">
            <text:p>"9"</text:p>
          </table:table-cell>
          <table:table-cell table:formula="of:=IF(AND([.G58]&lt;&gt;[.G59];[.I58]&lt;&gt;&quot;&quot;);&quot;groupMapping.put(&quot;&amp;CHAR(34)&amp;[.G58]&amp;CHAR(34)&amp;&quot;, new String[] {&quot;&amp;[.J58]&amp;&quot;});&quot;; &quot;&quot;)" office:value-type="string" office:string-value="groupMapping.put(&quot;140&quot;, new String[] {&quot;9&quot;});">
            <text:p>groupMapping.put("140", new String[] {"9"});</text:p>
          </table:table-cell>
          <table:table-cell table:number-columns-repeated="5"/>
          <table:table-cell table:style-name="ce3" office:value-type="float" office:value="107">
            <text:p>107</text:p>
          </table:table-cell>
          <table:table-cell table:formula="of:=IF([.Q58]&lt;10;&quot;0&quot;&amp;[.Q58];&quot;&quot;&amp;[.Q58])" office:value-type="string" office:string-value="107">
            <text:p>107</text:p>
          </table:table-cell>
          <table:table-cell table:style-name="ce3" office:value-type="string">
            <text:p>DTAP</text:p>
          </table:table-cell>
          <table:table-cell table:style-name="ce3" office:value-type="float" office:value="7">
            <text:p>7</text:p>
          </table:table-cell>
          <table:table-cell table:style-name="ce1" table:formula="of:=IF([.R58]=[.R57];[.U57]&amp;&quot;, &quot;;&quot;&quot;)&amp;CHAR(34)&amp;[.T58]&amp;CHAR(34)" office:value-type="string" office:string-value="&quot;7&quot;">
            <text:p>"7"</text:p>
          </table:table-cell>
          <table:table-cell table:formula="of:=IF(AND([.R58]&lt;&gt;[.R59];[.T58]&lt;&gt;&quot;&quot;);&quot;groupMapping.put(&quot;&amp;CHAR(34)&amp;[.R58]&amp;CHAR(34)&amp;&quot;, new String[] {&quot;&amp;[.U58]&amp;&quot;});&quot;; &quot;&quot;)" office:value-type="string" office:string-value="groupMapping.put(&quot;107&quot;, new String[] {&quot;7&quot;});">
            <text:p>groupMapping.put("107", new String[] {"7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141</text:p>
          </table:table-cell>
          <table:table-cell table:style-name="ce2" office:value-type="string">
            <text:p>FLU</text:p>
          </table:table-cell>
          <table:table-cell table:formula="of:=VLOOKUP([.F59];[.B$2:.D$36];3)" office:value-type="float" office:value="9">
            <text:p>9</text:p>
          </table:table-cell>
          <table:table-cell table:formula="of:=IF([.G59]=[.G58];[.J58]&amp;&quot;, &quot;;&quot;&quot;)&amp;CHAR(34)&amp;[.I59]&amp;CHAR(34)" office:value-type="string" office:string-value="&quot;9&quot;">
            <text:p>"9"</text:p>
          </table:table-cell>
          <table:table-cell table:formula="of:=IF(AND([.G59]&lt;&gt;[.G60];[.I59]&lt;&gt;&quot;&quot;);&quot;groupMapping.put(&quot;&amp;CHAR(34)&amp;[.G59]&amp;CHAR(34)&amp;&quot;, new String[] {&quot;&amp;[.J59]&amp;&quot;});&quot;; &quot;&quot;)" office:value-type="string" office:string-value="groupMapping.put(&quot;141&quot;, new String[] {&quot;9&quot;});">
            <text:p>groupMapping.put("141", new String[] {"9"});</text:p>
          </table:table-cell>
          <table:table-cell table:number-columns-repeated="5"/>
          <table:table-cell table:style-name="ce3" office:value-type="float" office:value="108">
            <text:p>108</text:p>
          </table:table-cell>
          <table:table-cell table:formula="of:=IF([.Q59]&lt;10;&quot;0&quot;&amp;[.Q59];&quot;&quot;&amp;[.Q59])" office:value-type="string" office:string-value="108">
            <text:p>108</text:p>
          </table:table-cell>
          <table:table-cell table:style-name="ce3" office:value-type="string">
            <text:p>MNCN-MENI</text:p>
          </table:table-cell>
          <table:table-cell table:style-name="ce3" office:value-type="float" office:value="16">
            <text:p>16</text:p>
          </table:table-cell>
          <table:table-cell table:style-name="ce1" table:formula="of:=IF([.R59]=[.R58];[.U58]&amp;&quot;, &quot;;&quot;&quot;)&amp;CHAR(34)&amp;[.T59]&amp;CHAR(34)" office:value-type="string" office:string-value="&quot;16&quot;">
            <text:p>"16"</text:p>
          </table:table-cell>
          <table:table-cell table:formula="of:=IF(AND([.R59]&lt;&gt;[.R60];[.T59]&lt;&gt;&quot;&quot;);&quot;groupMapping.put(&quot;&amp;CHAR(34)&amp;[.R59]&amp;CHAR(34)&amp;&quot;, new String[] {&quot;&amp;[.U59]&amp;&quot;});&quot;; &quot;&quot;)" office:value-type="string" office:string-value="groupMapping.put(&quot;108&quot;, new String[] {&quot;16&quot;});">
            <text:p>groupMapping.put("108", new String[] {"16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FLU</text:p>
          </table:table-cell>
          <table:table-cell table:formula="of:=VLOOKUP([.F60];[.B$2:.D$36];3)" office:value-type="float" office:value="9">
            <text:p>9</text:p>
          </table:table-cell>
          <table:table-cell table:formula="of:=IF([.G60]=[.G59];[.J59]&amp;&quot;, &quot;;&quot;&quot;)&amp;CHAR(34)&amp;[.I60]&amp;CHAR(34)" office:value-type="string" office:string-value="&quot;9&quot;">
            <text:p>"9"</text:p>
          </table:table-cell>
          <table:table-cell table:formula="of:=IF(AND([.G60]&lt;&gt;[.G61];[.I60]&lt;&gt;&quot;&quot;);&quot;groupMapping.put(&quot;&amp;CHAR(34)&amp;[.G60]&amp;CHAR(34)&amp;&quot;, new String[] {&quot;&amp;[.J60]&amp;&quot;});&quot;; &quot;&quot;)" office:value-type="string" office:string-value="groupMapping.put(&quot;15&quot;, new String[] {&quot;9&quot;});">
            <text:p>groupMapping.put("15", new String[] {"9"});</text:p>
          </table:table-cell>
          <table:table-cell table:number-columns-repeated="5"/>
          <table:table-cell table:style-name="ce3" office:value-type="float" office:value="109">
            <text:p>109</text:p>
          </table:table-cell>
          <table:table-cell table:formula="of:=IF([.Q60]&lt;10;&quot;0&quot;&amp;[.Q60];&quot;&quot;&amp;[.Q60])" office:value-type="string" office:string-value="109">
            <text:p>109</text:p>
          </table:table-cell>
          <table:table-cell table:style-name="ce3" office:value-type="string">
            <text:p>PNPL-PNCN</text:p>
          </table:table-cell>
          <table:table-cell table:style-name="ce3" office:value-type="float" office:value="19">
            <text:p>19</text:p>
          </table:table-cell>
          <table:table-cell table:style-name="ce1" table:formula="of:=IF([.R60]=[.R59];[.U59]&amp;&quot;, &quot;;&quot;&quot;)&amp;CHAR(34)&amp;[.T60]&amp;CHAR(34)" office:value-type="string" office:string-value="&quot;19&quot;">
            <text:p>"19"</text:p>
          </table:table-cell>
          <table:table-cell table:formula="of:=IF(AND([.R60]&lt;&gt;[.R61];[.T60]&lt;&gt;&quot;&quot;);&quot;groupMapping.put(&quot;&amp;CHAR(34)&amp;[.R60]&amp;CHAR(34)&amp;&quot;, new String[] {&quot;&amp;[.U60]&amp;&quot;});&quot;; &quot;&quot;)" office:value-type="string" office:string-value="groupMapping.put(&quot;109&quot;, new String[] {&quot;19&quot;});">
            <text:p>groupMapping.put("109", new String[] {"1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FLU</text:p>
          </table:table-cell>
          <table:table-cell table:formula="of:=VLOOKUP([.F61];[.B$2:.D$36];3)" office:value-type="float" office:value="9">
            <text:p>9</text:p>
          </table:table-cell>
          <table:table-cell table:formula="of:=IF([.G61]=[.G60];[.J60]&amp;&quot;, &quot;;&quot;&quot;)&amp;CHAR(34)&amp;[.I61]&amp;CHAR(34)" office:value-type="string" office:string-value="&quot;9&quot;">
            <text:p>"9"</text:p>
          </table:table-cell>
          <table:table-cell table:formula="of:=IF(AND([.G61]&lt;&gt;[.G62];[.I61]&lt;&gt;&quot;&quot;);&quot;groupMapping.put(&quot;&amp;CHAR(34)&amp;[.G61]&amp;CHAR(34)&amp;&quot;, new String[] {&quot;&amp;[.J61]&amp;&quot;});&quot;; &quot;&quot;)" office:value-type="string" office:string-value="groupMapping.put(&quot;16&quot;, new String[] {&quot;9&quot;});">
            <text:p>groupMapping.put("16", new String[] {"9"});</text:p>
          </table:table-cell>
          <table:table-cell table:number-columns-repeated="5"/>
          <table:table-cell table:style-name="ce3" office:value-type="float" office:value="110">
            <text:p>110</text:p>
          </table:table-cell>
          <table:table-cell table:formula="of:=IF([.Q61]&lt;10;&quot;0&quot;&amp;[.Q61];&quot;&quot;&amp;[.Q61])" office:value-type="string" office:string-value="110">
            <text:p>110</text:p>
          </table:table-cell>
          <table:table-cell table:style-name="ce3" office:value-type="string">
            <text:p>DTAP-POL-HEPB</text:p>
          </table:table-cell>
          <table:table-cell table:style-name="ce3" office:value-type="float" office:value="7">
            <text:p>7</text:p>
          </table:table-cell>
          <table:table-cell table:style-name="ce1" table:formula="of:=IF([.R61]=[.R60];[.U60]&amp;&quot;, &quot;;&quot;&quot;)&amp;CHAR(34)&amp;[.T61]&amp;CHAR(34)" office:value-type="string" office:string-value="&quot;7&quot;">
            <text:p>"7"</text:p>
          </table:table-cell>
          <table:table-cell table:formula="of:=IF(AND([.R61]&lt;&gt;[.R62];[.T61]&lt;&gt;&quot;&quot;);&quot;groupMapping.put(&quot;&amp;CHAR(34)&amp;[.R61]&amp;CHAR(34)&amp;&quot;, new String[] {&quot;&amp;[.U61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HIB</text:p>
          </table:table-cell>
          <table:table-cell table:formula="of:=VLOOKUP([.F62];[.B$2:.D$36];3)" office:value-type="float" office:value="13">
            <text:p>13</text:p>
          </table:table-cell>
          <table:table-cell table:formula="of:=IF([.G62]=[.G61];[.J61]&amp;&quot;, &quot;;&quot;&quot;)&amp;CHAR(34)&amp;[.I62]&amp;CHAR(34)" office:value-type="string" office:string-value="&quot;13&quot;">
            <text:p>"13"</text:p>
          </table:table-cell>
          <table:table-cell table:formula="of:=IF(AND([.G62]&lt;&gt;[.G63];[.I62]&lt;&gt;&quot;&quot;);&quot;groupMapping.put(&quot;&amp;CHAR(34)&amp;[.G62]&amp;CHAR(34)&amp;&quot;, new String[] {&quot;&amp;[.J62]&amp;&quot;});&quot;; &quot;&quot;)" office:value-type="string" office:string-value="groupMapping.put(&quot;17&quot;, new String[] {&quot;13&quot;});">
            <text:p>groupMapping.put("17", new String[] {"13"});</text:p>
          </table:table-cell>
          <table:table-cell table:number-columns-repeated="5"/>
          <table:table-cell table:style-name="ce3" office:value-type="float" office:value="110">
            <text:p>110</text:p>
          </table:table-cell>
          <table:table-cell table:formula="of:=IF([.Q62]&lt;10;&quot;0&quot;&amp;[.Q62];&quot;&quot;&amp;[.Q62])" office:value-type="string" office:string-value="110">
            <text:p>110</text:p>
          </table:table-cell>
          <table:table-cell table:style-name="ce3" office:value-type="string">
            <text:p>DTAP-POL-HEPB</text:p>
          </table:table-cell>
          <table:table-cell table:style-name="ce3" office:value-type="float" office:value="12">
            <text:p>12</text:p>
          </table:table-cell>
          <table:table-cell table:style-name="ce1" table:formula="of:=IF([.R62]=[.R61];[.U61]&amp;&quot;, &quot;;&quot;&quot;)&amp;CHAR(34)&amp;[.T62]&amp;CHAR(34)" office:value-type="string" office:string-value="&quot;7&quot;, &quot;12&quot;">
            <text:p>"7", "12"</text:p>
          </table:table-cell>
          <table:table-cell table:formula="of:=IF(AND([.R62]&lt;&gt;[.R63];[.T62]&lt;&gt;&quot;&quot;);&quot;groupMapping.put(&quot;&amp;CHAR(34)&amp;[.R62]&amp;CHAR(34)&amp;&quot;, new String[] {&quot;&amp;[.U62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7">
            <text:p>27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RABIES</text:p>
          </table:table-cell>
          <table:table-cell table:formula="of:=VLOOKUP([.F63];[.B$2:.D$36];3)" office:value-type="float" office:value="0">
            <text:p/>
          </table:table-cell>
          <table:table-cell table:formula="of:=IF([.G63]=[.G62];[.J62]&amp;&quot;, &quot;;&quot;&quot;)&amp;CHAR(34)&amp;[.I63]&amp;CHAR(34)" office:value-type="string" office:string-value="&quot;0&quot;">
            <text:p>"0"</text:p>
          </table:table-cell>
          <table:table-cell table:formula="of:=IF(AND([.G63]&lt;&gt;[.G64];[.I63]&lt;&gt;&quot;&quot;);&quot;groupMapping.put(&quot;&amp;CHAR(34)&amp;[.G63]&amp;CHAR(34)&amp;&quot;, new String[] {&quot;&amp;[.J63]&amp;&quot;});&quot;; &quot;&quot;)">
            <text:p/>
          </table:table-cell>
          <table:table-cell table:number-columns-repeated="5"/>
          <table:table-cell table:style-name="ce3" office:value-type="float" office:value="110">
            <text:p>110</text:p>
          </table:table-cell>
          <table:table-cell table:formula="of:=IF([.Q63]&lt;10;&quot;0&quot;&amp;[.Q63];&quot;&quot;&amp;[.Q63])" office:value-type="string" office:string-value="110">
            <text:p>110</text:p>
          </table:table-cell>
          <table:table-cell table:style-name="ce3" office:value-type="string">
            <text:p>DTAP-POL-HEPB</text:p>
          </table:table-cell>
          <table:table-cell table:style-name="ce3" office:value-type="float" office:value="20">
            <text:p>20</text:p>
          </table:table-cell>
          <table:table-cell table:style-name="ce1" table:formula="of:=IF([.R63]=[.R62];[.U62]&amp;&quot;, &quot;;&quot;&quot;)&amp;CHAR(34)&amp;[.T63]&amp;CHAR(34)" office:value-type="string" office:string-value="&quot;7&quot;, &quot;12&quot;, &quot;20&quot;">
            <text:p>"7", "12", "20"</text:p>
          </table:table-cell>
          <table:table-cell table:formula="of:=IF(AND([.R63]&lt;&gt;[.R64];[.T63]&lt;&gt;&quot;&quot;);&quot;groupMapping.put(&quot;&amp;CHAR(34)&amp;[.R63]&amp;CHAR(34)&amp;&quot;, new String[] {&quot;&amp;[.U63]&amp;&quot;});&quot;; &quot;&quot;)" office:value-type="string" office:string-value="groupMapping.put(&quot;110&quot;, new String[] {&quot;7&quot;, &quot;12&quot;, &quot;20&quot;});">
            <text:p>groupMapping.put("110", new String[] {"7", "12", "20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4">
            <text:p>4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BCG</text:p>
          </table:table-cell>
          <table:table-cell table:formula="of:=VLOOKUP([.F64];[.B$2:.D$36];3)" office:value-type="float" office:value="0">
            <text:p/>
          </table:table-cell>
          <table:table-cell table:formula="of:=IF([.G64]=[.G63];[.J63]&amp;&quot;, &quot;;&quot;&quot;)&amp;CHAR(34)&amp;[.I64]&amp;CHAR(34)" office:value-type="string" office:string-value="&quot;0&quot;">
            <text:p>"0"</text:p>
          </table:table-cell>
          <table:table-cell table:formula="of:=IF(AND([.G64]&lt;&gt;[.G65];[.I64]&lt;&gt;&quot;&quot;);&quot;groupMapping.put(&quot;&amp;CHAR(34)&amp;[.G64]&amp;CHAR(34)&amp;&quot;, new String[] {&quot;&amp;[.J64]&amp;&quot;});&quot;; &quot;&quot;)">
            <text:p/>
          </table:table-cell>
          <table:table-cell table:number-columns-repeated="5"/>
          <table:table-cell table:style-name="ce3" office:value-type="float" office:value="111">
            <text:p>111</text:p>
          </table:table-cell>
          <table:table-cell table:formula="of:=IF([.Q64]&lt;10;&quot;0&quot;&amp;[.Q64];&quot;&quot;&amp;[.Q64])" office:value-type="string" office:string-value="111">
            <text:p>111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64]=[.R63];[.U63]&amp;&quot;, &quot;;&quot;&quot;)&amp;CHAR(34)&amp;[.T64]&amp;CHAR(34)" office:value-type="string" office:string-value="&quot;9&quot;">
            <text:p>"9"</text:p>
          </table:table-cell>
          <table:table-cell table:formula="of:=IF(AND([.R64]&lt;&gt;[.R65];[.T64]&lt;&gt;&quot;&quot;);&quot;groupMapping.put(&quot;&amp;CHAR(34)&amp;[.R64]&amp;CHAR(34)&amp;&quot;, new String[] {&quot;&amp;[.U64]&amp;&quot;});&quot;; &quot;&quot;)" office:value-type="string" office:string-value="groupMapping.put(&quot;111&quot;, new String[] {&quot;9&quot;});">
            <text:p>groupMapping.put("111", new String[] {"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DTAP</text:p>
          </table:table-cell>
          <table:table-cell table:formula="of:=VLOOKUP([.F65];[.B$2:.D$36];3)" office:value-type="float" office:value="7">
            <text:p>7</text:p>
          </table:table-cell>
          <table:table-cell table:formula="of:=IF([.G65]=[.G64];[.J64]&amp;&quot;, &quot;;&quot;&quot;)&amp;CHAR(34)&amp;[.I65]&amp;CHAR(34)" office:value-type="string" office:string-value="&quot;7&quot;">
            <text:p>"7"</text:p>
          </table:table-cell>
          <table:table-cell table:formula="of:=IF(AND([.G65]&lt;&gt;[.G66];[.I65]&lt;&gt;&quot;&quot;);&quot;groupMapping.put(&quot;&amp;CHAR(34)&amp;[.G65]&amp;CHAR(34)&amp;&quot;, new String[] {&quot;&amp;[.J65]&amp;&quot;});&quot;; &quot;&quot;)" office:value-type="string" office:string-value="groupMapping.put(&quot;20&quot;, new String[] {&quot;7&quot;});">
            <text:p>groupMapping.put("20", new String[] {"7"});</text:p>
          </table:table-cell>
          <table:table-cell table:number-columns-repeated="5"/>
          <table:table-cell table:style-name="ce3" office:value-type="float" office:value="112">
            <text:p>112</text:p>
          </table:table-cell>
          <table:table-cell table:formula="of:=IF([.Q65]&lt;10;&quot;0&quot;&amp;[.Q65];&quot;&quot;&amp;[.Q65])" office:value-type="string" office:string-value="112">
            <text:p>112</text:p>
          </table:table-cell>
          <table:table-cell table:style-name="ce3" office:value-type="string">
            <text:p>TT</text:p>
          </table:table-cell>
          <table:table-cell table:style-name="ce3" office:value-type="float" office:value="40">
            <text:p>40</text:p>
          </table:table-cell>
          <table:table-cell table:style-name="ce1" table:formula="of:=IF([.R65]=[.R64];[.U64]&amp;&quot;, &quot;;&quot;&quot;)&amp;CHAR(34)&amp;[.T65]&amp;CHAR(34)" office:value-type="string" office:string-value="&quot;40&quot;">
            <text:p>"40"</text:p>
          </table:table-cell>
          <table:table-cell table:formula="of:=IF(AND([.R65]&lt;&gt;[.R66];[.T65]&lt;&gt;&quot;&quot;);&quot;groupMapping.put(&quot;&amp;CHAR(34)&amp;[.R65]&amp;CHAR(34)&amp;&quot;, new String[] {&quot;&amp;[.U65]&amp;&quot;});&quot;; &quot;&quot;)" office:value-type="string" office:string-value="groupMapping.put(&quot;112&quot;, new String[] {&quot;40&quot;});">
            <text:p>groupMapping.put("112", new String[] {"40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3">
            <text:p>33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VARICELLA</text:p>
          </table:table-cell>
          <table:table-cell table:formula="of:=VLOOKUP([.F66];[.B$2:.D$36];3)" office:value-type="float" office:value="26">
            <text:p>26</text:p>
          </table:table-cell>
          <table:table-cell table:formula="of:=IF([.G66]=[.G65];[.J65]&amp;&quot;, &quot;;&quot;&quot;)&amp;CHAR(34)&amp;[.I66]&amp;CHAR(34)" office:value-type="string" office:string-value="&quot;26&quot;">
            <text:p>"26"</text:p>
          </table:table-cell>
          <table:table-cell table:formula="of:=IF(AND([.G66]&lt;&gt;[.G67];[.I66]&lt;&gt;&quot;&quot;);&quot;groupMapping.put(&quot;&amp;CHAR(34)&amp;[.G66]&amp;CHAR(34)&amp;&quot;, new String[] {&quot;&amp;[.J66]&amp;&quot;});&quot;; &quot;&quot;)" office:value-type="string" office:string-value="groupMapping.put(&quot;21&quot;, new String[] {&quot;26&quot;});">
            <text:p>groupMapping.put("21", new String[] {"26"});</text:p>
          </table:table-cell>
          <table:table-cell table:number-columns-repeated="5"/>
          <table:table-cell table:style-name="ce3" office:value-type="float" office:value="114">
            <text:p>114</text:p>
          </table:table-cell>
          <table:table-cell table:formula="of:=IF([.Q66]&lt;10;&quot;0&quot;&amp;[.Q66];&quot;&quot;&amp;[.Q66])" office:value-type="string" office:string-value="114">
            <text:p>114</text:p>
          </table:table-cell>
          <table:table-cell table:style-name="ce3" office:value-type="string">
            <text:p>MNCN</text:p>
          </table:table-cell>
          <table:table-cell table:style-name="ce3" office:value-type="float" office:value="16">
            <text:p>16</text:p>
          </table:table-cell>
          <table:table-cell table:style-name="ce1" table:formula="of:=IF([.R66]=[.R65];[.U65]&amp;&quot;, &quot;;&quot;&quot;)&amp;CHAR(34)&amp;[.T66]&amp;CHAR(34)" office:value-type="string" office:string-value="&quot;16&quot;">
            <text:p>"16"</text:p>
          </table:table-cell>
          <table:table-cell table:formula="of:=IF(AND([.R66]&lt;&gt;[.R67];[.T66]&lt;&gt;&quot;&quot;);&quot;groupMapping.put(&quot;&amp;CHAR(34)&amp;[.R66]&amp;CHAR(34)&amp;&quot;, new String[] {&quot;&amp;[.U66]&amp;&quot;});&quot;; &quot;&quot;)" office:value-type="string" office:string-value="groupMapping.put(&quot;114&quot;, new String[] {&quot;16&quot;});">
            <text:p>groupMapping.put("114", new String[] {"16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DTAP</text:p>
          </table:table-cell>
          <table:table-cell table:formula="of:=VLOOKUP([.F67];[.B$2:.D$36];3)" office:value-type="float" office:value="7">
            <text:p>7</text:p>
          </table:table-cell>
          <table:table-cell table:formula="of:=IF([.G67]=[.G66];[.J66]&amp;&quot;, &quot;;&quot;&quot;)&amp;CHAR(34)&amp;[.I67]&amp;CHAR(34)" office:value-type="string" office:string-value="&quot;7&quot;">
            <text:p>"7"</text:p>
          </table:table-cell>
          <table:table-cell table:formula="of:=IF(AND([.G67]&lt;&gt;[.G68];[.I67]&lt;&gt;&quot;&quot;);&quot;groupMapping.put(&quot;&amp;CHAR(34)&amp;[.G67]&amp;CHAR(34)&amp;&quot;, new String[] {&quot;&amp;[.J67]&amp;&quot;});&quot;; &quot;&quot;)">
            <text:p/>
          </table:table-cell>
          <table:table-cell table:number-columns-repeated="5"/>
          <table:table-cell table:style-name="ce3" office:value-type="float" office:value="115">
            <text:p>115</text:p>
          </table:table-cell>
          <table:table-cell table:formula="of:=IF([.Q67]&lt;10;&quot;0&quot;&amp;[.Q67];&quot;&quot;&amp;[.Q67])" office:value-type="string" office:string-value="115">
            <text:p>115</text:p>
          </table:table-cell>
          <table:table-cell table:style-name="ce3" office:value-type="string">
            <text:p>TDAP</text:p>
          </table:table-cell>
          <table:table-cell table:style-name="ce3" office:value-type="float" office:value="40">
            <text:p>40</text:p>
          </table:table-cell>
          <table:table-cell table:style-name="ce1" table:formula="of:=IF([.R67]=[.R66];[.U66]&amp;&quot;, &quot;;&quot;&quot;)&amp;CHAR(34)&amp;[.T67]&amp;CHAR(34)" office:value-type="string" office:string-value="&quot;40&quot;">
            <text:p>"40"</text:p>
          </table:table-cell>
          <table:table-cell table:formula="of:=IF(AND([.R67]&lt;&gt;[.R68];[.T67]&lt;&gt;&quot;&quot;);&quot;groupMapping.put(&quot;&amp;CHAR(34)&amp;[.R67]&amp;CHAR(34)&amp;&quot;, new String[] {&quot;&amp;[.U67]&amp;&quot;});&quot;; &quot;&quot;)" office:value-type="string" office:string-value="groupMapping.put(&quot;115&quot;, new String[] {&quot;40&quot;});">
            <text:p>groupMapping.put("115", new String[] {"40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HIB</text:p>
          </table:table-cell>
          <table:table-cell table:formula="of:=VLOOKUP([.F68];[.B$2:.D$36];3)" office:value-type="float" office:value="13">
            <text:p>13</text:p>
          </table:table-cell>
          <table:table-cell table:formula="of:=IF([.G68]=[.G67];[.J67]&amp;&quot;, &quot;;&quot;&quot;)&amp;CHAR(34)&amp;[.I68]&amp;CHAR(34)" office:value-type="string" office:string-value="&quot;7&quot;, &quot;13&quot;">
            <text:p>"7", "13"</text:p>
          </table:table-cell>
          <table:table-cell table:formula="of:=IF(AND([.G68]&lt;&gt;[.G69];[.I68]&lt;&gt;&quot;&quot;);&quot;groupMapping.put(&quot;&amp;CHAR(34)&amp;[.G68]&amp;CHAR(34)&amp;&quot;, new String[] {&quot;&amp;[.J68]&amp;&quot;});&quot;; &quot;&quot;)" office:value-type="string" office:string-value="groupMapping.put(&quot;22&quot;, new String[] {&quot;7&quot;, &quot;13&quot;});">
            <text:p>groupMapping.put("22", new String[] {"7", "13"});</text:p>
          </table:table-cell>
          <table:table-cell table:number-columns-repeated="5"/>
          <table:table-cell table:style-name="ce3" office:value-type="float" office:value="116">
            <text:p>116</text:p>
          </table:table-cell>
          <table:table-cell table:formula="of:=IF([.Q68]&lt;10;&quot;0&quot;&amp;[.Q68];&quot;&quot;&amp;[.Q68])" office:value-type="string" office:string-value="116">
            <text:p>116</text:p>
          </table:table-cell>
          <table:table-cell table:style-name="ce3" office:value-type="string">
            <text:p>RV</text:p>
          </table:table-cell>
          <table:table-cell table:style-name="ce3" office:value-type="float" office:value="23">
            <text:p>23</text:p>
          </table:table-cell>
          <table:table-cell table:style-name="ce1" table:formula="of:=IF([.R68]=[.R67];[.U67]&amp;&quot;, &quot;;&quot;&quot;)&amp;CHAR(34)&amp;[.T68]&amp;CHAR(34)" office:value-type="string" office:string-value="&quot;23&quot;">
            <text:p>"23"</text:p>
          </table:table-cell>
          <table:table-cell table:formula="of:=IF(AND([.R68]&lt;&gt;[.R69];[.T68]&lt;&gt;&quot;&quot;);&quot;groupMapping.put(&quot;&amp;CHAR(34)&amp;[.R68]&amp;CHAR(34)&amp;&quot;, new String[] {&quot;&amp;[.U68]&amp;&quot;});&quot;; &quot;&quot;)" office:value-type="string" office:string-value="groupMapping.put(&quot;116&quot;, new String[] {&quot;23&quot;});">
            <text:p>groupMapping.put("116", new String[] {"2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">
            <text:p>3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ANTHRAX</text:p>
          </table:table-cell>
          <table:table-cell table:formula="of:=VLOOKUP([.F69];[.B$2:.D$36];3)" office:value-type="float" office:value="0">
            <text:p/>
          </table:table-cell>
          <table:table-cell table:formula="of:=IF([.G69]=[.G68];[.J68]&amp;&quot;, &quot;;&quot;&quot;)&amp;CHAR(34)&amp;[.I69]&amp;CHAR(34)" office:value-type="string" office:string-value="&quot;0&quot;">
            <text:p>"0"</text:p>
          </table:table-cell>
          <table:table-cell table:formula="of:=IF(AND([.G69]&lt;&gt;[.G70];[.I69]&lt;&gt;&quot;&quot;);&quot;groupMapping.put(&quot;&amp;CHAR(34)&amp;[.G69]&amp;CHAR(34)&amp;&quot;, new String[] {&quot;&amp;[.J69]&amp;&quot;});&quot;; &quot;&quot;)">
            <text:p/>
          </table:table-cell>
          <table:table-cell table:number-columns-repeated="5"/>
          <table:table-cell table:style-name="ce3" office:value-type="float" office:value="118">
            <text:p>118</text:p>
          </table:table-cell>
          <table:table-cell table:formula="of:=IF([.Q69]&lt;10;&quot;0&quot;&amp;[.Q69];&quot;&quot;&amp;[.Q69])" office:value-type="string" office:string-value="118">
            <text:p>118</text:p>
          </table:table-cell>
          <table:table-cell table:style-name="ce3" office:value-type="string">
            <text:p>HPV</text:p>
          </table:table-cell>
          <table:table-cell table:style-name="ce3" office:value-type="float" office:value="38">
            <text:p>38</text:p>
          </table:table-cell>
          <table:table-cell table:style-name="ce1" table:formula="of:=IF([.R69]=[.R68];[.U68]&amp;&quot;, &quot;;&quot;&quot;)&amp;CHAR(34)&amp;[.T69]&amp;CHAR(34)" office:value-type="string" office:string-value="&quot;38&quot;">
            <text:p>"38"</text:p>
          </table:table-cell>
          <table:table-cell table:formula="of:=IF(AND([.R69]&lt;&gt;[.R70];[.T69]&lt;&gt;&quot;&quot;);&quot;groupMapping.put(&quot;&amp;CHAR(34)&amp;[.R69]&amp;CHAR(34)&amp;&quot;, new String[] {&quot;&amp;[.U69]&amp;&quot;});&quot;; &quot;&quot;)" office:value-type="string" office:string-value="groupMapping.put(&quot;118&quot;, new String[] {&quot;38&quot;});">
            <text:p>groupMapping.put("118", new String[] {"38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1">
            <text:p>31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TYPHOID</text:p>
          </table:table-cell>
          <table:table-cell table:formula="of:=VLOOKUP([.F70];[.B$2:.D$36];3)" office:value-type="float" office:value="0">
            <text:p/>
          </table:table-cell>
          <table:table-cell table:formula="of:=IF([.G70]=[.G69];[.J69]&amp;&quot;, &quot;;&quot;&quot;)&amp;CHAR(34)&amp;[.I70]&amp;CHAR(34)" office:value-type="string" office:string-value="&quot;0&quot;">
            <text:p>"0"</text:p>
          </table:table-cell>
          <table:table-cell table:formula="of:=IF(AND([.G70]&lt;&gt;[.G71];[.I70]&lt;&gt;&quot;&quot;);&quot;groupMapping.put(&quot;&amp;CHAR(34)&amp;[.G70]&amp;CHAR(34)&amp;&quot;, new String[] {&quot;&amp;[.J70]&amp;&quot;});&quot;; &quot;&quot;)">
            <text:p/>
          </table:table-cell>
          <table:table-cell table:number-columns-repeated="5"/>
          <table:table-cell table:style-name="ce3" office:value-type="float" office:value="119">
            <text:p>119</text:p>
          </table:table-cell>
          <table:table-cell table:formula="of:=IF([.Q70]&lt;10;&quot;0&quot;&amp;[.Q70];&quot;&quot;&amp;[.Q70])" office:value-type="string" office:string-value="119">
            <text:p>119</text:p>
          </table:table-cell>
          <table:table-cell table:style-name="ce3" office:value-type="string">
            <text:p>RV</text:p>
          </table:table-cell>
          <table:table-cell table:style-name="ce3" office:value-type="float" office:value="23">
            <text:p>23</text:p>
          </table:table-cell>
          <table:table-cell table:style-name="ce1" table:formula="of:=IF([.R70]=[.R69];[.U69]&amp;&quot;, &quot;;&quot;&quot;)&amp;CHAR(34)&amp;[.T70]&amp;CHAR(34)" office:value-type="string" office:string-value="&quot;23&quot;">
            <text:p>"23"</text:p>
          </table:table-cell>
          <table:table-cell table:formula="of:=IF(AND([.R70]&lt;&gt;[.R71];[.T70]&lt;&gt;&quot;&quot;);&quot;groupMapping.put(&quot;&amp;CHAR(34)&amp;[.R70]&amp;CHAR(34)&amp;&quot;, new String[] {&quot;&amp;[.U70]&amp;&quot;});&quot;; &quot;&quot;)" office:value-type="string" office:string-value="groupMapping.put(&quot;119&quot;, new String[] {&quot;23&quot;});">
            <text:p>groupMapping.put("119", new String[] {"2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5">
            <text:p>5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cholera</text:p>
          </table:table-cell>
          <table:table-cell table:formula="of:=VLOOKUP([.F71];[.B$2:.D$36];3)" office:value-type="float" office:value="0">
            <text:p/>
          </table:table-cell>
          <table:table-cell table:formula="of:=IF([.G71]=[.G70];[.J70]&amp;&quot;, &quot;;&quot;&quot;)&amp;CHAR(34)&amp;[.I71]&amp;CHAR(34)" office:value-type="string" office:string-value="&quot;0&quot;">
            <text:p>"0"</text:p>
          </table:table-cell>
          <table:table-cell table:formula="of:=IF(AND([.G71]&lt;&gt;[.G72];[.I71]&lt;&gt;&quot;&quot;);&quot;groupMapping.put(&quot;&amp;CHAR(34)&amp;[.G71]&amp;CHAR(34)&amp;&quot;, new String[] {&quot;&amp;[.J71]&amp;&quot;});&quot;; &quot;&quot;)">
            <text:p/>
          </table:table-cell>
          <table:table-cell table:number-columns-repeated="5"/>
          <table:table-cell table:style-name="ce3" office:value-type="float" office:value="120">
            <text:p>120</text:p>
          </table:table-cell>
          <table:table-cell table:formula="of:=IF([.Q71]&lt;10;&quot;0&quot;&amp;[.Q71];&quot;&quot;&amp;[.Q71])" office:value-type="string" office:string-value="120">
            <text:p>120</text:p>
          </table:table-cell>
          <table:table-cell table:style-name="ce3" office:value-type="string">
            <text:p>DTAP-HIB-POL</text:p>
          </table:table-cell>
          <table:table-cell table:style-name="ce3" office:value-type="float" office:value="7">
            <text:p>7</text:p>
          </table:table-cell>
          <table:table-cell table:style-name="ce1" table:formula="of:=IF([.R71]=[.R70];[.U70]&amp;&quot;, &quot;;&quot;&quot;)&amp;CHAR(34)&amp;[.T71]&amp;CHAR(34)" office:value-type="string" office:string-value="&quot;7&quot;">
            <text:p>"7"</text:p>
          </table:table-cell>
          <table:table-cell table:formula="of:=IF(AND([.R71]&lt;&gt;[.R72];[.T71]&lt;&gt;&quot;&quot;);&quot;groupMapping.put(&quot;&amp;CHAR(34)&amp;[.R71]&amp;CHAR(34)&amp;&quot;, new String[] {&quot;&amp;[.U71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DTAP</text:p>
          </table:table-cell>
          <table:table-cell table:formula="of:=VLOOKUP([.F72];[.B$2:.D$36];3)" office:value-type="float" office:value="7">
            <text:p>7</text:p>
          </table:table-cell>
          <table:table-cell table:formula="of:=IF([.G72]=[.G71];[.J71]&amp;&quot;, &quot;;&quot;&quot;)&amp;CHAR(34)&amp;[.I72]&amp;CHAR(34)" office:value-type="string" office:string-value="&quot;7&quot;">
            <text:p>"7"</text:p>
          </table:table-cell>
          <table:table-cell table:formula="of:=IF(AND([.G72]&lt;&gt;[.G73];[.I72]&lt;&gt;&quot;&quot;);&quot;groupMapping.put(&quot;&amp;CHAR(34)&amp;[.G72]&amp;CHAR(34)&amp;&quot;, new String[] {&quot;&amp;[.J72]&amp;&quot;});&quot;; &quot;&quot;)" office:value-type="string" office:string-value="groupMapping.put(&quot;28&quot;, new String[] {&quot;7&quot;});">
            <text:p>groupMapping.put("28", new String[] {"7"});</text:p>
          </table:table-cell>
          <table:table-cell table:number-columns-repeated="5"/>
          <table:table-cell table:style-name="ce3" office:value-type="float" office:value="120">
            <text:p>120</text:p>
          </table:table-cell>
          <table:table-cell table:formula="of:=IF([.Q72]&lt;10;&quot;0&quot;&amp;[.Q72];&quot;&quot;&amp;[.Q72])" office:value-type="string" office:string-value="120">
            <text:p>120</text:p>
          </table:table-cell>
          <table:table-cell table:style-name="ce3" office:value-type="string">
            <text:p>DTAP-HIB-POL</text:p>
          </table:table-cell>
          <table:table-cell table:style-name="ce3" office:value-type="float" office:value="13">
            <text:p>13</text:p>
          </table:table-cell>
          <table:table-cell table:style-name="ce1" table:formula="of:=IF([.R72]=[.R71];[.U71]&amp;&quot;, &quot;;&quot;&quot;)&amp;CHAR(34)&amp;[.T72]&amp;CHAR(34)" office:value-type="string" office:string-value="&quot;7&quot;, &quot;13&quot;">
            <text:p>"7", "13"</text:p>
          </table:table-cell>
          <table:table-cell table:formula="of:=IF(AND([.R72]&lt;&gt;[.R73];[.T72]&lt;&gt;&quot;&quot;);&quot;groupMapping.put(&quot;&amp;CHAR(34)&amp;[.R72]&amp;CHAR(34)&amp;&quot;, new String[] {&quot;&amp;[.U72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29</text:p>
          </table:table-cell>
          <table:table-cell table:style-name="ce2" office:value-type="string">
            <text:p>IG</text:p>
          </table:table-cell>
          <table:table-cell table:formula="of:=VLOOKUP([.F73];[.B$2:.D$36];3)" office:value-type="float" office:value="0">
            <text:p/>
          </table:table-cell>
          <table:table-cell table:formula="of:=IF([.G73]=[.G72];[.J72]&amp;&quot;, &quot;;&quot;&quot;)&amp;CHAR(34)&amp;[.I73]&amp;CHAR(34)" office:value-type="string" office:string-value="&quot;0&quot;">
            <text:p>"0"</text:p>
          </table:table-cell>
          <table:table-cell table:formula="of:=IF(AND([.G73]&lt;&gt;[.G74];[.I73]&lt;&gt;&quot;&quot;);&quot;groupMapping.put(&quot;&amp;CHAR(34)&amp;[.G73]&amp;CHAR(34)&amp;&quot;, new String[] {&quot;&amp;[.J73]&amp;&quot;});&quot;; &quot;&quot;)">
            <text:p/>
          </table:table-cell>
          <table:table-cell table:number-columns-repeated="5"/>
          <table:table-cell table:style-name="ce3" office:value-type="float" office:value="120">
            <text:p>120</text:p>
          </table:table-cell>
          <table:table-cell table:formula="of:=IF([.Q73]&lt;10;&quot;0&quot;&amp;[.Q73];&quot;&quot;&amp;[.Q73])" office:value-type="string" office:string-value="120">
            <text:p>120</text:p>
          </table:table-cell>
          <table:table-cell table:style-name="ce3" office:value-type="string">
            <text:p>DTAP-HIB-POL</text:p>
          </table:table-cell>
          <table:table-cell table:style-name="ce3" office:value-type="float" office:value="20">
            <text:p>20</text:p>
          </table:table-cell>
          <table:table-cell table:style-name="ce1" table:formula="of:=IF([.R73]=[.R72];[.U72]&amp;&quot;, &quot;;&quot;&quot;)&amp;CHAR(34)&amp;[.T73]&amp;CHAR(34)" office:value-type="string" office:string-value="&quot;7&quot;, &quot;13&quot;, &quot;20&quot;">
            <text:p>"7", "13", "20"</text:p>
          </table:table-cell>
          <table:table-cell table:formula="of:=IF(AND([.R73]&lt;&gt;[.R74];[.T73]&lt;&gt;&quot;&quot;);&quot;groupMapping.put(&quot;&amp;CHAR(34)&amp;[.R73]&amp;CHAR(34)&amp;&quot;, new String[] {&quot;&amp;[.U73]&amp;&quot;});&quot;; &quot;&quot;)" office:value-type="string" office:string-value="groupMapping.put(&quot;120&quot;, new String[] {&quot;7&quot;, &quot;13&quot;, &quot;20&quot;});">
            <text:p>groupMapping.put("120", new String[] {"7", "13", "20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0">
            <text:p>10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HBIG</text:p>
          </table:table-cell>
          <table:table-cell table:formula="of:=VLOOKUP([.F74];[.B$2:.D$36];3)" office:value-type="float" office:value="0">
            <text:p/>
          </table:table-cell>
          <table:table-cell table:formula="of:=IF([.G74]=[.G73];[.J73]&amp;&quot;, &quot;;&quot;&quot;)&amp;CHAR(34)&amp;[.I74]&amp;CHAR(34)" office:value-type="string" office:string-value="&quot;0&quot;">
            <text:p>"0"</text:p>
          </table:table-cell>
          <table:table-cell table:formula="of:=IF(AND([.G74]&lt;&gt;[.G75];[.I74]&lt;&gt;&quot;&quot;);&quot;groupMapping.put(&quot;&amp;CHAR(34)&amp;[.G74]&amp;CHAR(34)&amp;&quot;, new String[] {&quot;&amp;[.J74]&amp;&quot;});&quot;; &quot;&quot;)">
            <text:p/>
          </table:table-cell>
          <table:table-cell table:number-columns-repeated="5"/>
          <table:table-cell table:style-name="ce3" office:value-type="float" office:value="121">
            <text:p>121</text:p>
          </table:table-cell>
          <table:table-cell table:formula="of:=IF([.Q74]&lt;10;&quot;0&quot;&amp;[.Q74];&quot;&quot;&amp;[.Q74])" office:value-type="string" office:string-value="121">
            <text:p>121</text:p>
          </table:table-cell>
          <table:table-cell table:style-name="ce3" office:value-type="string">
            <text:p>HZV</text:p>
          </table:table-cell>
          <table:table-cell table:style-name="ce3" office:value-type="float" office:value="39">
            <text:p>39</text:p>
          </table:table-cell>
          <table:table-cell table:style-name="ce1" table:formula="of:=IF([.R74]=[.R73];[.U73]&amp;&quot;, &quot;;&quot;&quot;)&amp;CHAR(34)&amp;[.T74]&amp;CHAR(34)" office:value-type="string" office:string-value="&quot;39&quot;">
            <text:p>"39"</text:p>
          </table:table-cell>
          <table:table-cell table:formula="of:=IF(AND([.R74]&lt;&gt;[.R75];[.T74]&lt;&gt;&quot;&quot;);&quot;groupMapping.put(&quot;&amp;CHAR(34)&amp;[.R74]&amp;CHAR(34)&amp;&quot;, new String[] {&quot;&amp;[.U74]&amp;&quot;});&quot;; &quot;&quot;)" office:value-type="string" office:string-value="groupMapping.put(&quot;121&quot;, new String[] {&quot;39&quot;});">
            <text:p>groupMapping.put("121", new String[] {"39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2">
            <text:p>12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HepA</text:p>
          </table:table-cell>
          <table:table-cell table:formula="of:=VLOOKUP([.F75];[.B$2:.D$36];3)" office:value-type="float" office:value="11">
            <text:p>11</text:p>
          </table:table-cell>
          <table:table-cell table:formula="of:=IF([.G75]=[.G74];[.J74]&amp;&quot;, &quot;;&quot;&quot;)&amp;CHAR(34)&amp;[.I75]&amp;CHAR(34)" office:value-type="string" office:string-value="&quot;11&quot;">
            <text:p>"11"</text:p>
          </table:table-cell>
          <table:table-cell table:formula="of:=IF(AND([.G75]&lt;&gt;[.G76];[.I75]&lt;&gt;&quot;&quot;);&quot;groupMapping.put(&quot;&amp;CHAR(34)&amp;[.G75]&amp;CHAR(34)&amp;&quot;, new String[] {&quot;&amp;[.J75]&amp;&quot;});&quot;; &quot;&quot;)" office:value-type="string" office:string-value="groupMapping.put(&quot;31&quot;, new String[] {&quot;11&quot;});">
            <text:p>groupMapping.put("31", new String[] {"11"});</text:p>
          </table:table-cell>
          <table:table-cell table:number-columns-repeated="5"/>
          <table:table-cell table:style-name="ce3" office:value-type="float" office:value="122">
            <text:p>122</text:p>
          </table:table-cell>
          <table:table-cell table:formula="of:=IF([.Q75]&lt;10;&quot;0&quot;&amp;[.Q75];&quot;&quot;&amp;[.Q75])" office:value-type="string" office:string-value="122">
            <text:p>122</text:p>
          </table:table-cell>
          <table:table-cell table:style-name="ce3" office:value-type="string">
            <text:p>RV</text:p>
          </table:table-cell>
          <table:table-cell table:style-name="ce3" office:value-type="float" office:value="23">
            <text:p>23</text:p>
          </table:table-cell>
          <table:table-cell table:style-name="ce1" table:formula="of:=IF([.R75]=[.R74];[.U74]&amp;&quot;, &quot;;&quot;&quot;)&amp;CHAR(34)&amp;[.T75]&amp;CHAR(34)" office:value-type="string" office:string-value="&quot;23&quot;">
            <text:p>"23"</text:p>
          </table:table-cell>
          <table:table-cell table:formula="of:=IF(AND([.R75]&lt;&gt;[.R76];[.T75]&lt;&gt;&quot;&quot;);&quot;groupMapping.put(&quot;&amp;CHAR(34)&amp;[.R75]&amp;CHAR(34)&amp;&quot;, new String[] {&quot;&amp;[.U75]&amp;&quot;});&quot;; &quot;&quot;)" office:value-type="string" office:string-value="groupMapping.put(&quot;122&quot;, new String[] {&quot;23&quot;});">
            <text:p>groupMapping.put("122", new String[] {"23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1">
            <text:p>21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MENING</text:p>
          </table:table-cell>
          <table:table-cell table:formula="of:=VLOOKUP([.F76];[.B$2:.D$36];3)" office:value-type="float" office:value="16">
            <text:p>16</text:p>
          </table:table-cell>
          <table:table-cell table:formula="of:=IF([.G76]=[.G75];[.J75]&amp;&quot;, &quot;;&quot;&quot;)&amp;CHAR(34)&amp;[.I76]&amp;CHAR(34)" office:value-type="string" office:string-value="&quot;16&quot;">
            <text:p>"16"</text:p>
          </table:table-cell>
          <table:table-cell table:formula="of:=IF(AND([.G76]&lt;&gt;[.G77];[.I76]&lt;&gt;&quot;&quot;);&quot;groupMapping.put(&quot;&amp;CHAR(34)&amp;[.G76]&amp;CHAR(34)&amp;&quot;, new String[] {&quot;&amp;[.J76]&amp;&quot;});&quot;; &quot;&quot;)" office:value-type="string" office:string-value="groupMapping.put(&quot;32&quot;, new String[] {&quot;16&quot;});">
            <text:p>groupMapping.put("32", new String[] {"16"});</text:p>
          </table:table-cell>
          <table:table-cell table:number-columns-repeated="5"/>
          <table:table-cell table:style-name="ce3" office:value-type="float" office:value="125">
            <text:p>125</text:p>
          </table:table-cell>
          <table:table-cell table:formula="of:=IF([.Q76]&lt;10;&quot;0&quot;&amp;[.Q76];&quot;&quot;&amp;[.Q76])" office:value-type="string" office:string-value="125">
            <text:p>125</text:p>
          </table:table-cell>
          <table:table-cell table:style-name="ce3" office:value-type="string">
            <text:p>FLU</text:p>
          </table:table-cell>
          <table:table-cell table:style-name="ce3" office:value-type="float" office:value="69">
            <text:p>69</text:p>
          </table:table-cell>
          <table:table-cell table:style-name="ce1" table:formula="of:=IF([.R76]=[.R75];[.U75]&amp;&quot;, &quot;;&quot;&quot;)&amp;CHAR(34)&amp;[.T76]&amp;CHAR(34)" office:value-type="string" office:string-value="&quot;69&quot;">
            <text:p>"69"</text:p>
          </table:table-cell>
          <table:table-cell table:formula="of:=IF(AND([.R76]&lt;&gt;[.R77];[.T76]&lt;&gt;&quot;&quot;);&quot;groupMapping.put(&quot;&amp;CHAR(34)&amp;[.R76]&amp;CHAR(34)&amp;&quot;, new String[] {&quot;&amp;[.U76]&amp;&quot;});&quot;; &quot;&quot;)" office:value-type="string" office:string-value="groupMapping.put(&quot;125&quot;, new String[] {&quot;69&quot;});">
            <text:p>groupMapping.put("125", new String[] {"69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25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PneumoPPV</text:p>
          </table:table-cell>
          <table:table-cell table:formula="of:=VLOOKUP([.F77];[.B$2:.D$36];3)" office:value-type="float" office:value="0">
            <text:p/>
          </table:table-cell>
          <table:table-cell table:formula="of:=IF([.G77]=[.G76];[.J76]&amp;&quot;, &quot;;&quot;&quot;)&amp;CHAR(34)&amp;[.I77]&amp;CHAR(34)" office:value-type="string" office:string-value="&quot;0&quot;">
            <text:p>"0"</text:p>
          </table:table-cell>
          <table:table-cell table:formula="of:=IF(AND([.G77]&lt;&gt;[.G78];[.I77]&lt;&gt;&quot;&quot;);&quot;groupMapping.put(&quot;&amp;CHAR(34)&amp;[.G77]&amp;CHAR(34)&amp;&quot;, new String[] {&quot;&amp;[.J77]&amp;&quot;});&quot;; &quot;&quot;)">
            <text:p/>
          </table:table-cell>
          <table:table-cell table:number-columns-repeated="5"/>
          <table:table-cell table:style-name="ce3" office:value-type="float" office:value="126">
            <text:p>126</text:p>
          </table:table-cell>
          <table:table-cell table:formula="of:=IF([.Q77]&lt;10;&quot;0&quot;&amp;[.Q77];&quot;&quot;&amp;[.Q77])" office:value-type="string" office:string-value="126">
            <text:p>126</text:p>
          </table:table-cell>
          <table:table-cell table:style-name="ce3" office:value-type="string">
            <text:p>FLU</text:p>
          </table:table-cell>
          <table:table-cell table:style-name="ce3" office:value-type="float" office:value="69">
            <text:p>69</text:p>
          </table:table-cell>
          <table:table-cell table:style-name="ce1" table:formula="of:=IF([.R77]=[.R76];[.U76]&amp;&quot;, &quot;;&quot;&quot;)&amp;CHAR(34)&amp;[.T77]&amp;CHAR(34)" office:value-type="string" office:string-value="&quot;69&quot;">
            <text:p>"69"</text:p>
          </table:table-cell>
          <table:table-cell table:formula="of:=IF(AND([.R77]&lt;&gt;[.R78];[.T77]&lt;&gt;&quot;&quot;);&quot;groupMapping.put(&quot;&amp;CHAR(34)&amp;[.R77]&amp;CHAR(34)&amp;&quot;, new String[] {&quot;&amp;[.U77]&amp;&quot;});&quot;; &quot;&quot;)" office:value-type="string" office:string-value="groupMapping.put(&quot;126&quot;, new String[] {&quot;69&quot;});">
            <text:p>groupMapping.put("126", new String[] {"6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34</text:p>
          </table:table-cell>
          <table:table-cell table:style-name="ce2" office:value-type="string">
            <text:p>IG</text:p>
          </table:table-cell>
          <table:table-cell table:formula="of:=VLOOKUP([.F78];[.B$2:.D$36];3)" office:value-type="float" office:value="0">
            <text:p/>
          </table:table-cell>
          <table:table-cell table:formula="of:=IF([.G78]=[.G77];[.J77]&amp;&quot;, &quot;;&quot;&quot;)&amp;CHAR(34)&amp;[.I78]&amp;CHAR(34)" office:value-type="string" office:string-value="&quot;0&quot;">
            <text:p>"0"</text:p>
          </table:table-cell>
          <table:table-cell table:formula="of:=IF(AND([.G78]&lt;&gt;[.G79];[.I78]&lt;&gt;&quot;&quot;);&quot;groupMapping.put(&quot;&amp;CHAR(34)&amp;[.G78]&amp;CHAR(34)&amp;&quot;, new String[] {&quot;&amp;[.J78]&amp;&quot;});&quot;; &quot;&quot;)">
            <text:p/>
          </table:table-cell>
          <table:table-cell table:number-columns-repeated="5"/>
          <table:table-cell table:style-name="ce3" office:value-type="float" office:value="127">
            <text:p>127</text:p>
          </table:table-cell>
          <table:table-cell table:formula="of:=IF([.Q78]&lt;10;&quot;0&quot;&amp;[.Q78];&quot;&quot;&amp;[.Q78])" office:value-type="string" office:string-value="127">
            <text:p>127</text:p>
          </table:table-cell>
          <table:table-cell table:style-name="ce3" office:value-type="string">
            <text:p>FLU</text:p>
          </table:table-cell>
          <table:table-cell table:style-name="ce3" office:value-type="float" office:value="69">
            <text:p>69</text:p>
          </table:table-cell>
          <table:table-cell table:style-name="ce1" table:formula="of:=IF([.R78]=[.R77];[.U77]&amp;&quot;, &quot;;&quot;&quot;)&amp;CHAR(34)&amp;[.T78]&amp;CHAR(34)" office:value-type="string" office:string-value="&quot;69&quot;">
            <text:p>"69"</text:p>
          </table:table-cell>
          <table:table-cell table:formula="of:=IF(AND([.R78]&lt;&gt;[.R79];[.T78]&lt;&gt;&quot;&quot;);&quot;groupMapping.put(&quot;&amp;CHAR(34)&amp;[.R78]&amp;CHAR(34)&amp;&quot;, new String[] {&quot;&amp;[.U78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5">
            <text:p>35</text:p>
          </table:table-cell>
          <table:table-cell table:style-name="ce2" office:value-type="string">
            <text:p>37</text:p>
          </table:table-cell>
          <table:table-cell table:style-name="ce2" office:value-type="string">
            <text:p>YELLOWFEVER</text:p>
          </table:table-cell>
          <table:table-cell table:formula="of:=VLOOKUP([.F79];[.B$2:.D$36];3)" office:value-type="float" office:value="0">
            <text:p/>
          </table:table-cell>
          <table:table-cell table:formula="of:=IF([.G79]=[.G78];[.J78]&amp;&quot;, &quot;;&quot;&quot;)&amp;CHAR(34)&amp;[.I79]&amp;CHAR(34)" office:value-type="string" office:string-value="&quot;0&quot;">
            <text:p>"0"</text:p>
          </table:table-cell>
          <table:table-cell table:formula="of:=IF(AND([.G79]&lt;&gt;[.G80];[.I79]&lt;&gt;&quot;&quot;);&quot;groupMapping.put(&quot;&amp;CHAR(34)&amp;[.G79]&amp;CHAR(34)&amp;&quot;, new String[] {&quot;&amp;[.J79]&amp;&quot;});&quot;; &quot;&quot;)">
            <text:p/>
          </table:table-cell>
          <table:table-cell table:number-columns-repeated="5"/>
          <table:table-cell table:style-name="ce3" office:value-type="float" office:value="127">
            <text:p>127</text:p>
          </table:table-cell>
          <table:table-cell table:formula="of:=IF([.Q79]&lt;10;&quot;0&quot;&amp;[.Q79];&quot;&quot;&amp;[.Q79])" office:value-type="string" office:string-value="127">
            <text:p>127</text:p>
          </table:table-cell>
          <table:table-cell table:style-name="ce3" office:value-type="string">
            <text:p>FLU</text:p>
          </table:table-cell>
          <table:table-cell table:style-name="ce3" office:value-type="float" office:value="69">
            <text:p>69</text:p>
          </table:table-cell>
          <table:table-cell table:style-name="ce1" table:formula="of:=IF([.R79]=[.R78];[.U78]&amp;&quot;, &quot;;&quot;&quot;)&amp;CHAR(34)&amp;[.T79]&amp;CHAR(34)" office:value-type="string" office:string-value="&quot;69&quot;, &quot;69&quot;">
            <text:p>"69", "69"</text:p>
          </table:table-cell>
          <table:table-cell table:formula="of:=IF(AND([.R79]&lt;&gt;[.R80];[.T79]&lt;&gt;&quot;&quot;);&quot;groupMapping.put(&quot;&amp;CHAR(34)&amp;[.R79]&amp;CHAR(34)&amp;&quot;, new String[] {&quot;&amp;[.U79]&amp;&quot;});&quot;; &quot;&quot;)" office:value-type="string" office:string-value="groupMapping.put(&quot;127&quot;, new String[] {&quot;69&quot;, &quot;69&quot;});">
            <text:p>groupMapping.put("127", new String[] {"69", "6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3">
            <text:p>23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MUMPS</text:p>
          </table:table-cell>
          <table:table-cell table:formula="of:=VLOOKUP([.F80];[.B$2:.D$36];3)" office:value-type="float" office:value="17">
            <text:p>17</text:p>
          </table:table-cell>
          <table:table-cell table:formula="of:=IF([.G80]=[.G79];[.J79]&amp;&quot;, &quot;;&quot;&quot;)&amp;CHAR(34)&amp;[.I80]&amp;CHAR(34)" office:value-type="string" office:string-value="&quot;17&quot;">
            <text:p>"17"</text:p>
          </table:table-cell>
          <table:table-cell table:formula="of:=IF(AND([.G80]&lt;&gt;[.G81];[.I80]&lt;&gt;&quot;&quot;);&quot;groupMapping.put(&quot;&amp;CHAR(34)&amp;[.G80]&amp;CHAR(34)&amp;&quot;, new String[] {&quot;&amp;[.J80]&amp;&quot;});&quot;; &quot;&quot;)">
            <text:p/>
          </table:table-cell>
          <table:table-cell table:number-columns-repeated="5"/>
          <table:table-cell table:style-name="ce3" office:value-type="float" office:value="128">
            <text:p>128</text:p>
          </table:table-cell>
          <table:table-cell table:formula="of:=IF([.Q80]&lt;10;&quot;0&quot;&amp;[.Q80];&quot;&quot;&amp;[.Q80])" office:value-type="string" office:string-value="128">
            <text:p>128</text:p>
          </table:table-cell>
          <table:table-cell table:style-name="ce3" office:value-type="string">
            <text:p>FLU_H5N1</text:p>
          </table:table-cell>
          <table:table-cell table:style-name="ce3" office:value-type="float" office:value="41">
            <text:p>41</text:p>
          </table:table-cell>
          <table:table-cell table:style-name="ce1" table:formula="of:=IF([.R80]=[.R79];[.U79]&amp;&quot;, &quot;;&quot;&quot;)&amp;CHAR(34)&amp;[.T80]&amp;CHAR(34)" office:value-type="string" office:string-value="&quot;41&quot;">
            <text:p>"41"</text:p>
          </table:table-cell>
          <table:table-cell table:formula="of:=IF(AND([.R80]&lt;&gt;[.R81];[.T80]&lt;&gt;&quot;&quot;);&quot;groupMapping.put(&quot;&amp;CHAR(34)&amp;[.R80]&amp;CHAR(34)&amp;&quot;, new String[] {&quot;&amp;[.U80]&amp;&quot;});&quot;; &quot;&quot;)" office:value-type="string" office:string-value="groupMapping.put(&quot;128&quot;, new String[] {&quot;41&quot;});">
            <text:p>groupMapping.put("128", new String[] {"41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9">
            <text:p>29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RUBELLA</text:p>
          </table:table-cell>
          <table:table-cell table:formula="of:=VLOOKUP([.F81];[.B$2:.D$36];3)" office:value-type="float" office:value="17">
            <text:p>17</text:p>
          </table:table-cell>
          <table:table-cell table:formula="of:=IF([.G81]=[.G80];[.J80]&amp;&quot;, &quot;;&quot;&quot;)&amp;CHAR(34)&amp;[.I81]&amp;CHAR(34)" office:value-type="string" office:string-value="&quot;17&quot;, &quot;17&quot;">
            <text:p>"17", "17"</text:p>
          </table:table-cell>
          <table:table-cell table:formula="of:=IF(AND([.G81]&lt;&gt;[.G82];[.I81]&lt;&gt;&quot;&quot;);&quot;groupMapping.put(&quot;&amp;CHAR(34)&amp;[.G81]&amp;CHAR(34)&amp;&quot;, new String[] {&quot;&amp;[.J81]&amp;&quot;});&quot;; &quot;&quot;)" office:value-type="string" office:string-value="groupMapping.put(&quot;38&quot;, new String[] {&quot;17&quot;, &quot;17&quot;});">
            <text:p>groupMapping.put("38", new String[] {"17", "17"});</text:p>
          </table:table-cell>
          <table:table-cell table:number-columns-repeated="5"/>
          <table:table-cell table:style-name="ce3" office:value-type="float" office:value="130">
            <text:p>130</text:p>
          </table:table-cell>
          <table:table-cell table:formula="of:=IF([.Q81]&lt;10;&quot;0&quot;&amp;[.Q81];&quot;&quot;&amp;[.Q81])" office:value-type="string" office:string-value="130">
            <text:p>130</text:p>
          </table:table-cell>
          <table:table-cell table:style-name="ce3" office:value-type="string">
            <text:p>DTAP-POL</text:p>
          </table:table-cell>
          <table:table-cell table:style-name="ce3" office:value-type="float" office:value="7">
            <text:p>7</text:p>
          </table:table-cell>
          <table:table-cell table:style-name="ce1" table:formula="of:=IF([.R81]=[.R80];[.U80]&amp;&quot;, &quot;;&quot;&quot;)&amp;CHAR(34)&amp;[.T81]&amp;CHAR(34)" office:value-type="string" office:string-value="&quot;7&quot;">
            <text:p>"7"</text:p>
          </table:table-cell>
          <table:table-cell table:formula="of:=IF(AND([.R81]&lt;&gt;[.R82];[.T81]&lt;&gt;&quot;&quot;);&quot;groupMapping.put(&quot;&amp;CHAR(34)&amp;[.R81]&amp;CHAR(34)&amp;&quot;, new String[] {&quot;&amp;[.U81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8">
            <text:p>18</text:p>
          </table:table-cell>
          <table:table-cell table:style-name="ce2" office:value-type="string">
            <text:p>39</text:p>
          </table:table-cell>
          <table:table-cell table:style-name="ce2" office:value-type="string">
            <text:p>Japanese encephalitis</text:p>
          </table:table-cell>
          <table:table-cell table:formula="of:=VLOOKUP([.F82];[.B$2:.D$36];3)" office:value-type="float" office:value="0">
            <text:p/>
          </table:table-cell>
          <table:table-cell table:formula="of:=IF([.G82]=[.G81];[.J81]&amp;&quot;, &quot;;&quot;&quot;)&amp;CHAR(34)&amp;[.I82]&amp;CHAR(34)" office:value-type="string" office:string-value="&quot;0&quot;">
            <text:p>"0"</text:p>
          </table:table-cell>
          <table:table-cell table:formula="of:=IF(AND([.G82]&lt;&gt;[.G83];[.I82]&lt;&gt;&quot;&quot;);&quot;groupMapping.put(&quot;&amp;CHAR(34)&amp;[.G82]&amp;CHAR(34)&amp;&quot;, new String[] {&quot;&amp;[.J82]&amp;&quot;});&quot;; &quot;&quot;)">
            <text:p/>
          </table:table-cell>
          <table:table-cell table:number-columns-repeated="5"/>
          <table:table-cell table:style-name="ce3" office:value-type="float" office:value="130">
            <text:p>130</text:p>
          </table:table-cell>
          <table:table-cell table:formula="of:=IF([.Q82]&lt;10;&quot;0&quot;&amp;[.Q82];&quot;&quot;&amp;[.Q82])" office:value-type="string" office:string-value="130">
            <text:p>130</text:p>
          </table:table-cell>
          <table:table-cell table:style-name="ce3" office:value-type="string">
            <text:p>DTAP-POL</text:p>
          </table:table-cell>
          <table:table-cell table:style-name="ce3" office:value-type="float" office:value="20">
            <text:p>20</text:p>
          </table:table-cell>
          <table:table-cell table:style-name="ce1" table:formula="of:=IF([.R82]=[.R81];[.U81]&amp;&quot;, &quot;;&quot;&quot;)&amp;CHAR(34)&amp;[.T82]&amp;CHAR(34)" office:value-type="string" office:string-value="&quot;7&quot;, &quot;20&quot;">
            <text:p>"7", "20"</text:p>
          </table:table-cell>
          <table:table-cell table:formula="of:=IF(AND([.R82]&lt;&gt;[.R83];[.T82]&lt;&gt;&quot;&quot;);&quot;groupMapping.put(&quot;&amp;CHAR(34)&amp;[.R82]&amp;CHAR(34)&amp;&quot;, new String[] {&quot;&amp;[.U82]&amp;&quot;});&quot;; &quot;&quot;)" office:value-type="string" office:string-value="groupMapping.put(&quot;130&quot;, new String[] {&quot;7&quot;, &quot;20&quot;});">
            <text:p>groupMapping.put("130", new String[] {"7", "20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27">
            <text:p>27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RABIES</text:p>
          </table:table-cell>
          <table:table-cell table:formula="of:=VLOOKUP([.F83];[.B$2:.D$36];3)" office:value-type="float" office:value="0">
            <text:p/>
          </table:table-cell>
          <table:table-cell table:formula="of:=IF([.G83]=[.G82];[.J82]&amp;&quot;, &quot;;&quot;&quot;)&amp;CHAR(34)&amp;[.I83]&amp;CHAR(34)" office:value-type="string" office:string-value="&quot;0&quot;">
            <text:p>"0"</text:p>
          </table:table-cell>
          <table:table-cell table:formula="of:=IF(AND([.G83]&lt;&gt;[.G84];[.I83]&lt;&gt;&quot;&quot;);&quot;groupMapping.put(&quot;&amp;CHAR(34)&amp;[.G83]&amp;CHAR(34)&amp;&quot;, new String[] {&quot;&amp;[.J83]&amp;&quot;});&quot;; &quot;&quot;)">
            <text:p/>
          </table:table-cell>
          <table:table-cell table:number-columns-repeated="5"/>
          <table:table-cell table:style-name="ce3" office:value-type="float" office:value="132">
            <text:p>132</text:p>
          </table:table-cell>
          <table:table-cell table:formula="of:=IF([.Q83]&lt;10;&quot;0&quot;&amp;[.Q83];&quot;&quot;&amp;[.Q83])" office:value-type="string" office:string-value="132">
            <text:p>132</text:p>
          </table:table-cell>
          <table:table-cell table:style-name="ce3" office:value-type="string">
            <text:p>DTAP-POL-HIB-HEPB</text:p>
          </table:table-cell>
          <table:table-cell table:style-name="ce3" office:value-type="float" office:value="7">
            <text:p>7</text:p>
          </table:table-cell>
          <table:table-cell table:style-name="ce1" table:formula="of:=IF([.R83]=[.R82];[.U82]&amp;&quot;, &quot;;&quot;&quot;)&amp;CHAR(34)&amp;[.T83]&amp;CHAR(34)" office:value-type="string" office:string-value="&quot;7&quot;">
            <text:p>"7"</text:p>
          </table:table-cell>
          <table:table-cell table:formula="of:=IF(AND([.R83]&lt;&gt;[.R84];[.T83]&lt;&gt;&quot;&quot;);&quot;groupMapping.put(&quot;&amp;CHAR(34)&amp;[.R83]&amp;CHAR(34)&amp;&quot;, new String[] {&quot;&amp;[.U83]&amp;&quot;});&quot;; &quot;&quot;)">
            <text:p/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31">
            <text:p>31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TYPHOID</text:p>
          </table:table-cell>
          <table:table-cell table:formula="of:=VLOOKUP([.F84];[.B$2:.D$36];3)" office:value-type="float" office:value="0">
            <text:p/>
          </table:table-cell>
          <table:table-cell table:formula="of:=IF([.G84]=[.G83];[.J83]&amp;&quot;, &quot;;&quot;&quot;)&amp;CHAR(34)&amp;[.I84]&amp;CHAR(34)" office:value-type="string" office:string-value="&quot;0&quot;">
            <text:p>"0"</text:p>
          </table:table-cell>
          <table:table-cell table:formula="of:=IF(AND([.G84]&lt;&gt;[.G85];[.I84]&lt;&gt;&quot;&quot;);&quot;groupMapping.put(&quot;&amp;CHAR(34)&amp;[.G84]&amp;CHAR(34)&amp;&quot;, new String[] {&quot;&amp;[.J84]&amp;&quot;});&quot;; &quot;&quot;)">
            <text:p/>
          </table:table-cell>
          <table:table-cell table:number-columns-repeated="5"/>
          <table:table-cell table:style-name="ce3" office:value-type="float" office:value="132">
            <text:p>132</text:p>
          </table:table-cell>
          <table:table-cell table:formula="of:=IF([.Q84]&lt;10;&quot;0&quot;&amp;[.Q84];&quot;&quot;&amp;[.Q84])" office:value-type="string" office:string-value="132">
            <text:p>132</text:p>
          </table:table-cell>
          <table:table-cell table:style-name="ce3" office:value-type="string">
            <text:p>DTAP-POL-HIB-HEPB</text:p>
          </table:table-cell>
          <table:table-cell table:style-name="ce3" office:value-type="float" office:value="12">
            <text:p>12</text:p>
          </table:table-cell>
          <table:table-cell table:style-name="ce1" table:formula="of:=IF([.R84]=[.R83];[.U83]&amp;&quot;, &quot;;&quot;&quot;)&amp;CHAR(34)&amp;[.T84]&amp;CHAR(34)" office:value-type="string" office:string-value="&quot;7&quot;, &quot;12&quot;">
            <text:p>"7", "12"</text:p>
          </table:table-cell>
          <table:table-cell table:formula="of:=IF(AND([.R84]&lt;&gt;[.R85];[.T84]&lt;&gt;&quot;&quot;);&quot;groupMapping.put(&quot;&amp;CHAR(34)&amp;[.R84]&amp;CHAR(34)&amp;&quot;, new String[] {&quot;&amp;[.U84]&amp;&quot;});&quot;; &quot;&quot;)">
            <text:p/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HepB</text:p>
          </table:table-cell>
          <table:table-cell table:formula="of:=VLOOKUP([.F85];[.B$2:.D$36];3)" office:value-type="float" office:value="12">
            <text:p>12</text:p>
          </table:table-cell>
          <table:table-cell table:formula="of:=IF([.G85]=[.G84];[.J84]&amp;&quot;, &quot;;&quot;&quot;)&amp;CHAR(34)&amp;[.I85]&amp;CHAR(34)" office:value-type="string" office:string-value="&quot;12&quot;">
            <text:p>"12"</text:p>
          </table:table-cell>
          <table:table-cell table:formula="of:=IF(AND([.G85]&lt;&gt;[.G86];[.I85]&lt;&gt;&quot;&quot;);&quot;groupMapping.put(&quot;&amp;CHAR(34)&amp;[.G85]&amp;CHAR(34)&amp;&quot;, new String[] {&quot;&amp;[.J85]&amp;&quot;});&quot;; &quot;&quot;)" office:value-type="string" office:string-value="groupMapping.put(&quot;42&quot;, new String[] {&quot;12&quot;});">
            <text:p>groupMapping.put("42", new String[] {"12"});</text:p>
          </table:table-cell>
          <table:table-cell table:number-columns-repeated="5"/>
          <table:table-cell table:style-name="ce3" office:value-type="float" office:value="132">
            <text:p>132</text:p>
          </table:table-cell>
          <table:table-cell table:formula="of:=IF([.Q85]&lt;10;&quot;0&quot;&amp;[.Q85];&quot;&quot;&amp;[.Q85])" office:value-type="string" office:string-value="132">
            <text:p>132</text:p>
          </table:table-cell>
          <table:table-cell table:style-name="ce3" office:value-type="string">
            <text:p>DTAP-POL-HIB-HEPB</text:p>
          </table:table-cell>
          <table:table-cell table:style-name="ce3" office:value-type="float" office:value="13">
            <text:p>13</text:p>
          </table:table-cell>
          <table:table-cell table:style-name="ce1" table:formula="of:=IF([.R85]=[.R84];[.U84]&amp;&quot;, &quot;;&quot;&quot;)&amp;CHAR(34)&amp;[.T85]&amp;CHAR(34)" office:value-type="string" office:string-value="&quot;7&quot;, &quot;12&quot;, &quot;13&quot;">
            <text:p>"7", "12", "13"</text:p>
          </table:table-cell>
          <table:table-cell table:formula="of:=IF(AND([.R85]&lt;&gt;[.R86];[.T85]&lt;&gt;&quot;&quot;);&quot;groupMapping.put(&quot;&amp;CHAR(34)&amp;[.R85]&amp;CHAR(34)&amp;&quot;, new String[] {&quot;&amp;[.U85]&amp;&quot;});&quot;; &quot;&quot;)">
            <text:p/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HepB</text:p>
          </table:table-cell>
          <table:table-cell table:formula="of:=VLOOKUP([.F86];[.B$2:.D$36];3)" office:value-type="float" office:value="12">
            <text:p>12</text:p>
          </table:table-cell>
          <table:table-cell table:formula="of:=IF([.G86]=[.G85];[.J85]&amp;&quot;, &quot;;&quot;&quot;)&amp;CHAR(34)&amp;[.I86]&amp;CHAR(34)" office:value-type="string" office:string-value="&quot;12&quot;">
            <text:p>"12"</text:p>
          </table:table-cell>
          <table:table-cell table:formula="of:=IF(AND([.G86]&lt;&gt;[.G87];[.I86]&lt;&gt;&quot;&quot;);&quot;groupMapping.put(&quot;&amp;CHAR(34)&amp;[.G86]&amp;CHAR(34)&amp;&quot;, new String[] {&quot;&amp;[.J86]&amp;&quot;});&quot;; &quot;&quot;)" office:value-type="string" office:string-value="groupMapping.put(&quot;43&quot;, new String[] {&quot;12&quot;});">
            <text:p>groupMapping.put("43", new String[] {"12"});</text:p>
          </table:table-cell>
          <table:table-cell table:number-columns-repeated="5"/>
          <table:table-cell table:style-name="ce3" office:value-type="float" office:value="132">
            <text:p>132</text:p>
          </table:table-cell>
          <table:table-cell table:formula="of:=IF([.Q86]&lt;10;&quot;0&quot;&amp;[.Q86];&quot;&quot;&amp;[.Q86])" office:value-type="string" office:string-value="132">
            <text:p>132</text:p>
          </table:table-cell>
          <table:table-cell table:style-name="ce3" office:value-type="string">
            <text:p>DTAP-POL-HIB-HEPB</text:p>
          </table:table-cell>
          <table:table-cell table:style-name="ce3" office:value-type="float" office:value="20">
            <text:p>20</text:p>
          </table:table-cell>
          <table:table-cell table:style-name="ce1" table:formula="of:=IF([.R86]=[.R85];[.U85]&amp;&quot;, &quot;;&quot;&quot;)&amp;CHAR(34)&amp;[.T86]&amp;CHAR(34)" office:value-type="string" office:string-value="&quot;7&quot;, &quot;12&quot;, &quot;13&quot;, &quot;20&quot;">
            <text:p>"7", "12", "13", "20"</text:p>
          </table:table-cell>
          <table:table-cell table:formula="of:=IF(AND([.R86]&lt;&gt;[.R87];[.T86]&lt;&gt;&quot;&quot;);&quot;groupMapping.put(&quot;&amp;CHAR(34)&amp;[.R86]&amp;CHAR(34)&amp;&quot;, new String[] {&quot;&amp;[.U86]&amp;&quot;});&quot;; &quot;&quot;)" office:value-type="string" office:string-value="groupMapping.put(&quot;132&quot;, new String[] {&quot;7&quot;, &quot;12&quot;, &quot;13&quot;, &quot;20&quot;});">
            <text:p>groupMapping.put("132", new String[] {"7", "12", "13", "20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HepB</text:p>
          </table:table-cell>
          <table:table-cell table:formula="of:=VLOOKUP([.F87];[.B$2:.D$36];3)" office:value-type="float" office:value="12">
            <text:p>12</text:p>
          </table:table-cell>
          <table:table-cell table:formula="of:=IF([.G87]=[.G86];[.J86]&amp;&quot;, &quot;;&quot;&quot;)&amp;CHAR(34)&amp;[.I87]&amp;CHAR(34)" office:value-type="string" office:string-value="&quot;12&quot;">
            <text:p>"12"</text:p>
          </table:table-cell>
          <table:table-cell table:formula="of:=IF(AND([.G87]&lt;&gt;[.G88];[.I87]&lt;&gt;&quot;&quot;);&quot;groupMapping.put(&quot;&amp;CHAR(34)&amp;[.G87]&amp;CHAR(34)&amp;&quot;, new String[] {&quot;&amp;[.J87]&amp;&quot;});&quot;; &quot;&quot;)" office:value-type="string" office:string-value="groupMapping.put(&quot;44&quot;, new String[] {&quot;12&quot;});">
            <text:p>groupMapping.put("44", new String[] {"12"});</text:p>
          </table:table-cell>
          <table:table-cell table:number-columns-repeated="5"/>
          <table:table-cell table:style-name="ce3" office:value-type="float" office:value="133">
            <text:p>133</text:p>
          </table:table-cell>
          <table:table-cell table:formula="of:=IF([.Q87]&lt;10;&quot;0&quot;&amp;[.Q87];&quot;&quot;&amp;[.Q87])" office:value-type="string" office:string-value="133">
            <text:p>133</text:p>
          </table:table-cell>
          <table:table-cell table:style-name="ce3" office:value-type="string">
            <text:p>PNCN</text:p>
          </table:table-cell>
          <table:table-cell table:style-name="ce3" office:value-type="float" office:value="19">
            <text:p>19</text:p>
          </table:table-cell>
          <table:table-cell table:style-name="ce1" table:formula="of:=IF([.R87]=[.R86];[.U86]&amp;&quot;, &quot;;&quot;&quot;)&amp;CHAR(34)&amp;[.T87]&amp;CHAR(34)" office:value-type="string" office:string-value="&quot;19&quot;">
            <text:p>"19"</text:p>
          </table:table-cell>
          <table:table-cell table:formula="of:=IF(AND([.R87]&lt;&gt;[.R88];[.T87]&lt;&gt;&quot;&quot;);&quot;groupMapping.put(&quot;&amp;CHAR(34)&amp;[.R87]&amp;CHAR(34)&amp;&quot;, new String[] {&quot;&amp;[.U87]&amp;&quot;});&quot;; &quot;&quot;)" office:value-type="string" office:string-value="groupMapping.put(&quot;133&quot;, new String[] {&quot;19&quot;});">
            <text:p>groupMapping.put("133", new String[] {"19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HepB</text:p>
          </table:table-cell>
          <table:table-cell table:formula="of:=VLOOKUP([.F88];[.B$2:.D$36];3)" office:value-type="float" office:value="12">
            <text:p>12</text:p>
          </table:table-cell>
          <table:table-cell table:formula="of:=IF([.G88]=[.G87];[.J87]&amp;&quot;, &quot;;&quot;&quot;)&amp;CHAR(34)&amp;[.I88]&amp;CHAR(34)" office:value-type="string" office:string-value="&quot;12&quot;">
            <text:p>"12"</text:p>
          </table:table-cell>
          <table:table-cell table:formula="of:=IF(AND([.G88]&lt;&gt;[.G89];[.I88]&lt;&gt;&quot;&quot;);&quot;groupMapping.put(&quot;&amp;CHAR(34)&amp;[.G88]&amp;CHAR(34)&amp;&quot;, new String[] {&quot;&amp;[.J88]&amp;&quot;});&quot;; &quot;&quot;)" office:value-type="string" office:string-value="groupMapping.put(&quot;45&quot;, new String[] {&quot;12&quot;});">
            <text:p>groupMapping.put("45", new String[] {"12"});</text:p>
          </table:table-cell>
          <table:table-cell table:number-columns-repeated="5"/>
          <table:table-cell table:style-name="ce3" office:value-type="float" office:value="135">
            <text:p>135</text:p>
          </table:table-cell>
          <table:table-cell table:formula="of:=IF([.Q88]&lt;10;&quot;0&quot;&amp;[.Q88];&quot;&quot;&amp;[.Q88])" office:value-type="string" office:string-value="135">
            <text:p>135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88]=[.R87];[.U87]&amp;&quot;, &quot;;&quot;&quot;)&amp;CHAR(34)&amp;[.T88]&amp;CHAR(34)" office:value-type="string" office:string-value="&quot;9&quot;">
            <text:p>"9"</text:p>
          </table:table-cell>
          <table:table-cell table:formula="of:=IF(AND([.R88]&lt;&gt;[.R89];[.T88]&lt;&gt;&quot;&quot;);&quot;groupMapping.put(&quot;&amp;CHAR(34)&amp;[.R88]&amp;CHAR(34)&amp;&quot;, new String[] {&quot;&amp;[.U88]&amp;&quot;});&quot;; &quot;&quot;)" office:value-type="string" office:string-value="groupMapping.put(&quot;135&quot;, new String[] {&quot;9&quot;});">
            <text:p>groupMapping.put("135", new String[] {"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HIB</text:p>
          </table:table-cell>
          <table:table-cell table:formula="of:=VLOOKUP([.F89];[.B$2:.D$36];3)" office:value-type="float" office:value="13">
            <text:p>13</text:p>
          </table:table-cell>
          <table:table-cell table:formula="of:=IF([.G89]=[.G88];[.J88]&amp;&quot;, &quot;;&quot;&quot;)&amp;CHAR(34)&amp;[.I89]&amp;CHAR(34)" office:value-type="string" office:string-value="&quot;13&quot;">
            <text:p>"13"</text:p>
          </table:table-cell>
          <table:table-cell table:formula="of:=IF(AND([.G89]&lt;&gt;[.G90];[.I89]&lt;&gt;&quot;&quot;);&quot;groupMapping.put(&quot;&amp;CHAR(34)&amp;[.G89]&amp;CHAR(34)&amp;&quot;, new String[] {&quot;&amp;[.J89]&amp;&quot;});&quot;; &quot;&quot;)" office:value-type="string" office:string-value="groupMapping.put(&quot;46&quot;, new String[] {&quot;13&quot;});">
            <text:p>groupMapping.put("46", new String[] {"13"});</text:p>
          </table:table-cell>
          <table:table-cell table:number-columns-repeated="5"/>
          <table:table-cell table:style-name="ce3" office:value-type="float" office:value="136">
            <text:p>136</text:p>
          </table:table-cell>
          <table:table-cell table:formula="of:=IF([.Q89]&lt;10;&quot;0&quot;&amp;[.Q89];&quot;&quot;&amp;[.Q89])" office:value-type="string" office:string-value="136">
            <text:p>136</text:p>
          </table:table-cell>
          <table:table-cell table:style-name="ce3" office:value-type="string">
            <text:p>MNCN</text:p>
          </table:table-cell>
          <table:table-cell table:style-name="ce3" office:value-type="float" office:value="16">
            <text:p>16</text:p>
          </table:table-cell>
          <table:table-cell table:style-name="ce1" table:formula="of:=IF([.R89]=[.R88];[.U88]&amp;&quot;, &quot;;&quot;&quot;)&amp;CHAR(34)&amp;[.T89]&amp;CHAR(34)" office:value-type="string" office:string-value="&quot;16&quot;">
            <text:p>"16"</text:p>
          </table:table-cell>
          <table:table-cell table:formula="of:=IF(AND([.R89]&lt;&gt;[.R90];[.T89]&lt;&gt;&quot;&quot;);&quot;groupMapping.put(&quot;&amp;CHAR(34)&amp;[.R89]&amp;CHAR(34)&amp;&quot;, new String[] {&quot;&amp;[.U89]&amp;&quot;});&quot;; &quot;&quot;)" office:value-type="string" office:string-value="groupMapping.put(&quot;136&quot;, new String[] {&quot;16&quot;});">
            <text:p>groupMapping.put("136", new String[] {"16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HIB</text:p>
          </table:table-cell>
          <table:table-cell table:formula="of:=VLOOKUP([.F90];[.B$2:.D$36];3)" office:value-type="float" office:value="13">
            <text:p>13</text:p>
          </table:table-cell>
          <table:table-cell table:formula="of:=IF([.G90]=[.G89];[.J89]&amp;&quot;, &quot;;&quot;&quot;)&amp;CHAR(34)&amp;[.I90]&amp;CHAR(34)" office:value-type="string" office:string-value="&quot;13&quot;">
            <text:p>"13"</text:p>
          </table:table-cell>
          <table:table-cell table:formula="of:=IF(AND([.G90]&lt;&gt;[.G91];[.I90]&lt;&gt;&quot;&quot;);&quot;groupMapping.put(&quot;&amp;CHAR(34)&amp;[.G90]&amp;CHAR(34)&amp;&quot;, new String[] {&quot;&amp;[.J90]&amp;&quot;});&quot;; &quot;&quot;)" office:value-type="string" office:string-value="groupMapping.put(&quot;47&quot;, new String[] {&quot;13&quot;});">
            <text:p>groupMapping.put("47", new String[] {"13"});</text:p>
          </table:table-cell>
          <table:table-cell table:number-columns-repeated="5"/>
          <table:table-cell table:style-name="ce3" office:value-type="float" office:value="137">
            <text:p>137</text:p>
          </table:table-cell>
          <table:table-cell table:formula="of:=IF([.Q90]&lt;10;&quot;0&quot;&amp;[.Q90];&quot;&quot;&amp;[.Q90])" office:value-type="string" office:string-value="137">
            <text:p>137</text:p>
          </table:table-cell>
          <table:table-cell table:style-name="ce3" office:value-type="string">
            <text:p>HPV</text:p>
          </table:table-cell>
          <table:table-cell table:style-name="ce3" office:value-type="float" office:value="38">
            <text:p>38</text:p>
          </table:table-cell>
          <table:table-cell table:style-name="ce1" table:formula="of:=IF([.R90]=[.R89];[.U89]&amp;&quot;, &quot;;&quot;&quot;)&amp;CHAR(34)&amp;[.T90]&amp;CHAR(34)" office:value-type="string" office:string-value="&quot;38&quot;">
            <text:p>"38"</text:p>
          </table:table-cell>
          <table:table-cell table:formula="of:=IF(AND([.R90]&lt;&gt;[.R91];[.T90]&lt;&gt;&quot;&quot;);&quot;groupMapping.put(&quot;&amp;CHAR(34)&amp;[.R90]&amp;CHAR(34)&amp;&quot;, new String[] {&quot;&amp;[.U90]&amp;&quot;});&quot;; &quot;&quot;)" office:value-type="string" office:string-value="groupMapping.put(&quot;137&quot;, new String[] {&quot;38&quot;});">
            <text:p>groupMapping.put("137", new String[] {"38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HIB</text:p>
          </table:table-cell>
          <table:table-cell table:formula="of:=VLOOKUP([.F91];[.B$2:.D$36];3)" office:value-type="float" office:value="13">
            <text:p>13</text:p>
          </table:table-cell>
          <table:table-cell table:formula="of:=IF([.G91]=[.G90];[.J90]&amp;&quot;, &quot;;&quot;&quot;)&amp;CHAR(34)&amp;[.I91]&amp;CHAR(34)" office:value-type="string" office:string-value="&quot;13&quot;">
            <text:p>"13"</text:p>
          </table:table-cell>
          <table:table-cell table:formula="of:=IF(AND([.G91]&lt;&gt;[.G92];[.I91]&lt;&gt;&quot;&quot;);&quot;groupMapping.put(&quot;&amp;CHAR(34)&amp;[.G91]&amp;CHAR(34)&amp;&quot;, new String[] {&quot;&amp;[.J91]&amp;&quot;});&quot;; &quot;&quot;)" office:value-type="string" office:string-value="groupMapping.put(&quot;48&quot;, new String[] {&quot;13&quot;});">
            <text:p>groupMapping.put("48", new String[] {"13"});</text:p>
          </table:table-cell>
          <table:table-cell table:number-columns-repeated="5"/>
          <table:table-cell table:style-name="ce3" office:value-type="float" office:value="140">
            <text:p>140</text:p>
          </table:table-cell>
          <table:table-cell table:formula="of:=IF([.Q91]&lt;10;&quot;0&quot;&amp;[.Q91];&quot;&quot;&amp;[.Q91])" office:value-type="string" office:string-value="140">
            <text:p>140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91]=[.R90];[.U90]&amp;&quot;, &quot;;&quot;&quot;)&amp;CHAR(34)&amp;[.T91]&amp;CHAR(34)" office:value-type="string" office:string-value="&quot;9&quot;">
            <text:p>"9"</text:p>
          </table:table-cell>
          <table:table-cell table:formula="of:=IF(AND([.R91]&lt;&gt;[.R92];[.T91]&lt;&gt;&quot;&quot;);&quot;groupMapping.put(&quot;&amp;CHAR(34)&amp;[.R91]&amp;CHAR(34)&amp;&quot;, new String[] {&quot;&amp;[.U91]&amp;&quot;});&quot;; &quot;&quot;)" office:value-type="string" office:string-value="groupMapping.put(&quot;140&quot;, new String[] {&quot;9&quot;});">
            <text:p>groupMapping.put("140", new String[] {"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49</text:p>
          </table:table-cell>
          <table:table-cell table:style-name="ce2" office:value-type="string">
            <text:p>HIB</text:p>
          </table:table-cell>
          <table:table-cell table:formula="of:=VLOOKUP([.F92];[.B$2:.D$36];3)" office:value-type="float" office:value="13">
            <text:p>13</text:p>
          </table:table-cell>
          <table:table-cell table:formula="of:=IF([.G92]=[.G91];[.J91]&amp;&quot;, &quot;;&quot;&quot;)&amp;CHAR(34)&amp;[.I92]&amp;CHAR(34)" office:value-type="string" office:string-value="&quot;13&quot;">
            <text:p>"13"</text:p>
          </table:table-cell>
          <table:table-cell table:formula="of:=IF(AND([.G92]&lt;&gt;[.G93];[.I92]&lt;&gt;&quot;&quot;);&quot;groupMapping.put(&quot;&amp;CHAR(34)&amp;[.G92]&amp;CHAR(34)&amp;&quot;, new String[] {&quot;&amp;[.J92]&amp;&quot;});&quot;; &quot;&quot;)" office:value-type="string" office:string-value="groupMapping.put(&quot;49&quot;, new String[] {&quot;13&quot;});">
            <text:p>groupMapping.put("49", new String[] {"13"});</text:p>
          </table:table-cell>
          <table:table-cell table:number-columns-repeated="5"/>
          <table:table-cell table:style-name="ce3" office:value-type="float" office:value="141">
            <text:p>141</text:p>
          </table:table-cell>
          <table:table-cell table:formula="of:=IF([.Q92]&lt;10;&quot;0&quot;&amp;[.Q92];&quot;&quot;&amp;[.Q92])" office:value-type="string" office:string-value="141">
            <text:p>141</text:p>
          </table:table-cell>
          <table:table-cell table:style-name="ce3" office:value-type="string">
            <text:p>FLU</text:p>
          </table:table-cell>
          <table:table-cell table:style-name="ce3" office:value-type="float" office:value="9">
            <text:p>9</text:p>
          </table:table-cell>
          <table:table-cell table:style-name="ce1" table:formula="of:=IF([.R92]=[.R91];[.U91]&amp;&quot;, &quot;;&quot;&quot;)&amp;CHAR(34)&amp;[.T92]&amp;CHAR(34)" office:value-type="string" office:string-value="&quot;9&quot;">
            <text:p>"9"</text:p>
          </table:table-cell>
          <table:table-cell table:formula="of:=IF(AND([.R92]&lt;&gt;[.R93];[.T92]&lt;&gt;&quot;&quot;);&quot;groupMapping.put(&quot;&amp;CHAR(34)&amp;[.R92]&amp;CHAR(34)&amp;&quot;, new String[] {&quot;&amp;[.U92]&amp;&quot;});&quot;; &quot;&quot;)" office:value-type="string" office:string-value="groupMapping.put(&quot;141&quot;, new String[] {&quot;9&quot;});">
            <text:p>groupMapping.put("141", new String[] {"9"});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DTAP</text:p>
          </table:table-cell>
          <table:table-cell table:formula="of:=VLOOKUP([.F93];[.B$2:.D$36];3)" office:value-type="float" office:value="7">
            <text:p>7</text:p>
          </table:table-cell>
          <table:table-cell table:formula="of:=IF([.G93]=[.G92];[.J92]&amp;&quot;, &quot;;&quot;&quot;)&amp;CHAR(34)&amp;[.I93]&amp;CHAR(34)" office:value-type="string" office:string-value="&quot;7&quot;">
            <text:p>"7"</text:p>
          </table:table-cell>
          <table:table-cell table:formula="of:=IF(AND([.G93]&lt;&gt;[.G94];[.I93]&lt;&gt;&quot;&quot;);&quot;groupMapping.put(&quot;&amp;CHAR(34)&amp;[.G93]&amp;CHAR(34)&amp;&quot;, new String[] {&quot;&amp;[.J93]&amp;&quot;});&quot;; &quot;&quot;)">
            <text:p/>
          </table:table-cell>
          <table:table-cell table:number-columns-repeated="5"/>
          <table:table-cell table:style-name="ce3" office:value-type="float" office:value="142">
            <text:p>142</text:p>
          </table:table-cell>
          <table:table-cell table:formula="of:=IF([.Q93]&lt;10;&quot;0&quot;&amp;[.Q93];&quot;&quot;&amp;[.Q93])" office:value-type="string" office:string-value="142">
            <text:p>142</text:p>
          </table:table-cell>
          <table:table-cell table:style-name="ce3" office:value-type="string">
            <text:p>DTAP-TT</text:p>
          </table:table-cell>
          <table:table-cell table:style-name="ce3" office:value-type="float" office:value="40">
            <text:p>40</text:p>
          </table:table-cell>
          <table:table-cell table:style-name="ce1" table:formula="of:=IF([.R93]=[.R92];[.U92]&amp;&quot;, &quot;;&quot;&quot;)&amp;CHAR(34)&amp;[.T93]&amp;CHAR(34)" office:value-type="string" office:string-value="&quot;40&quot;">
            <text:p>"40"</text:p>
          </table:table-cell>
          <table:table-cell table:formula="of:=IF(AND([.R93]&lt;&gt;[.R94];[.T93]&lt;&gt;&quot;&quot;);&quot;groupMapping.put(&quot;&amp;CHAR(34)&amp;[.R93]&amp;CHAR(34)&amp;&quot;, new String[] {&quot;&amp;[.U93]&amp;&quot;});&quot;; &quot;&quot;)" office:value-type="string" office:string-value="groupMapping.put(&quot;142&quot;, new String[] {&quot;40&quot;});">
            <text:p>groupMapping.put("142", new String[] {"40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HIB</text:p>
          </table:table-cell>
          <table:table-cell table:formula="of:=VLOOKUP([.F94];[.B$2:.D$36];3)" office:value-type="float" office:value="13">
            <text:p>13</text:p>
          </table:table-cell>
          <table:table-cell table:formula="of:=IF([.G94]=[.G93];[.J93]&amp;&quot;, &quot;;&quot;&quot;)&amp;CHAR(34)&amp;[.I94]&amp;CHAR(34)" office:value-type="string" office:string-value="&quot;7&quot;, &quot;13&quot;">
            <text:p>"7", "13"</text:p>
          </table:table-cell>
          <table:table-cell table:formula="of:=IF(AND([.G94]&lt;&gt;[.G95];[.I94]&lt;&gt;&quot;&quot;);&quot;groupMapping.put(&quot;&amp;CHAR(34)&amp;[.G94]&amp;CHAR(34)&amp;&quot;, new String[] {&quot;&amp;[.J94]&amp;&quot;});&quot;; &quot;&quot;)" office:value-type="string" office:string-value="groupMapping.put(&quot;50&quot;, new String[] {&quot;7&quot;, &quot;13&quot;});">
            <text:p>groupMapping.put("50", new String[] {"7", "13"});</text:p>
          </table:table-cell>
          <table:table-cell table:number-columns-repeated="5"/>
          <table:table-cell table:style-name="ce3" office:value-type="float" office:value="144">
            <text:p>144</text:p>
          </table:table-cell>
          <table:table-cell table:formula="of:=IF([.Q94]&lt;10;&quot;0&quot;&amp;[.Q94];&quot;&quot;&amp;[.Q94])" office:value-type="string" office:string-value="144">
            <text:p>144</text:p>
          </table:table-cell>
          <table:table-cell table:style-name="ce3" office:value-type="string">
            <text:p>Flu-TIV-ID</text:p>
          </table:table-cell>
          <table:table-cell table:style-name="ce3" office:value-type="float" office:value="13">
            <text:p>13</text:p>
          </table:table-cell>
          <table:table-cell table:style-name="ce1" table:formula="of:=IF([.R94]=[.R93];[.U93]&amp;&quot;, &quot;;&quot;&quot;)&amp;CHAR(34)&amp;[.T94]&amp;CHAR(34)" office:value-type="string" office:string-value="&quot;13&quot;">
            <text:p>"13"</text:p>
          </table:table-cell>
          <table:table-cell table:formula="of:=IF(AND([.R94]&lt;&gt;[.R95];[.T94]&lt;&gt;&quot;&quot;);&quot;groupMapping.put(&quot;&amp;CHAR(34)&amp;[.R94]&amp;CHAR(34)&amp;&quot;, new String[] {&quot;&amp;[.U94]&amp;&quot;});&quot;; &quot;&quot;)" office:value-type="string" office:string-value="groupMapping.put(&quot;144&quot;, new String[] {&quot;13&quot;});">
            <text:p>groupMapping.put("144", new String[] {"13"});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style-name="ce2" office:value-type="float" office:value="13">
            <text:p>13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HepB</text:p>
          </table:table-cell>
          <table:table-cell table:formula="of:=VLOOKUP([.F95];[.B$2:.D$36];3)" office:value-type="float" office:value="12">
            <text:p>12</text:p>
          </table:table-cell>
          <table:table-cell table:formula="of:=IF([.G95]=[.G94];[.J94]&amp;&quot;, &quot;;&quot;&quot;)&amp;CHAR(34)&amp;[.I95]&amp;CHAR(34)" office:value-type="string" office:string-value="&quot;12&quot;">
            <text:p>"12"</text:p>
          </table:table-cell>
          <table:table-cell table:formula="of:=IF(AND([.G95]&lt;&gt;[.G96];[.I95]&lt;&gt;&quot;&quot;);&quot;groupMapping.put(&quot;&amp;CHAR(34)&amp;[.G95]&amp;CHAR(34)&amp;&quot;, new String[] {&quot;&amp;[.J95]&amp;&quot;});&quot;; &quot;&quot;)">
            <text:p/>
          </table:table-cell>
          <table:table-cell table:number-columns-repeated="6"/>
          <table:table-cell/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HIB</text:p>
          </table:table-cell>
          <table:table-cell table:formula="of:=VLOOKUP([.F96];[.B$2:.D$36];3)" office:value-type="float" office:value="13">
            <text:p>13</text:p>
          </table:table-cell>
          <table:table-cell table:formula="of:=IF([.G96]=[.G95];[.J95]&amp;&quot;, &quot;;&quot;&quot;)&amp;CHAR(34)&amp;[.I96]&amp;CHAR(34)" office:value-type="string" office:string-value="&quot;12&quot;, &quot;13&quot;">
            <text:p>"12", "13"</text:p>
          </table:table-cell>
          <table:table-cell table:formula="of:=IF(AND([.G96]&lt;&gt;[.G97];[.I96]&lt;&gt;&quot;&quot;);&quot;groupMapping.put(&quot;&amp;CHAR(34)&amp;[.G96]&amp;CHAR(34)&amp;&quot;, new String[] {&quot;&amp;[.J96]&amp;&quot;});&quot;; &quot;&quot;)" office:value-type="string" office:string-value="groupMapping.put(&quot;51&quot;, new String[] {&quot;12&quot;, &quot;13&quot;});">
            <text:p>groupMapping.put("51", new String[] {"12", "13"});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float" office:value="12">
            <text:p>1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HepA</text:p>
          </table:table-cell>
          <table:table-cell table:formula="of:=VLOOKUP([.F97];[.B$2:.D$36];3)" office:value-type="float" office:value="11">
            <text:p>11</text:p>
          </table:table-cell>
          <table:table-cell table:formula="of:=IF([.G97]=[.G96];[.J96]&amp;&quot;, &quot;;&quot;&quot;)&amp;CHAR(34)&amp;[.I97]&amp;CHAR(34)" office:value-type="string" office:string-value="&quot;11&quot;">
            <text:p>"11"</text:p>
          </table:table-cell>
          <table:table-cell table:formula="of:=IF(AND([.G97]&lt;&gt;[.G98];[.I97]&lt;&gt;&quot;&quot;);&quot;groupMapping.put(&quot;&amp;CHAR(34)&amp;[.G97]&amp;CHAR(34)&amp;&quot;, new String[] {&quot;&amp;[.J97]&amp;&quot;});&quot;; &quot;&quot;)" office:value-type="string" office:string-value="groupMapping.put(&quot;52&quot;, new String[] {&quot;11&quot;});">
            <text:p>groupMapping.put("52", new String[] {"11"});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1">
            <text:p>31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TYPHOID</text:p>
          </table:table-cell>
          <table:table-cell table:formula="of:=VLOOKUP([.F98];[.B$2:.D$36];3)" office:value-type="float" office:value="0">
            <text:p/>
          </table:table-cell>
          <table:table-cell table:formula="of:=IF([.G98]=[.G97];[.J97]&amp;&quot;, &quot;;&quot;&quot;)&amp;CHAR(34)&amp;[.I98]&amp;CHAR(34)" office:value-type="string" office:string-value="&quot;0&quot;">
            <text:p>"0"</text:p>
          </table:table-cell>
          <table:table-cell table:formula="of:=IF(AND([.G98]&lt;&gt;[.G99];[.I98]&lt;&gt;&quot;&quot;);&quot;groupMapping.put(&quot;&amp;CHAR(34)&amp;[.G98]&amp;CHAR(34)&amp;&quot;, new String[] {&quot;&amp;[.J98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string">
            <text:p>54</text:p>
          </table:table-cell>
          <table:table-cell table:style-name="ce2" office:value-type="string">
            <text:p>ADENO</text:p>
          </table:table-cell>
          <table:table-cell table:formula="of:=VLOOKUP([.F99];[.B$2:.D$36];3)" office:value-type="float" office:value="0">
            <text:p/>
          </table:table-cell>
          <table:table-cell table:formula="of:=IF([.G99]=[.G98];[.J98]&amp;&quot;, &quot;;&quot;&quot;)&amp;CHAR(34)&amp;[.I99]&amp;CHAR(34)" office:value-type="string" office:string-value="&quot;0&quot;">
            <text:p>"0"</text:p>
          </table:table-cell>
          <table:table-cell table:formula="of:=IF(AND([.G99]&lt;&gt;[.G100];[.I99]&lt;&gt;&quot;&quot;);&quot;groupMapping.put(&quot;&amp;CHAR(34)&amp;[.G99]&amp;CHAR(34)&amp;&quot;, new String[] {&quot;&amp;[.J99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ADENO</text:p>
          </table:table-cell>
          <table:table-cell table:formula="of:=VLOOKUP([.F100];[.B$2:.D$36];3)" office:value-type="float" office:value="0">
            <text:p/>
          </table:table-cell>
          <table:table-cell table:formula="of:=IF([.G100]=[.G99];[.J99]&amp;&quot;, &quot;;&quot;&quot;)&amp;CHAR(34)&amp;[.I100]&amp;CHAR(34)" office:value-type="string" office:string-value="&quot;0&quot;">
            <text:p>"0"</text:p>
          </table:table-cell>
          <table:table-cell table:formula="of:=IF(AND([.G100]&lt;&gt;[.G101];[.I100]&lt;&gt;&quot;&quot;);&quot;groupMapping.put(&quot;&amp;CHAR(34)&amp;[.G100]&amp;CHAR(34)&amp;&quot;, new String[] {&quot;&amp;[.J100]&amp;&quot;});&quot;; &quot;&quot;)">
            <text:p/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float" office:value="14">
            <text:p>1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HepC</text:p>
          </table:table-cell>
          <table:table-cell table:formula="of:=VLOOKUP([.F101];[.B$2:.D$36];3)" office:value-type="float" office:value="0">
            <text:p/>
          </table:table-cell>
          <table:table-cell table:formula="of:=IF([.G101]=[.G100];[.J100]&amp;&quot;, &quot;;&quot;&quot;)&amp;CHAR(34)&amp;[.I101]&amp;CHAR(34)" office:value-type="string" office:string-value="&quot;0&quot;">
            <text:p>"0"</text:p>
          </table:table-cell>
          <table:table-cell table:formula="of:=IF(AND([.G101]&lt;&gt;[.G102];[.I101]&lt;&gt;&quot;&quot;);&quot;groupMapping.put(&quot;&amp;CHAR(34)&amp;[.G101]&amp;CHAR(34)&amp;&quot;, new String[] {&quot;&amp;[.J101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1">
            <text:p>11</text:p>
          </table:table-cell>
          <table:table-cell table:style-name="ce2" office:value-type="string">
            <text:p>59</text:p>
          </table:table-cell>
          <table:table-cell table:style-name="ce2" office:value-type="string">
            <text:p>Hep E</text:p>
          </table:table-cell>
          <table:table-cell table:formula="of:=VLOOKUP([.F102];[.B$2:.D$36];3)" office:value-type="float" office:value="0">
            <text:p/>
          </table:table-cell>
          <table:table-cell table:formula="of:=IF([.G102]=[.G101];[.J101]&amp;&quot;, &quot;;&quot;&quot;)&amp;CHAR(34)&amp;[.I102]&amp;CHAR(34)" office:value-type="string" office:string-value="&quot;0&quot;">
            <text:p>"0"</text:p>
          </table:table-cell>
          <table:table-cell table:formula="of:=IF(AND([.G102]&lt;&gt;[.G103];[.I102]&lt;&gt;&quot;&quot;);&quot;groupMapping.put(&quot;&amp;CHAR(34)&amp;[.G102]&amp;CHAR(34)&amp;&quot;, new String[] {&quot;&amp;[.J102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6">
            <text:p>16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HPV</text:p>
          </table:table-cell>
          <table:table-cell table:formula="of:=VLOOKUP([.F103];[.B$2:.D$36];3)" office:value-type="float" office:value="38">
            <text:p>38</text:p>
          </table:table-cell>
          <table:table-cell table:formula="of:=IF([.G103]=[.G102];[.J102]&amp;&quot;, &quot;;&quot;&quot;)&amp;CHAR(34)&amp;[.I103]&amp;CHAR(34)" office:value-type="string" office:string-value="&quot;38&quot;">
            <text:p>"38"</text:p>
          </table:table-cell>
          <table:table-cell table:formula="of:=IF(AND([.G103]&lt;&gt;[.G104];[.I103]&lt;&gt;&quot;&quot;);&quot;groupMapping.put(&quot;&amp;CHAR(34)&amp;[.G103]&amp;CHAR(34)&amp;&quot;, new String[] {&quot;&amp;[.J103]&amp;&quot;});&quot;; &quot;&quot;)" office:value-type="string" office:string-value="groupMapping.put(&quot;62&quot;, new String[] {&quot;38&quot;});">
            <text:p>groupMapping.put("62", new String[] {"38"});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9">
            <text:p>19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Lyme disease</text:p>
          </table:table-cell>
          <table:table-cell table:formula="of:=VLOOKUP([.F104];[.B$2:.D$36];3)" office:value-type="float" office:value="0">
            <text:p/>
          </table:table-cell>
          <table:table-cell table:formula="of:=IF([.G104]=[.G103];[.J103]&amp;&quot;, &quot;;&quot;&quot;)&amp;CHAR(34)&amp;[.I104]&amp;CHAR(34)" office:value-type="string" office:string-value="&quot;0&quot;">
            <text:p>"0"</text:p>
          </table:table-cell>
          <table:table-cell table:formula="of:=IF(AND([.G104]&lt;&gt;[.G105];[.I104]&lt;&gt;&quot;&quot;);&quot;groupMapping.put(&quot;&amp;CHAR(34)&amp;[.G104]&amp;CHAR(34)&amp;&quot;, new String[] {&quot;&amp;[.J104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IG</text:p>
          </table:table-cell>
          <table:table-cell table:formula="of:=VLOOKUP([.F105];[.B$2:.D$36];3)" office:value-type="float" office:value="0">
            <text:p/>
          </table:table-cell>
          <table:table-cell table:formula="of:=IF([.G105]=[.G104];[.J104]&amp;&quot;, &quot;;&quot;&quot;)&amp;CHAR(34)&amp;[.I105]&amp;CHAR(34)" office:value-type="string" office:string-value="&quot;0&quot;">
            <text:p>"0"</text:p>
          </table:table-cell>
          <table:table-cell table:formula="of:=IF(AND([.G105]&lt;&gt;[.G106];[.I105]&lt;&gt;&quot;&quot;);&quot;groupMapping.put(&quot;&amp;CHAR(34)&amp;[.G105]&amp;CHAR(34)&amp;&quot;, new String[] {&quot;&amp;[.J105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8">
            <text:p>28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ROTAVIRUS</text:p>
          </table:table-cell>
          <table:table-cell table:formula="of:=VLOOKUP([.F106];[.B$2:.D$36];3)" office:value-type="float" office:value="0">
            <text:p/>
          </table:table-cell>
          <table:table-cell table:formula="of:=IF([.G106]=[.G105];[.J105]&amp;&quot;, &quot;;&quot;&quot;)&amp;CHAR(34)&amp;[.I106]&amp;CHAR(34)" office:value-type="string" office:string-value="&quot;0&quot;">
            <text:p>"0"</text:p>
          </table:table-cell>
          <table:table-cell table:formula="of:=IF(AND([.G106]&lt;&gt;[.G107];[.I106]&lt;&gt;&quot;&quot;);&quot;groupMapping.put(&quot;&amp;CHAR(34)&amp;[.G106]&amp;CHAR(34)&amp;&quot;, new String[] {&quot;&amp;[.J106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2">
            <text:p>3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VACCINIA</text:p>
          </table:table-cell>
          <table:table-cell table:formula="of:=VLOOKUP([.F107];[.B$2:.D$36];3)" office:value-type="float" office:value="0">
            <text:p/>
          </table:table-cell>
          <table:table-cell table:formula="of:=IF([.G107]=[.G106];[.J106]&amp;&quot;, &quot;;&quot;&quot;)&amp;CHAR(34)&amp;[.I107]&amp;CHAR(34)" office:value-type="string" office:string-value="&quot;0&quot;">
            <text:p>"0"</text:p>
          </table:table-cell>
          <table:table-cell table:formula="of:=IF(AND([.G107]&lt;&gt;[.G108];[.I107]&lt;&gt;&quot;&quot;);&quot;groupMapping.put(&quot;&amp;CHAR(34)&amp;[.G107]&amp;CHAR(34)&amp;&quot;, new String[] {&quot;&amp;[.J107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4">
            <text:p>34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VEE</text:p>
          </table:table-cell>
          <table:table-cell table:formula="of:=VLOOKUP([.F108];[.B$2:.D$36];3)" office:value-type="float" office:value="0">
            <text:p/>
          </table:table-cell>
          <table:table-cell table:formula="of:=IF([.G108]=[.G107];[.J107]&amp;&quot;, &quot;;&quot;&quot;)&amp;CHAR(34)&amp;[.I108]&amp;CHAR(34)" office:value-type="string" office:string-value="&quot;0&quot;">
            <text:p>"0"</text:p>
          </table:table-cell>
          <table:table-cell table:formula="of:=IF(AND([.G108]&lt;&gt;[.G109];[.I108]&lt;&gt;&quot;&quot;);&quot;groupMapping.put(&quot;&amp;CHAR(34)&amp;[.G108]&amp;CHAR(34)&amp;&quot;, new String[] {&quot;&amp;[.J108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4">
            <text:p>34</text:p>
          </table:table-cell>
          <table:table-cell table:style-name="ce2" office:value-type="string">
            <text:p>81</text:p>
          </table:table-cell>
          <table:table-cell table:style-name="ce2" office:value-type="string">
            <text:p>VEE</text:p>
          </table:table-cell>
          <table:table-cell table:formula="of:=VLOOKUP([.F109];[.B$2:.D$36];3)" office:value-type="float" office:value="0">
            <text:p/>
          </table:table-cell>
          <table:table-cell table:formula="of:=IF([.G109]=[.G108];[.J108]&amp;&quot;, &quot;;&quot;&quot;)&amp;CHAR(34)&amp;[.I109]&amp;CHAR(34)" office:value-type="string" office:string-value="&quot;0&quot;">
            <text:p>"0"</text:p>
          </table:table-cell>
          <table:table-cell table:formula="of:=IF(AND([.G109]&lt;&gt;[.G110];[.I109]&lt;&gt;&quot;&quot;);&quot;groupMapping.put(&quot;&amp;CHAR(34)&amp;[.G109]&amp;CHAR(34)&amp;&quot;, new String[] {&quot;&amp;[.J109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ADENO</text:p>
          </table:table-cell>
          <table:table-cell table:formula="of:=VLOOKUP([.F110];[.B$2:.D$36];3)" office:value-type="float" office:value="0">
            <text:p/>
          </table:table-cell>
          <table:table-cell table:formula="of:=IF([.G110]=[.G109];[.J109]&amp;&quot;, &quot;;&quot;&quot;)&amp;CHAR(34)&amp;[.I110]&amp;CHAR(34)" office:value-type="string" office:string-value="&quot;0&quot;">
            <text:p>"0"</text:p>
          </table:table-cell>
          <table:table-cell table:formula="of:=IF(AND([.G110]&lt;&gt;[.G111];[.I110]&lt;&gt;&quot;&quot;);&quot;groupMapping.put(&quot;&amp;CHAR(34)&amp;[.G110]&amp;CHAR(34)&amp;&quot;, new String[] {&quot;&amp;[.J110]&amp;&quot;});&quot;; &quot;&quot;)">
            <text:p/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float" office:value="12">
            <text:p>12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HepA</text:p>
          </table:table-cell>
          <table:table-cell table:formula="of:=VLOOKUP([.F111];[.B$2:.D$36];3)" office:value-type="float" office:value="11">
            <text:p>11</text:p>
          </table:table-cell>
          <table:table-cell table:formula="of:=IF([.G111]=[.G110];[.J110]&amp;&quot;, &quot;;&quot;&quot;)&amp;CHAR(34)&amp;[.I111]&amp;CHAR(34)" office:value-type="string" office:string-value="&quot;11&quot;">
            <text:p>"11"</text:p>
          </table:table-cell>
          <table:table-cell table:formula="of:=IF(AND([.G111]&lt;&gt;[.G112];[.I111]&lt;&gt;&quot;&quot;);&quot;groupMapping.put(&quot;&amp;CHAR(34)&amp;[.G111]&amp;CHAR(34)&amp;&quot;, new String[] {&quot;&amp;[.J111]&amp;&quot;});&quot;; &quot;&quot;)" office:value-type="string" office:string-value="groupMapping.put(&quot;83&quot;, new String[] {&quot;11&quot;});">
            <text:p>groupMapping.put("83", new String[] {"11"});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float" office:value="12">
            <text:p>12</text:p>
          </table:table-cell>
          <table:table-cell table:style-name="ce2" office:value-type="string">
            <text:p>84</text:p>
          </table:table-cell>
          <table:table-cell table:style-name="ce2" office:value-type="string">
            <text:p>HepA</text:p>
          </table:table-cell>
          <table:table-cell table:formula="of:=VLOOKUP([.F112];[.B$2:.D$36];3)" office:value-type="float" office:value="11">
            <text:p>11</text:p>
          </table:table-cell>
          <table:table-cell table:formula="of:=IF([.G112]=[.G111];[.J111]&amp;&quot;, &quot;;&quot;&quot;)&amp;CHAR(34)&amp;[.I112]&amp;CHAR(34)" office:value-type="string" office:string-value="&quot;11&quot;">
            <text:p>"11"</text:p>
          </table:table-cell>
          <table:table-cell table:formula="of:=IF(AND([.G112]&lt;&gt;[.G113];[.I112]&lt;&gt;&quot;&quot;);&quot;groupMapping.put(&quot;&amp;CHAR(34)&amp;[.G112]&amp;CHAR(34)&amp;&quot;, new String[] {&quot;&amp;[.J112]&amp;&quot;});&quot;; &quot;&quot;)" office:value-type="string" office:string-value="groupMapping.put(&quot;84&quot;, new String[] {&quot;11&quot;});">
            <text:p>groupMapping.put("84", new String[] {"11"});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" office:value-type="float" office:value="12">
            <text:p>12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HepA</text:p>
          </table:table-cell>
          <table:table-cell table:formula="of:=VLOOKUP([.F113];[.B$2:.D$36];3)" office:value-type="float" office:value="11">
            <text:p>11</text:p>
          </table:table-cell>
          <table:table-cell table:formula="of:=IF([.G113]=[.G112];[.J112]&amp;&quot;, &quot;;&quot;&quot;)&amp;CHAR(34)&amp;[.I113]&amp;CHAR(34)" office:value-type="string" office:string-value="&quot;11&quot;">
            <text:p>"11"</text:p>
          </table:table-cell>
          <table:table-cell table:formula="of:=IF(AND([.G113]&lt;&gt;[.G114];[.I113]&lt;&gt;&quot;&quot;);&quot;groupMapping.put(&quot;&amp;CHAR(34)&amp;[.G113]&amp;CHAR(34)&amp;&quot;, new String[] {&quot;&amp;[.J113]&amp;&quot;});&quot;; &quot;&quot;)" office:value-type="string" office:string-value="groupMapping.put(&quot;85&quot;, new String[] {&quot;11&quot;});">
            <text:p>groupMapping.put("85", new String[] {"11"});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IG</text:p>
          </table:table-cell>
          <table:table-cell table:formula="of:=VLOOKUP([.F114];[.B$2:.D$36];3)" office:value-type="float" office:value="0">
            <text:p/>
          </table:table-cell>
          <table:table-cell table:formula="of:=IF([.G114]=[.G113];[.J113]&amp;&quot;, &quot;;&quot;&quot;)&amp;CHAR(34)&amp;[.I114]&amp;CHAR(34)" office:value-type="string" office:string-value="&quot;0&quot;">
            <text:p>"0"</text:p>
          </table:table-cell>
          <table:table-cell table:formula="of:=IF(AND([.G114]&lt;&gt;[.G115];[.I114]&lt;&gt;&quot;&quot;);&quot;groupMapping.put(&quot;&amp;CHAR(34)&amp;[.G114]&amp;CHAR(34)&amp;&quot;, new String[] {&quot;&amp;[.J114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17">
            <text:p>17</text:p>
          </table:table-cell>
          <table:table-cell table:style-name="ce2" office:value-type="string">
            <text:p>87</text:p>
          </table:table-cell>
          <table:table-cell table:style-name="ce2" office:value-type="string">
            <text:p>IG</text:p>
          </table:table-cell>
          <table:table-cell table:formula="of:=VLOOKUP([.F115];[.B$2:.D$36];3)" office:value-type="float" office:value="0">
            <text:p/>
          </table:table-cell>
          <table:table-cell table:formula="of:=IF([.G115]=[.G114];[.J114]&amp;&quot;, &quot;;&quot;&quot;)&amp;CHAR(34)&amp;[.I115]&amp;CHAR(34)" office:value-type="string" office:string-value="&quot;0&quot;">
            <text:p>"0"</text:p>
          </table:table-cell>
          <table:table-cell table:formula="of:=IF(AND([.G115]&lt;&gt;[.G116];[.I115]&lt;&gt;&quot;&quot;);&quot;groupMapping.put(&quot;&amp;CHAR(34)&amp;[.G115]&amp;CHAR(34)&amp;&quot;, new String[] {&quot;&amp;[.J115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FLU</text:p>
          </table:table-cell>
          <table:table-cell table:formula="of:=VLOOKUP([.F116];[.B$2:.D$36];3)" office:value-type="float" office:value="9">
            <text:p>9</text:p>
          </table:table-cell>
          <table:table-cell table:formula="of:=IF([.G116]=[.G115];[.J115]&amp;&quot;, &quot;;&quot;&quot;)&amp;CHAR(34)&amp;[.I116]&amp;CHAR(34)" office:value-type="string" office:string-value="&quot;9&quot;">
            <text:p>"9"</text:p>
          </table:table-cell>
          <table:table-cell table:formula="of:=IF(AND([.G116]&lt;&gt;[.G117];[.I116]&lt;&gt;&quot;&quot;);&quot;groupMapping.put(&quot;&amp;CHAR(34)&amp;[.G116]&amp;CHAR(34)&amp;&quot;, new String[] {&quot;&amp;[.J116]&amp;&quot;});&quot;; &quot;&quot;)" office:value-type="string" office:string-value="groupMapping.put(&quot;88&quot;, new String[] {&quot;9&quot;});">
            <text:p>groupMapping.put("88", new String[] {"9"});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6">
            <text:p>26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POLIO</text:p>
          </table:table-cell>
          <table:table-cell table:formula="of:=VLOOKUP([.F117];[.B$2:.D$36];3)" office:value-type="float" office:value="20">
            <text:p>20</text:p>
          </table:table-cell>
          <table:table-cell table:formula="of:=IF([.G117]=[.G116];[.J116]&amp;&quot;, &quot;;&quot;&quot;)&amp;CHAR(34)&amp;[.I117]&amp;CHAR(34)" office:value-type="string" office:string-value="&quot;20&quot;">
            <text:p>"20"</text:p>
          </table:table-cell>
          <table:table-cell table:formula="of:=IF(AND([.G117]&lt;&gt;[.G118];[.I117]&lt;&gt;&quot;&quot;);&quot;groupMapping.put(&quot;&amp;CHAR(34)&amp;[.G117]&amp;CHAR(34)&amp;&quot;, new String[] {&quot;&amp;[.J117]&amp;&quot;});&quot;; &quot;&quot;)" office:value-type="string" office:string-value="groupMapping.put(&quot;89&quot;, new String[] {&quot;20&quot;});">
            <text:p>groupMapping.put("89", new String[] {"20"});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7">
            <text:p>27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RABIES</text:p>
          </table:table-cell>
          <table:table-cell table:formula="of:=VLOOKUP([.F118];[.B$2:.D$36];3)" office:value-type="float" office:value="0">
            <text:p/>
          </table:table-cell>
          <table:table-cell table:formula="of:=IF([.G118]=[.G117];[.J117]&amp;&quot;, &quot;;&quot;&quot;)&amp;CHAR(34)&amp;[.I118]&amp;CHAR(34)" office:value-type="string" office:string-value="&quot;0&quot;">
            <text:p>"0"</text:p>
          </table:table-cell>
          <table:table-cell table:formula="of:=IF(AND([.G118]&lt;&gt;[.G119];[.I118]&lt;&gt;&quot;&quot;);&quot;groupMapping.put(&quot;&amp;CHAR(34)&amp;[.G118]&amp;CHAR(34)&amp;&quot;, new String[] {&quot;&amp;[.J118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1">
            <text:p>31</text:p>
          </table:table-cell>
          <table:table-cell table:style-name="ce2" office:value-type="string">
            <text:p>91</text:p>
          </table:table-cell>
          <table:table-cell table:style-name="ce2" office:value-type="string">
            <text:p>TYPHOID</text:p>
          </table:table-cell>
          <table:table-cell table:formula="of:=VLOOKUP([.F119];[.B$2:.D$36];3)" office:value-type="float" office:value="0">
            <text:p/>
          </table:table-cell>
          <table:table-cell table:formula="of:=IF([.G119]=[.G118];[.J118]&amp;&quot;, &quot;;&quot;&quot;)&amp;CHAR(34)&amp;[.I119]&amp;CHAR(34)" office:value-type="string" office:string-value="&quot;0&quot;">
            <text:p>"0"</text:p>
          </table:table-cell>
          <table:table-cell table:formula="of:=IF(AND([.G119]&lt;&gt;[.G120];[.I119]&lt;&gt;&quot;&quot;);&quot;groupMapping.put(&quot;&amp;CHAR(34)&amp;[.G119]&amp;CHAR(34)&amp;&quot;, new String[] {&quot;&amp;[.J119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4">
            <text:p>34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VEE</text:p>
          </table:table-cell>
          <table:table-cell table:formula="of:=VLOOKUP([.F120];[.B$2:.D$36];3)" office:value-type="float" office:value="0">
            <text:p/>
          </table:table-cell>
          <table:table-cell table:formula="of:=IF([.G120]=[.G119];[.J119]&amp;&quot;, &quot;;&quot;&quot;)&amp;CHAR(34)&amp;[.I120]&amp;CHAR(34)" office:value-type="string" office:string-value="&quot;0&quot;">
            <text:p>"0"</text:p>
          </table:table-cell>
          <table:table-cell table:formula="of:=IF(AND([.G120]&lt;&gt;[.G121];[.I120]&lt;&gt;&quot;&quot;);&quot;groupMapping.put(&quot;&amp;CHAR(34)&amp;[.G120]&amp;CHAR(34)&amp;&quot;, new String[] {&quot;&amp;[.J120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22">
            <text:p>22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MMR</text:p>
          </table:table-cell>
          <table:table-cell table:formula="of:=VLOOKUP([.F121];[.B$2:.D$36];3)" office:value-type="float" office:value="17">
            <text:p>17</text:p>
          </table:table-cell>
          <table:table-cell table:formula="of:=IF([.G121]=[.G120];[.J120]&amp;&quot;, &quot;;&quot;&quot;)&amp;CHAR(34)&amp;[.I121]&amp;CHAR(34)" office:value-type="string" office:string-value="&quot;17&quot;">
            <text:p>"17"</text:p>
          </table:table-cell>
          <table:table-cell table:formula="of:=IF(AND([.G121]&lt;&gt;[.G122];[.I121]&lt;&gt;&quot;&quot;);&quot;groupMapping.put(&quot;&amp;CHAR(34)&amp;[.G121]&amp;CHAR(34)&amp;&quot;, new String[] {&quot;&amp;[.J121]&amp;&quot;});&quot;; &quot;&quot;)">
            <text:p/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office:value-type="float" office:value="33">
            <text:p>33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VARICELLA</text:p>
          </table:table-cell>
          <table:table-cell table:formula="of:=VLOOKUP([.F122];[.B$2:.D$36];3)" office:value-type="float" office:value="26">
            <text:p>26</text:p>
          </table:table-cell>
          <table:table-cell table:formula="of:=IF([.G122]=[.G121];[.J121]&amp;&quot;, &quot;;&quot;&quot;)&amp;CHAR(34)&amp;[.I122]&amp;CHAR(34)" office:value-type="string" office:string-value="&quot;17&quot;, &quot;26&quot;">
            <text:p>"17", "26"</text:p>
          </table:table-cell>
          <table:table-cell table:formula="of:=IF(AND([.G122]&lt;&gt;[.G123];[.I122]&lt;&gt;&quot;&quot;);&quot;groupMapping.put(&quot;&amp;CHAR(34)&amp;[.G122]&amp;CHAR(34)&amp;&quot;, new String[] {&quot;&amp;[.J122]&amp;&quot;});&quot;; &quot;&quot;)" office:value-type="string" office:string-value="groupMapping.put(&quot;94&quot;, new String[] {&quot;17&quot;, &quot;26&quot;});">
            <text:p>groupMapping.put("94", new String[] {"17", "26"});</text:p>
          </table:table-cell>
          <table:table-cell table:number-columns-repeated="1013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Q2:Sheet1.U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06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2-05-07T04:55:05.07</meta:creation-date>
    <dc:date>2012-06-12T06:57:04.38</dc:date>
    <dc:creator>Nathan Bunker</dc:creator>
    <meta:editing-duration>PT57M57S</meta:editing-duration>
    <meta:editing-cycles>3</meta:editing-cycles>
    <meta:generator>OpenOffice.org/3.3$Win32 OpenOffice.org_project/330m20$Build-9567</meta:generator>
    <meta:document-statistic meta:table-count="3" meta:cell-count="1381" meta:object-count="0"/>
  </office:meta>
</office:document-meta>
</file>